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new policy of the US immigration is launched, asylum talks to make an appointment for a long line</text:span>
</text:h>
      <text:p text:style-name="P4">
Author: VOA</text:p>
      <text:p text:style-name="P4">
Publisher: 美国之音中文网 (Type: Organization)</text:p>
      <text:p text:style-name="P4">
Published Time: 2023-05-13T05:24:44+08:00</text:p>
      <text:p text:style-name="P4">
Modified Time: 2023-05-12 21:24:44Z</text:p>
      <text:p text:style-name="P4">
Description: The U.S. government has implemented more stringent asylum measures from the 12th, including CBPONE application software that urged immigrants to apply for shelter. In Mexico, many immigration reactions that want to enter the country through the US government encouraged by the US government are difficult to make an appointment in the application.</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7091313.html" text:style-name="Internet_20_link" text:visited-style-name="Visited_20_Internet_20_Link">
https://www.voachinese.com/a/7091313.html</text:a>
</text:p>
      <!--NEWS-->
      <text:h text:style-name="P10" text:outline-level="1">
<text:span text:style-name="T4">
Former executives charged byte beating as the "propaganda tool" of the Chinese government</text:span>
</text:h>
      <text:p text:style-name="P4">
Author: None (Language: zh)</text:p>
      <text:p text:style-name="P4">
Publisher: None</text:p>
      <text:p text:style-name="P4">
Time: 2023-05-13T10:05:00Z</text:p>
      <text:p text:style-name="P4">
Description: A fired byte beating an American executive to a pre -business executive filed a lawsuit against the Chinese technology giant and accused the company suppressing or promoting different content on its social media platform to serve the Chinese government's political propaganda. He also said that during his tenure, some engineers had the "back door" to visit user data.</text:p>
      <text:p text:style-name="P4">
Videos: []</text:p>
      <text:p text:style-name="P4">
Images: ["<text:a xlink:type="simple" xlink:href="https://static.dw.com/image/64591922_303.jpg" text:style-name="Internet_20_link" text:visited-style-name="Visited_20_Internet_20_Link">
64591922_303.jpg</text:a>
"]</text:p>
      <text:p text:style-name="P4">
Subject: 时政风云</text:p>
      <text:p text:style-name="P4">
Subjects: ['德中关系', '奥巴马', '岛屿主权争端', '专题报道：全景观看“习马会”', '中国', '中共十九大', '美国']</text:p>
      <text:p text:style-name="P4">
Keywords: ['抖音', 'tiktok', '字节跳动', '中国', '政治宣传', '美国']</text:p>
      <text:p text:style-name="P4">
Id: 65612568</text:p>
      <!--METADATA-->
      <text:p text:style-name="P4">
<text:a xlink:type="simple" xlink:href="https://www.dw.com/zh/overlay/image/article/65612568/64591922" text:style-name="Internet_20_link" text:visited-style-name="Visited_20_Internet_20_Link">
 <draw:frame draw:style-name="fr1" draw:name="Image2" text:anchor-type="as-char" svg:width="6.9236in" svg:height="3.896998in" draw:z-index="0">
<draw:image xlink:href="../Images/dwzh/2023-05-13T10-05-00Z/64591922_303.jpg" xlink:type="simple" xlink:show="embed" xlink:actuate="onLoad" draw:mime-type="image/jpeg"/>
</draw:frame>
</text:a>
Former executives charged byte beating as the "propaganda tool" of the Chinese government</text:p>
      <text:p text:style-name="P4">
(Voice of Germany Chinese) On Friday, a former executive of a byte beating and firing put forward a series of allegations to this technology giant, including the stolen content from competitors (such as Instagram and Snapchat), and according to China, according to China The national interests suppress or promote different content on the platform, and serve as the "propaganda tool" of the Chinese government.</text:p>
      <text:p text:style-name="P4">
According to the Associated Press, the above -mentioned allegations are part of Yin Tao (transliteration) part of the improper firing lawsuit against byte beating. In the engineering department of the Ministry of Engineering, who had been a byte to beat the American business between August 2017 and November 2018, he claimed that he was fired after disclosing the company's "improper behavior".</text:p>
      <text:p text:style-name="P4">
He accused the Chinese government monitoring his work at the Beijing headquarters in bytes and providing guidance on how to promote the "socialist core values". He also said that government officials have the ability to close the Chinese version of Douyin platform and retain the channels for all data entering the company, including information stored in the United States.</text:p>
      <text:p text:style-name="P4">
For security concerns, <text:a xlink:type="simple" xlink:href="https://www.dw.com/zh/zh/全面禁止tiktok美国蒙大拿州先行一步/a-65333928" text:style-name="Internet_20_link" text:visited-style-name="Visited_20_Internet_20_Link">
</text:a>
In the European Union, New Zealand and Canada, <text:a xlink:type="simple" xlink:href="https://www.dw.com/zh/zh/奥地利宣布禁止公务手机使用tiktok/a-65577074" text:style-name="Internet_20_link" text:visited-style-name="Visited_20_Internet_20_Link">
</text:a>
Essence Many members of the United States Congress are trying to promote the requirements of national security <text:a xlink:type="simple" xlink:href="https://www.dw.com/zh/zh/全盘禁止tiktok-美国民主党内有反对声音/a-65213817" text:style-name="Internet_20_link" text:visited-style-name="Visited_20_Internet_20_Link">
</text:a>
Essence</text:p>
      <text:p text:style-name="P4">
According to the New York Times, Yin Tao was 36 years old and grew up in China. He currently lives in San Francisco, USA. In an interview, he said that during his tenure, U.S. user data on Tiktok was stored in the United States, but engineers in China can access it.</text:p>
      <text:p text:style-name="P4">
He also told that during the byte beating, he had worked for the company's office in China for a while, and witnessed how the engineers of the Chinese version of Douyin adjusted the algorithm, pushed the popularity of the emotional content of Qiuri, and they It did not hesitate to do this without any debate.</text:p>
      <text:p text:style-name="P4">
In terms of byte beating, the New York Times statement responded to a statement that "we will strongly oppose the lawsuit that we think it is an unsatisfactory allegations and claims." The statement also stated that Mr. Yu worked for less than a year in byte beating, and his employment relationship ended in July 2018. During his brief working hours, he participated in the development of an application called Flipagram, which had stopped operating due to business reasons a few years ago.</text:p>
      <text:p text:style-name="P4">
The lawsuit against Yin Tao's beating by byte was represented by a lawyer who specializes in hiring disputes in San Francisco. He asked the technology company to pay his income loss, punitive compensation, and he did not belong to his 220,000 byte beating shares when he was fired.</text:p>
      <text:p text:style-name="P4">
(Associated Press, New York Times)</text:p>
      <text:p text:style-name="P4">
News Source: <text:a xlink:type="simple" xlink:href="https://www.dw.com/zh/前高管指控字节跳动充当中国政府-宣传工具/a-65612568" text:style-name="Internet_20_link" text:visited-style-name="Visited_20_Internet_20_Link">
https://www.dw.com/zh/前高管指控字节跳动充当中国政府-宣传工具/a-65612568?maca=chi-rss-chi-all-1127-rdf</text:a>
</text:p>
      <!--NEWS-->
      <text:h text:style-name="P10" text:outline-level="1">
<text:span text:style-name="T4">
Guo Feixiong's "Wife Divine San" passs its body weight to 45 kg</text:span>
</text:h>
      <text:p text:style-name="P4">
Author: None (Language: zh)</text:p>
      <text:p text:style-name="P4">
Publisher: None</text:p>
      <text:p text:style-name="P4">
Time: 2023-05-13T11:08:00Z</text:p>
      <text:p text:style-name="P4">
Description: Eight years after the Chinese activist Guo Feixiong was sentenced to 8 years, his sister revealed to DW that Guo Feixiong had a long -term hunger strike and his weight had dropped to 45 kilograms. The result of his arrest also caused a major blow to his children. Although China has recently strengthened the attack of civic society, Zhou Fengsuo, the leader of June 4th Student Games, said that many people in Chinese civil society still tried to seek freedom.</text:p>
      <text:p text:style-name="P4">
Videos: []</text:p>
      <text:p text:style-name="P4">
Images: ["<text:a xlink:type="simple" xlink:href="https://static.dw.com/image/19277289_303.jpg" text:style-name="Internet_20_link" text:visited-style-name="Visited_20_Internet_20_Link">
19277289_303.jpg</text:a>
", "<text:a xlink:type="simple" xlink:href="https://static.dw.com/image/60412840_401.jpg" text:style-name="Internet_20_link" text:visited-style-name="Visited_20_Internet_20_Link">
60412840_401.jpg</text:a>
"]</text:p>
      <text:p text:style-name="P4">
Subject: 时政风云</text:p>
      <text:p text:style-name="P4">
Subjects: []</text:p>
      <text:p text:style-name="P4">
Keywords: ['德中关系', '岛屿主权争端', '专题报道：全景观看“习马会”', '移民难民', '中国', '中共十九大', '许志永', '人权', '零八宪章']</text:p>
      <text:p text:style-name="P4">
Id: 65612865</text:p>
      <!--METADATA-->
      <text:p text:style-name="P4">
<text:a xlink:type="simple" xlink:href="https://www.dw.com/zh/overlay/image/article/65612865/19277289" text:style-name="Internet_20_link" text:visited-style-name="Visited_20_Internet_20_Link">
 <draw:frame draw:style-name="fr1" draw:name="Image3" text:anchor-type="as-char" svg:width="6.9236in" svg:height="3.896998in" draw:z-index="0">
<draw:image xlink:href="../Images/dwzh/2023-05-13T11-08-00Z/19277289_303.jpg" xlink:type="simple" xlink:show="embed" xlink:actuate="onLoad" draw:mime-type="image/jpeg"/>
</draw:frame>
</text:a>
After Guo Feixiong was sentenced, he also published the tens of thousands of defense words prepared during the detention through the pipeline.</text:p>
      <text:p text:style-name="P4">
(Voice of German in Chinese) Guo Feixiong, a well -known right protection person in China <text:a xlink:type="simple" xlink:href="https://www.dw.com/zh/zh/维权人士郭飞雄煽颠罪名被判八年监禁/a-65588550" text:style-name="Internet_20_link" text:visited-style-name="Visited_20_Internet_20_Link">
</text:a>
Related news not only caused criticism from human rights groups, but also issued a statement with the multinational governments and the United Nations to condemn the results of the judgment. In addition to the results of the judgment of Guo Feixiong's case, his family also criticized the Chinese government's approach to "eliminate conscience" when receiving DW interviews, and insisted that Guo Feixiong's charges were "unnecessary."</text:p>
      <text:p text:style-name="P4">
His sister Yang Maoping said to Germany on the 13th that because Guo Feixiong asked her not to attend the trial on Thursday, she reposted online news through her friend that Guo Feixiong was sentenced to 8 years in prison. She said, "I was shocked after hearing this verdict. My brother was because he was struggling to go to the United States to see his sick wife Zhang Qing at that time. After a long waiting year, he was worried that he could not see his wife in time. Break through the authorities, but <text:a xlink:type="simple" xlink:href="https://www.dw.com/zh/zh/北京不放行-多名中国维权人士错失家人最後一面/a-60394864" text:style-name="Internet_20_link" text:visited-style-name="Visited_20_Internet_20_Link">
</text:a>
Essence "</text:p>
      <text:p text:style-name="P4">
Yang Maoping said that after Guo Feixiong was arrested, the Chinese authorities began to "list various crimes". On January 12, 2022, that is, Guo Feixiong's wife Zhang Qing was two days after the death of cancer. "Regime" was officially arrested. She mentioned: "Five days after his wife died, I asked the people who supervised him why they did not let Guo Feixiong go to see his wife, but the authorities claimed that" who knows so fast ", and then told me that Guo Feixiong was arrested. When I asked them what was charged, they said "there will be crimes in the future."</text:p>
      <text:p text:style-name="P4">
According to the news provided by Yang Maoping and Guo Feixiong, during the sentence of Guangzhou court on the 11th, Guo Feixiong said that Guo Feixiong wrote and published articles on the Internet for a long time, and created the World Constitutional Democratic Forum in 2020 to continue publishing the institutional articles written by himself and others. January 2021 On the 27th, he accepted an interview with Radio Free Asia when he was blocked. He was sentenced to a long -term attack and slandering Chinese politics, so he sentenced him to related crimes.</text:p>
      <text:p text:style-name="P4">
After Guo Feixiong was sentenced, he also published the tens of thousands of defense words prepared during the detention through the pipeline. He wrote in the defense words: "What I must declare is that from the first participation in the academic tide in December 1986 to this day, my political claims and political ideals have never changed: This is the original, fundamental, fundamental intentional intention of social ideological and academic activities and political activities. "</text:p>
      <text:p text:style-name="P4">
Guo Feixiong said that from 2005 to 2019, he was sentenced to four sentences and twice in prison by the Chinese authorities from 2005 to 2019. The total imprisonment time was "11 years and 123 days." He said: "These ideological and academic activities of my thoughts are basic citizenship and political rights such as freedom of speech, freedom of ideological, and academic freedom in dignitaries. The positive, positive, extensive and deeply spread the universal value concept, and the humanistic enlightenment of all Chinese citizens, including the people and the officials, which is the truth, and the awakening of the awareness of the sovereignty and rights of the generation of people. Push the power. "</text:p>
      <text:h text:style-name="P12" text:outline-level="3">
<text:span text:style-name="T4">
"People who do things with their ideals"</text:span>
</text:h>
      <text:p text:style-name="P4">
Guo Feixiong's real name Yang Maodong, he used to be <text:a xlink:type="simple" xlink:href="https://www.dw.com/zh/zh/专访许志永承担忠于良心的代价/a-44776616" text:style-name="Internet_20_link" text:visited-style-name="Visited_20_Internet_20_Link">
</text:a>
Important participants and one of the leaders. In 2006, he called on the international community to suppress the Chinese government to suppress the Falun Gong group and actively promote the rescue lawyer Gao Zhisheng. After being released, in 2013, he also asked Chinese officials to disclose property and was identified as one of the relevant activities by the Chinese government as one of the organizations. 6 years.</text:p>
      <text:p text:style-name="P4">
His sister Yang Maoping told DW that Guo Feixiong has been a learning person since he was a child. Since studying, he has been following his ideal life. She said, "He never cares about the material, is a very noble person. Although we don't support what he does later, what he does is justice. Although what he does is not consistent with the mainstream, he does not match the mainstream. But he didn't do something wrong. The sufferings he suffered made us very heartache and distress. "</text:p>
      <text:p text:style-name="P4">
Long -term attention to the situation of Guo Feixiong's case and the human rights situation of Chinese human rights situation, Zhou Feng Suo, the chairman of the Chinese human rights situation, emphasized that before the sentence was sentenced, Guo Feixiong had caused his family to "wife away" due to two jails. In fact, in China, they live in a very low -key way, and they are not like there are rooms that can promote social activities in the past. He said: "Guo Feixiong was sentenced to 8 years in prison because of his request to visit his dangerous wife.</text:p>
      <text:p text:style-name="P4">
Yang Maoping revealed to DW that because Guo Feixiong was arrested this time, he has been on a hunger strike, so his weight has dropped from 67.5 to 75 kg to 45 kg. She said, "After my elder brother attended the trial this time, he said that Guo Feixiong had" deformed ". Although he has not yet had other diseases, his chewing and swallowing function have been degraded after a hunger strike. I am very worried about His health. "</text:p>
      <text:h text:style-name="P12" text:outline-level="3">
<text:span text:style-name="T4">
Guo Feixiong's children are affected</text:span>
</text:h>
      <text:p text:style-name="P4">
After Guo Feixiong was arrested three times, his wife Zhang Qing died of illness in January 2022, his two children were also greatly affected by life. Yang Maoping told DW that Guo Feixiong's son was originally the first grade of college, but after Zhang Qing's death, he left school to live. She said, "He didn't do anything for more than a year after school. Although he and his sister did not see Guo Feixiong for more than ten years, he was bleak with his father's emotions, but because of Zhang Qing's influence, he was still affected by Zhang Qing. Very emotional. He often wrote to his father through me, and I would also transfer Guo Feixiong's letter to them. But because he was more introverted, and because he had never seen his dad herself, Guo Feixiong was The sentence of sentence is a great blow to him. "</text:p>
      <text:p text:style-name="P4">
<draw:frame draw:style-name="fr1" draw:name="Image4" text:anchor-type="as-char" svg:width="6.9236in" svg:height="3.896998in" draw:z-index="0">
<draw:image xlink:href="../Images/dwzh/2023-05-13T11-08-00Z/60412840_401.jpg" xlink:type="simple" xlink:show="embed" xlink:actuate="onLoad" draw:mime-type="image/jpeg"/>
</draw:frame>
Yang Maoping said that because Guo Feixiong has been arrested this time, he has been on a hunger strike, and his weight has dropped from 67.5 to 75 kg to 45 kg.</text:p>
      <text:p text:style-name="P4">
In fact, because the families of most rights protection lawyers or disagreements continue to face government threats in China, many wives of rights protection lawyers will eventually be forced to take their children in exile overseas. However, because most of the rights protection lawyers or disagreements expire, most of them will face the exit ban imposed by the Chinese government, which also causes families of most rights protection lawyers to face long -term unable to gather after their wives and children choose to exile overseas.Zhou Fengsuo called on the international community to continue to voiced cases of the government's detained or sentenced by the government, because in view of the Chinese government's influence in the international community in recent years, they will pose a threat to the world. He said: "In the past few years, some countries led by the United States have begun to wake up and have a relatively clear and pragmatic view on the Chinese government. But I still want to remind people who do business with the CCP. Maintain this regime and help them to do evil. I hope Guo Feixiong's case can make the world realize this. "</text:p>
      <text:p text:style-name="P4">
He added that in the case of a number of disagreements including Xu Zhiyong, Ding Jiaxi and Guo Feixiong, the Chinese government was facing an unprecedented challenge in the case of heavy sentences of the Chinese government. He said: "Whether it is the power of the state machine or the fineness of the CCP's high -tech, it is difficult for a few people tracked by the Chinese authorities to gather in the current circumstances. However It is difficult to last. So no matter how miserable the Chinese authorities ’suppression of the disagreements, many people will try to seek freedom."</text:p>
      <text:p text:style-name="P4">
News Source: <text:a xlink:type="simple" xlink:href="https://www.dw.com/zh/郭飞雄一家「妻离子散」传体重降至45公斤/a-65612865" text:style-name="Internet_20_link" text:visited-style-name="Visited_20_Internet_20_Link">
https://www.dw.com/zh/郭飞雄一家「妻离子散」传体重降至45公斤/a-65612865?maca=chi-rss-chi-all-1127-rdf</text:a>
</text:p>
      <!--NEWS-->
      <text:h text:style-name="P10" text:outline-level="1">
<text:span text:style-name="T4">
Zelei arrives in Rome to visit Germany to announce 2.7 billion military aid</text:span>
</text:h>
      <text:p text:style-name="P4">
Author: None (Language: zh)</text:p>
      <text:p text:style-name="P4">
Publisher: None</text:p>
      <text:p text:style-name="P4">
Time: 2023-05-13T12:30:00Z</text:p>
      <text:p text:style-name="P4">
Description: Ukrainian President Zelei arrived in Rome on Saturday to visit the Pope Francis and Italian leaders. On the same day, the German Ministry of Defense announced that it would provide Ukraine with 2.7 billion euros of military assistance. German government sources revealed that Zelezzky will visit Germany on Sunday.</text:p>
      <text:p text:style-name="P4">
Videos: []</text:p>
      <text:p text:style-name="P4">
Images: ["<text:a xlink:type="simple" xlink:href="https://static.dw.com/image/65613433_303.jpg" text:style-name="Internet_20_link" text:visited-style-name="Visited_20_Internet_20_Link">
65613433_303.jpg</text:a>
", "<text:a xlink:type="simple" xlink:href="https://static.dw.com/image/65613187_401.jpg" text:style-name="Internet_20_link" text:visited-style-name="Visited_20_Internet_20_Link">
65613187_401.jpg</text:a>
", "<text:a xlink:type="simple" xlink:href="https://static.dw.com/image/65613056_401.jpg" text:style-name="Internet_20_link" text:visited-style-name="Visited_20_Internet_20_Link">
65613056_401.jpg</text:a>
", "<text:a xlink:type="simple" xlink:href="https://static.dw.com/image/65613092_401.jpg" text:style-name="Internet_20_link" text:visited-style-name="Visited_20_Internet_20_Link">
65613092_401.jpg</text:a>
", "<text:a xlink:type="simple" xlink:href="https://static.dw.com/image/64598665_303.jpg" text:style-name="Internet_20_link" text:visited-style-name="Visited_20_Internet_20_Link">
64598665_303.jpg</text:a>
", "<text:a xlink:type="simple" xlink:href="https://static.dw.com/image/61601864_303.jpg" text:style-name="Internet_20_link" text:visited-style-name="Visited_20_Internet_20_Link">
61601864_303.jpg</text:a>
", "<text:a xlink:type="simple" xlink:href="https://static.dw.com/image/61460909_303.jpg" text:style-name="Internet_20_link" text:visited-style-name="Visited_20_Internet_20_Link">
61460909_303.jpg</text:a>
", "<text:a xlink:type="simple" xlink:href="https://static.dw.com/image/63411767_303.jpg" text:style-name="Internet_20_link" text:visited-style-name="Visited_20_Internet_20_Link">
63411767_303.jpg</text:a>
", "<text:a xlink:type="simple" xlink:href="https://static.dw.com/image/61605431_303.jpg" text:style-name="Internet_20_link" text:visited-style-name="Visited_20_Internet_20_Link">
61605431_303.jpg</text:a>
", "<text:a xlink:type="simple" xlink:href="https://static.dw.com/image/61602896_303.jpg" text:style-name="Internet_20_link" text:visited-style-name="Visited_20_Internet_20_Link">
61602896_303.jpg</text:a>
", "<text:a xlink:type="simple" xlink:href="https://static.dw.com/image/62601765_303.jpg" text:style-name="Internet_20_link" text:visited-style-name="Visited_20_Internet_20_Link">
62601765_303.jpg</text:a>
", "<text:a xlink:type="simple" xlink:href="https://static.dw.com/image/62644753_303.jpg" text:style-name="Internet_20_link" text:visited-style-name="Visited_20_Internet_20_Link">
62644753_303.jpg</text:a>
", "<text:a xlink:type="simple" xlink:href="https://static.dw.com/image/60930432_303.jpg" text:style-name="Internet_20_link" text:visited-style-name="Visited_20_Internet_20_Link">
60930432_303.jpg</text:a>
", "<text:a xlink:type="simple" xlink:href="https://static.dw.com/image/60991023_303.jpg" text:style-name="Internet_20_link" text:visited-style-name="Visited_20_Internet_20_Link">
60991023_303.jpg</text:a>
", "<text:a xlink:type="simple" xlink:href="https://static.dw.com/image/61007494_303.jpg" text:style-name="Internet_20_link" text:visited-style-name="Visited_20_Internet_20_Link">
61007494_303.jpg</text:a>
"]</text:p>
      <text:p text:style-name="P4">
Subject: 时政风云</text:p>
      <text:p text:style-name="P4">
Subjects: ['欧债危机', '欧盟', '欧洲难民危机', '德国', '梵蒂冈', '留学德国', '教宗', '留学德国', '德国联邦大选', '意大利']</text:p>
      <text:p text:style-name="P4">
Keywords: ['泽伦斯基', '意大利', '教宗', '德国', '军援', '乌克兰战争', '俄罗斯侵略']</text:p>
      <text:p text:style-name="P4">
Id: 65613258</text:p>
      <!--METADATA-->
      <text:p text:style-name="P4">
<text:a xlink:type="simple" xlink:href="https://www.dw.com/zh/overlay/image/article/65613258/65613433" text:style-name="Internet_20_link" text:visited-style-name="Visited_20_Internet_20_Link">
 <draw:frame draw:style-name="fr1" draw:name="Image5" text:anchor-type="as-char" svg:width="6.9236in" svg:height="3.896998in" draw:z-index="0">
<draw:image xlink:href="../Images/dwzh/2023-05-13T12-30-00Z/65613433_303.jpg" xlink:type="simple" xlink:show="embed" xlink:actuate="onLoad" draw:mime-type="image/jpeg"/>
</draw:frame>
</text:a>
Italian Prime Minister Meloni welcomes Ukrainian President Zeleki in the official residence to visit</text:p>
      <text:p text:style-name="P4">
(Voice of Germany Chinese) Ukraine President Zelei Sky on Saturday (May 13) took the Italian government plane in the morning, flying from the Polish Telshv on the border near the Ukraine to Rome. Andriyyermak. Italian Foreign Minister Tiani(My antonion)Welcome to the airport to visit. According to ANSA, the Ukraine Ambassador to Italy, Yaroslavmelnyk and the Italian Ambassador to Ukraine, also took over at the airport.</text:p>
      <text:p text:style-name="P4">
Shortly after arriving in Italy, Zelei wrote on Twitter: "This is an important visit to the victory of Ukraine."</text:p>
      <text:p text:style-name="P4">
Zelei was escorted by the team to the President of Italian President's Palace. Italian President Matarera greeted Zerrenzki in the courtyard. The two entered the Presidential Palace for private talks after the national anthem of the two countries. Matarera told Zelleiski in his speech on the Italian National Television that Italy fully supported Ukraine to resist Russia's invasion.</text:p>
      <text:p text:style-name="P4">
This trip was for the first time since Russia invaded Ukraine in February 2022.</text:p>
      <text:p text:style-name="P4">
<draw:frame draw:style-name="fr1" draw:name="Image6" text:anchor-type="as-char" svg:width="6.9236in" svg:height="3.896998in" draw:z-index="0">
<draw:image xlink:href="../Images/dwzh/2023-05-13T12-30-00Z/65613187_401.jpg" xlink:type="simple" xlink:show="embed" xlink:actuate="onLoad" draw:mime-type="image/jpeg"/>
</draw:frame>
Italian President Matretala greets Zerrenki in the courtyard of the official residence</text:p>
      <text:h text:style-name="P12" text:outline-level="3">
<text:span text:style-name="T4">
Meloni: Support Ukraine to resist Russia's "barbaric and unfair aggression"</text:span>
</text:h>
      <text:p text:style-name="P4">
The Italian Prime Minister Melonney received Zelei in Kiggi Palace in the afternoon. The two have worked together for lunch together.</text:p>
      <text:p text:style-name="P4">
Meloni held a press conference on Saturday afternoon. Meloni promised to fully support Ukraine's efforts to repel Russia's "barbaric and unfair aggression".</text:p>
      <text:p text:style-name="P4">
"We will support Ukraine at all the necessary moments, and will not call anything similar to invasion as 'peace'."</text:p>
      <text:p text:style-name="P4">
Merluni promised Italy to continue to provide weapons to Ukraine and support Ukraine if necessary. She also emphasized: "Only when Russia stops attacking can they achieve peace."</text:p>
      <text:p text:style-name="P4">
Meloni said that Rome showed Ukraine that he was a solid and trustworthy partner.</text:p>
      <text:p text:style-name="P4">
Although Roman and Moscow have friendly relations in history, after the outbreak of the Russian and Ukraine War, Italy has always been a strong supporter of Kiev, transport weapons and assistance, and support sanctions on Russia.</text:p>
      <text:p text:style-name="P4">
Zerrence will then go to the Vatican to talk to the Pope. Pope Fang Ji received the last time in the Vatican to receive Zellezki in February 2020. He has repeatedly called on Ukraine to pray for the victims of war almost every week.</text:p>
      <text:p text:style-name="P4">
On Saturday night, Zerrenji will be a well -known talk show "Porta A Porta" for the Italian National Television Rai.</text:p>
      <text:p text:style-name="P4">
<draw:frame draw:style-name="fr1" draw:name="Image7" text:anchor-type="as-char" svg:width="6.9236in" svg:height="3.896998in" draw:z-index="0">
<draw:image xlink:href="../Images/dwzh/2023-05-13T12-30-00Z/65613056_401.jpg" xlink:type="simple" xlink:show="embed" xlink:actuate="onLoad" draw:mime-type="image/jpeg"/>
</draw:frame>
Italian Prime Minister Melonney received Zelei</text:p>
      <text:h text:style-name="P12" text:outline-level="3">
<text:span text:style-name="T4">
Zerrenceki will visit Germany on Sunday</text:span>
</text:h>
      <text:p text:style-name="P4">
For a few weeks, all circles have speculated that Zeleius may go to Germany this weekend. This Sunday, the people of Zessky and Ukraine will be awarded the Charlieman Award (also known as the Karl Award) in Aachen, Western Germany.</text:p>
      <text:p text:style-name="P4">
German government sources revealed to the German Press on Saturday that Zelei Sky will visit Germany on Sunday, representing the Charlie Man Award on behalf of the Ukrainian people.</text:p>
      <text:p text:style-name="P4">
According to Germany, in order to welcome Zelei Sky, Rome took strict security measures on Saturday to deploy about 1,500 police forces and security personnel to ensure that the visit was smooth. The airports, railway stations, and subways have been implemented with special safety inspections. A ban area is established over the city, including unmanned machines that cannot be lit up. Sniper alerts are deployed at the location where Zeski is expected to visit.</text:p>
      <text:p text:style-name="P4">
<draw:frame draw:style-name="fr1" draw:name="Image8" text:anchor-type="as-char" svg:width="6.9236in" svg:height="3.896998in" draw:z-index="0">
<draw:image xlink:href="../Images/dwzh/2023-05-13T12-30-00Z/65613092_401.jpg" xlink:type="simple" xlink:show="embed" xlink:actuate="onLoad" draw:mime-type="image/jpeg"/>
</draw:frame>
Rome implemented strict security measures on Saturday to ensure that Zellezki's visit was smooth</text:p>
      <text:h text:style-name="P12" text:outline-level="3">
<text:span text:style-name="T4">
Germany announced that 2.7 billion euros of military assistance</text:span>
</text:h>
      <text:p text:style-name="P4">
Not long ago, the German government announced on Saturday that the German government announced a large -scale military assistance Ukraine plan on Saturday.</text:p>
      <text:p text:style-name="P4">
The Federal Ministry of Defense said that as part of a package plan, 20 Ukrainian weasel infantry chariots, 30 leopard 1 main battle tanks, and 4 IRIS-T-SLM air defense systems will be provided. The new military aid plan will make Germany's weapon assistance in Ukraine since the outbreak of the war.</text:p>
      <text:p text:style-name="P4">
The German government has previously approved the delivery of weapons with a total value of 2.75 billion euros. In this way, Germany will become the most important supporters of Ukraine in military and finance.</text:p>
      <text:p text:style-name="P4">
In response to the new military aid project, German Defense Minister Boris Pistorius said that through these valuable and urgent need for military supplies, Germany once again showed support for Ukraine.</text:p>
      <text:p text:style-name="P4">
He said that everyone hoped that the Russian's terrible and violated war against the people of Ukraine ended early. Unfortunately, the war has not yet seen, so "as long as it is needed", "as long as it is necessary", Germany will provide everything possible for everything. help.</text:p>
      <text:p text:style-name="P4">
(Reuters, Agence France -Presse, Germany)</text:p>
      <text:p text:style-name="P4">
*<draw:frame draw:style-name="fr1" draw:name="Image9" text:anchor-type="as-char" svg:width="6.9236in" svg:height="3.896998in" draw:z-index="0">
<draw:image xlink:href="../Images/dwzh/2023-05-13T12-30-00Z/64598665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1 main battle tank</text:span>
</text:h>
      <text:p text:style-name="P4">
On February 3, the German government issued an export permit for the Leopard 1 main battle tank to Ukraine. The Leopard 1 tank was the first main battle tank developed for the Federal Defense Force after World War II. It was produced in the mid -1960s to the mid -1980s. On February 7, the German Ministry of Economic Affairs approved the provision of 178 Leopard 1A5 tanks to Ukraine.</text:p>
      <text:p text:style-name="P4">
*<draw:frame draw:style-name="fr1" draw:name="Image10" text:anchor-type="as-char" svg:width="6.9236in" svg:height="3.896998in" draw:z-index="0">
<draw:image xlink:href="../Images/dwzh/2023-05-13T12-30-00Z/61601864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2 tank</text:span>
</text:h>
      <text:p text:style-name="P4">
Leopard 2 tanks are the main battle tanks that mainly serve in the German Federal Defense Force, with a total of A1 to A7 and other models. It can be used to deal with aircraft and helicopters with a height of up to 3500 meters, and can also be used to deal with light armored ground targets, such as infantry chariot and armored transport vehicles. Therefore, it is both a defensive weapon and an offensive weapon. The German government spokesman Steffenhebestreit confirmed on January 25 that Germany intends to provide 14 Leopard 2A6 main battle tanks from Ukraine from the Federal Defense Army inventory.</text:p>
      <text:p text:style-name="P4">
*<draw:frame draw:style-name="fr1" draw:name="Image11" text:anchor-type="as-char" svg:width="6.9236in" svg:height="3.896998in" draw:z-index="0">
<draw:image xlink:href="../Images/dwzh/2023-05-13T12-30-00Z/61460909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Weasel" infantry chariot</text:span>
</text:h>
      <ul>
        <li>
<draw:frame draw:style-name="fr1" draw:name="Image12" text:anchor-type="as-char" svg:width="6.9236in" svg:height="3.896998in" draw:z-index="0">
<draw:image xlink:href="../Images/dwzh/2023-05-13T12-30-00Z/63411767_303.jpg" xlink:type="simple" xlink:show="embed" xlink:actuate="onLoad" draw:mime-type="image/jpeg"/>
</draw:frame>
#</li>
      </ul>
      <text:h text:style-name="P13" text:outline-level="4">
<text:span text:style-name="T4">
What are the "big killers" in Ukraine in Germany?</text:span>
</text:h>
      <text:h text:style-name="P12" text:outline-level="3">
<text:span text:style-name="T4">
land-based air defense system Iris-T SLM</text:span>
</text:h>
      <text:p text:style-name="P4">
Iris-T SLM is a land-based air defense system, an upgraded version of the IRIS-T air defense system manufactured by German proud defense companies. This system can protect cities and troops from air strikes that occur multiple times. It is considered one of the most advanced defense systems in 2022. It has a range of 40 kilometers and a price of 140 million euros. It belongs to NATO's medium -range air defense system. In October last year, Germany transferred the first set of Iris-TSLM to the Ukrainian armed forces. Germany plans to provide a total of 4 sets of systems.</text:p>
      <text:p text:style-name="P4">
*<draw:frame draw:style-name="fr1" draw:name="Image13" text:anchor-type="as-char" svg:width="6.9236in" svg:height="3.896998in" draw:z-index="0">
<draw:image xlink:href="../Images/dwzh/2023-05-13T12-30-00Z/61605431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Cheetah -style self -propelled cannon</text:span>
</text:h>
      <text:p text:style-name="P4">
Cheetah's self -propelled cannon is the first heavy weapon provided by Germany to Ukraine. This air defense cannon has good off -road performance, which can follow the armored forces to provide low -altitude defense for front -line combat units. So far, Germany has delivered a total of 30 cheetah self -firing guns, and 7 and 7 are about to be delivered.</text:p>
      <text:p text:style-name="P4">
*<draw:frame draw:style-name="fr1" draw:name="Image14" text:anchor-type="as-char" svg:width="6.9236in" svg:height="3.896998in" draw:z-index="0">
<draw:image xlink:href="../Images/dwzh/2023-05-13T12-30-00Z/61602896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PZH-2000 self-propelled howitzer (7 units)</text:span>
</text:h>
      <text:p text:style-name="P4">
Panzerhaubitze 2000 self-propelled artillery, referred to as PZH 2000 self-propelled artillery, is a self-propelled artillery system designed and manufactured by German Claus-Mari Figman and Rhein Metals. It is one of the most advanced artillery in the world today. The 60 -round cannon bomb loaded in the artillery can be launched at a speed of 3 rounds in 10 seconds. According to the form of artillery shells, targets within 30 to 56 kilometers can be hit. According to the federal government website, Germany has provided Ukraine with 7 such self -propelled artillery.</text:p>
      <text:p text:style-name="P4">
*<draw:frame draw:style-name="fr1" draw:name="Image15" text:anchor-type="as-char" svg:width="6.9236in" svg:height="3.896998in" draw:z-index="0">
<draw:image xlink:href="../Images/dwzh/2023-05-13T12-30-00Z/62601765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Mars II multi -tube rocket launch system</text:span>
</text:h>
      <text:p text:style-name="P4">
Germany has provided 5 MARS II multi -tube rocket systems to Ukraine. The system can launch the same missiles as the US "Haimas" system. Mars-II can fire up to 12 missiles per minute, with a range of more than 70 kilometers. Not only that, the missile launcher system can be guided using GPS or mine -launching missiles.</text:p>
      <text:p text:style-name="P4">
*<draw:frame draw:style-name="fr1" draw:name="Image16" text:anchor-type="as-char" svg:width="6.9236in" svg:height="3.896998in" draw:z-index="0">
<draw:image xlink:href="../Images/dwzh/2023-05-13T12-30-00Z/62644753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Beaver" Armored Bridge</text:span>
</text:h>
      <text:p text:style-name="P4">
The armored bridge vehicle is mainly used to quickly set up a bridge, which allows the troops to quickly pass the river and is generally equipped with engineering forces. It is very important for the wartime to restore the damaged infrastructure and provides food and medicine to the people. So far, Germany has delivered three "Beaver" armored vehicles to Ukraine, and 13 will be provided.</text:p>
      <text:p text:style-name="P4">
*<draw:frame draw:style-name="fr1" draw:name="Image17" text:anchor-type="as-char" svg:width="6.9236in" svg:height="3.896998in" draw:z-index="0">
<draw:image xlink:href="../Images/dwzh/2023-05-13T12-30-00Z/60930432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Iron fist three -type rocket launcher (3000 pieces)</text:span>
</text:h>
      <text:p text:style-name="P4">
This is a non -recoil rocket launcher developed by the German arms company Dynamit NobelDefence. Germany currently assists 3,000 iron -fist -type rockets with Ukraine, plus 900 supporting controllers. It is launched from the shoulder to deal with fixed targets 400 meters away and mobile targets within 300 meters. Some media analysis believes that the birth of the three types of rocket launchers during the Cold War is to deal with the armored troops of the former Soviet Union. At present, Russia has invested the most on the Ukrainian battlefield is the T72 main battle tank of the former Soviet Union, so it provides this to Ukraine. Rocket launchers are also targeted.</text:p>
      <text:p text:style-name="P4">
*<draw:frame draw:style-name="fr1" draw:name="Image18" text:anchor-type="as-char" svg:width="6.9236in" svg:height="3.896998in" draw:z-index="0">
<draw:image xlink:href="../Images/dwzh/2023-05-13T12-30-00Z/60991023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Poisoning" missile (500 pieces)</text:span>
</text:h>
      <text:p text:style-name="P4">
"Stinger" is a kind of air -to -air missile -to -air -to -air missile. It was developed and made in the United States by Raytheon in 1980. However, it has been produced in many European countries including Germany for many years. And continued so far. Practical experience shows that "poisoning" is a simple and extremely effective weapon. Especially during the Soviet army's occupation of Afghanistan, Afghanistan armed in American equipment had shot down many Soviet fighters and helicopters. Once the target is locked and launched, the missile can automatically track the target within about 4,000 meters.</text:p>
      <text:p text:style-name="P4">
*<draw:frame draw:style-name="fr1" draw:name="Image19" text:anchor-type="as-char" svg:width="6.9236in" svg:height="3.896998in" draw:z-index="0">
<draw:image xlink:href="../Images/dwzh/2023-05-13T12-30-00Z/61007494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Arrow-2" portable air defense missile (2700 pieces)</text:span>
</text:h>
      <text:p text:style-name="P4">
Stream means "arrow" in Russian. This portable air defense missile can be said to be the corresponding version of the Soviet Soviet Union mentioned earlier mentioned. This time, the 2700 9K32 "Arrow-2" portable air defense missile (9K32stRela-2) of the former East Germany inventory was sent to Ukraine. Although the version of the arrow-2 is already outdated, it can still play a effect on the battlefield. Its range is between 500 meters and 4.2 kilometers and can shoot at a high altitude of 2300 meter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泽连斯基抵达罗马访问-德国宣布27亿军援/a-65613258" text:style-name="Internet_20_link" text:visited-style-name="Visited_20_Internet_20_Link">
https://www.dw.com/zh/泽连斯基抵达罗马访问-德国宣布27亿军援/a-65613258?maca=chi-rss-chi-all-1127-rdf</text:a>
</text:p>
      <!--NEWS-->
      <text:h text:style-name="P10" text:outline-level="1">
<text:span text:style-name="T4">
How many preparations do you make in the face of Chinese potential attacks in Taiwan?</text:span>
</text:h>
      <text:p text:style-name="P4">
Author: None (Language: zh)</text:p>
      <text:p text:style-name="P4">
Publisher: None</text:p>
      <text:p text:style-name="P4">
Time: 2023-05-13T13:47:00Z</text:p>
      <text:p text:style-name="P4">
Description: The US -secret documents leaked a while ago made people doubt about Taiwan's air defense capabilities and believed that it could not resist potential attacks. However, experts point out that Taiwan still has some powerful defense systems.</text:p>
      <text:p text:style-name="P4">
Videos: []</text:p>
      <text:p text:style-name="P4">
Images: ["<text:a xlink:type="simple" xlink:href="https://static.dw.com/image/65262475_303.jpg" text:style-name="Internet_20_link" text:visited-style-name="Visited_20_Internet_20_Link">
65262475_303.jpg</text:a>
", "<text:a xlink:type="simple" xlink:href="https://static.dw.com/image/62699022_7.png" text:style-name="Internet_20_link" text:visited-style-name="Visited_20_Internet_20_Link">
62699022_7.png</text:a>
", "<text:a xlink:type="simple" xlink:href="https://static.dw.com/image/57181882_303.jpg" text:style-name="Internet_20_link" text:visited-style-name="Visited_20_Internet_20_Link">
57181882_303.jpg</text:a>
", "<text:a xlink:type="simple" xlink:href="https://static.dw.com/image/57178495_303.jpg" text:style-name="Internet_20_link" text:visited-style-name="Visited_20_Internet_20_Link">
57178495_303.jpg</text:a>
", "<text:a xlink:type="simple" xlink:href="https://static.dw.com/image/57178529_303.jpg" text:style-name="Internet_20_link" text:visited-style-name="Visited_20_Internet_20_Link">
57178529_303.jpg</text:a>
", "<text:a xlink:type="simple" xlink:href="https://static.dw.com/image/55945799_303.jpg" text:style-name="Internet_20_link" text:visited-style-name="Visited_20_Internet_20_Link">
55945799_303.jpg</text:a>
", "<text:a xlink:type="simple" xlink:href="https://static.dw.com/image/57183342_303.jpg" text:style-name="Internet_20_link" text:visited-style-name="Visited_20_Internet_20_Link">
57183342_303.jpg</text:a>
", "<text:a xlink:type="simple" xlink:href="https://static.dw.com/image/57181940_303.jpg" text:style-name="Internet_20_link" text:visited-style-name="Visited_20_Internet_20_Link">
57181940_303.jpg</text:a>
", "<text:a xlink:type="simple" xlink:href="https://static.dw.com/image/55706878_303.jpg" text:style-name="Internet_20_link" text:visited-style-name="Visited_20_Internet_20_Link">
55706878_303.jpg</text:a>
", "<text:a xlink:type="simple" xlink:href="https://static.dw.com/image/57181973_303.jpg" text:style-name="Internet_20_link" text:visited-style-name="Visited_20_Internet_20_Link">
57181973_303.jpg</text:a>
", "<text:a xlink:type="simple" xlink:href="https://static.dw.com/image/57181901_303.jpg" text:style-name="Internet_20_link" text:visited-style-name="Visited_20_Internet_20_Link">
57181901_303.jpg</text:a>
", "<text:a xlink:type="simple" xlink:href="https://static.dw.com/image/57182000_303.jpg" text:style-name="Internet_20_link" text:visited-style-name="Visited_20_Internet_20_Link">
57182000_303.jpg</text:a>
", "<text:a xlink:type="simple" xlink:href="https://static.dw.com/image/41974843_303.jpg" text:style-name="Internet_20_link" text:visited-style-name="Visited_20_Internet_20_Link">
41974843_303.jpg</text:a>
", "<text:a xlink:type="simple" xlink:href="https://static.dw.com/image/57182062_303.jpg" text:style-name="Internet_20_link" text:visited-style-name="Visited_20_Internet_20_Link">
57182062_303.jpg</text:a>
", "<text:a xlink:type="simple" xlink:href="https://static.dw.com/image/57182030_303.jpg" text:style-name="Internet_20_link" text:visited-style-name="Visited_20_Internet_20_Link">
57182030_303.jpg</text:a>
", "<text:a xlink:type="simple" xlink:href="https://static.dw.com/image/57181913_303.jpg" text:style-name="Internet_20_link" text:visited-style-name="Visited_20_Internet_20_Link">
57181913_303.jpg</text:a>
", "<text:a xlink:type="simple" xlink:href="https://static.dw.com/image/65497507_401.jpg" text:style-name="Internet_20_link" text:visited-style-name="Visited_20_Internet_20_Link">
65497507_401.jpg</text:a>
"]</text:p>
      <text:p text:style-name="P4">
Subject: 时政风云</text:p>
      <text:p text:style-name="P4">
Subjects: []</text:p>
      <text:p text:style-name="P4">
Keywords: ['岛屿主权争端', '马英九', '专题报道：全景观看“习马会”', '专题报道：2016年台湾大选', '中国', '台湾', '中共十九大', '德中关系']</text:p>
      <text:p text:style-name="P4">
Id: 65613594</text:p>
      <!--METADATA-->
      <text:p text:style-name="P4">
<text:a xlink:type="simple" xlink:href="https://www.dw.com/zh/overlay/image/article/65613594/65262475" text:style-name="Internet_20_link" text:visited-style-name="Visited_20_Internet_20_Link">
 <draw:frame draw:style-name="fr1" draw:name="Image20" text:anchor-type="as-char" svg:width="6.9236in" svg:height="3.896998in" draw:z-index="0">
<draw:image xlink:href="../Images/dwzh/2023-05-13T13-47-00Z/65262475_303.jpg" xlink:type="simple" xlink:show="embed" xlink:actuate="onLoad" draw:mime-type="image/jpeg"/>
</draw:frame>
</text:a>
Taiwanese soldiers who monitor Chinese military operations</text:p>
      <text:p text:style-name="P4">
(Voice of Germany)) As the Washington Post quoted a <text:a xlink:type="simple" xlink:href="https://www.dw.com/zh/zh/fbi逮捕美國情報洩密門嫌犯/a-65309261" text:style-name="Internet_20_link" text:visited-style-name="Visited_20_Internet_20_Link">
</text:a>
It is said that Taiwan will be difficult to deal with air strikes from China, which has made Taiwan's air defense capabilities focus in recent weeks.</text:p>
      <text:p text:style-name="P4">
The disclosed document in April mentioned that Taiwanese officials suspected whether their air defense system could "accurately detect missile launch from China", and Taiwan's military aircraft did not have enough "full task ability". The document also emphasizes that Taiwan's fighter jets may become the goal of Chinese missile attacks because it takes at least a week to transfer them to a safe place.</text:p>
      <text:p text:style-name="P4">
The Taiwan Department of Defense said that the US media reported "not a fact" and emphasized that Taiwan has made appropriate modifications on the combat plan, and also continued to strengthen its military preparation. Some analysts said that the leaked documents underestimated Taiwan's "powerful" missile defense capabilities. Tonyhu, a senior director of the Ministry of Defense China, Taiwan and Mongolia Office, said that Taiwan's long -range warning radar and space warning can be found in a few seconds. system.</text:p>
      <text:h text:style-name="P12" text:outline-level="3">
<text:span text:style-name="T4">
Is Taiwan the ability to fight a large number of Chinese military aircraft?</text:span>
</text:h>
      <text:p text:style-name="P4">
Nevertheless, people still have some doubts about the overall air defense capacity of the island. One of the reasons is <text:a xlink:type="simple" xlink:href="https://www.dw.com/zh/zh/一目了然-图表看两岸军力对比/a-62699196" text:style-name="Internet_20_link" text:visited-style-name="Visited_20_Internet_20_Link">
</text:a>
Essence According to the ranking of military capabilities of various countries based on the military website "Global Firepower": the Chinese People's Liberation Army has more than 3,000 military aircraft and nearly 400,000 air force personnel, while Taiwan has only more than 700 military aircraft and more than 30,000 Air Force soldiers.</text:p>
      <text:p text:style-name="P4">
However, experts told DW that although China's advantages in air strength can suppress air defense in some areas of Taiwan, Taiwan can use air defense missiles to resolve the gap. Su Ziyun, a researcher at the Taiwan Institute of Defense Security, pointed out: "In the Ukrainian war, although there is a huge gap between the number of military aircraft in Ukraine and the Russian Air Force, Ukraine can use short -range stab missiles to obtain some air defense capabilities."</text:p>
      <text:p text:style-name="P4">
<draw:frame draw:style-name="fr1" draw:name="Image21" text:anchor-type="as-char" svg:width="4.622051in" svg:height="10.0in" draw:z-index="0">
<draw:image xlink:href="../Images/dwzh/2023-05-13T13-47-00Z/62699022_7.png" xlink:type="simple" xlink:show="embed" xlink:actuate="onLoad" draw:mime-type="image/png"/>
</draw:frame>
Because Taiwan has remote, medium -range and short -range air defense missiles, Su Ziyun believes that this <text:a xlink:type="simple" xlink:href="https://www.dw.com/zh/zh/台湾启动防御系统应对中国侵扰/a-64580821" text:style-name="Internet_20_link" text:visited-style-name="Visited_20_Internet_20_Link">
</text:a>
Essence He said: "Although they only have short -range missiles, Ukraine has done a good job in air defense. Taiwan has a wider air defense missile, so I believe that it can be done better in terms of air defense."</text:p>
      <text:p text:style-name="P4">
According to data released by the Washington Think Tank Strategy and International Research Center (CSIS) in 2021, the Taiwan's missile plan is mainly composed of six different range of missiles-Tianjian, Xiongfeng Type Types, Xiongfeng Type 3, Wanjian, Xiongfeng E, and Xiongfeng Yunfeng. In addition, there are Tiantong missiles, which are land -to -air -to -ball missiles developed by Taiwan. Although Taiwan has restricted its missile forces in defense in the past, CSIS pointed out that the island has begun to develop missiles designed as cracking down mission.</text:p>
      <text:h text:style-name="P12" text:outline-level="3">
<text:span text:style-name="T4">
</text:span>
</text:h>
      <text:p text:style-name="P4">
Although Taiwan can fight against China's military strength through investment in air -to -air missiles, some studies have shown that the PLA's efforts to make the Air Force's modernization are being achieved. According to a blog post published in February, the Institute of International Strategy (IISS) said that the institute's annual evaluation data of the military capabilities of 173 countries showed that the PLA is accelerating the expansion of the fighter group. According to data from the Institute of International Strategy, the PLA Air Force now has more than 600 aircraft deployment in 19 front-line combat brigades, and the annual production speed of combat aircraft such as J-20 has doubled in the past three years.</text:p>
      <text:p text:style-name="P4">
Hu Zhendong, an official of the first Pentagon, told DW that Beijing has achieved success in the production of new combat aircraft, including the J-35 stealth fighter. He said that this shows that "the great growth of China's capabilities is a concerned issue."</text:p>
      <text:p text:style-name="P4">
However, Hu Zhendong also added that China's progress in the production of a large number of combat aircraft may not be enough to reverse the situation of Taiwan, because Taiwan also has aircraft and other systems provided by the United States to help support Taiwan's combat capabilities. As a part of strengthening Taiwan's air defense capabilities, the Taiwan Ministry of Defense signed two parts and aviation materials transactions worth about $ 420 million on April 21 this year, which can be used to maintain Taiwan's fighters.</text:p>
      <text:p text:style-name="P4">
In addition, Hanxiang Aviation Industry (AIDC), one of Taiwan's national defense contractors, said earlier this month that Taiwan is seeking US support to create the next self -developed fighter. Hu Kaihong, chairman of Hanxiang, said: "We hope that the United States will support Taiwan to develop its own fighter aircraft, including engines, aviation electronic equipment, control systems, environmental control, etc. These are all opportunities for Taiwan and the United States to cooperate."</text:p>
      <text:p text:style-name="P4">
*<draw:frame draw:style-name="fr1" draw:name="Image22" text:anchor-type="as-char" svg:width="6.9236in" svg:height="3.896998in" draw:z-index="0">
<draw:image xlink:href="../Images/dwzh/2023-05-13T13-47-00Z/57181882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text:span>
</text:h>
      <text:p text:style-name="P4">
Cloud Leopard armored vehicle (CM-32/33/34) is an eight-wheel transmission armored vehicle developed by the Republic of China Army and Army's Trendy Development Center. In 2002, the first prototype was completed. The picture shows the CM-32 command model. The CM-33 is a puzzle vehicle for the grenade machine gun, and the CM-34 is a 30mm machine gun to install a fighting vehicle. According to the Central News Agency quoted the Ministry of National Defense of Taiwan, the Eight -wheelers A car of Yunbao can take a total of 9 people, the cruise mileage is 800 kilometers, and the steering radius is 11 meters. It adopts the eight -wheel full -time transmission mode. Taiwan media reported that the CM-34 maximum speed is 100 kilometers per hour, and the body protection can resist 12.7 mm gun firing. The effective range of the weapon system is 3,000 meters.</text:p>
      <text:p text:style-name="P4">
*<draw:frame draw:style-name="fr1" draw:name="Image23" text:anchor-type="as-char" svg:width="6.9236in" svg:height="3.896998in" draw:z-index="0">
<draw:image xlink:href="../Images/dwzh/2023-05-13T13-47-00Z/57178495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Yushan Ship" laid the water</text:span>
</text:h>
      <text:p text:style-name="P4">
The "Yushan Ship" is a new amphibious transport ship, which laid off in Kaohsiung Port District on April 13, 2021. The Central News Agency quoted the Taiwan Navy reported that the warship will be responsible for amphibious operations, out -out island materials support, and humanitarian rescue. This transportation ship is named "Yushan Ship" with the highest peak of Taiwan and is expected to be delivered in 2022.</text:p>
      <text:p text:style-name="P4">
*<draw:frame draw:style-name="fr1" draw:name="Image24" text:anchor-type="as-char" svg:width="6.9236in" svg:height="3.896998in" draw:z-index="0">
<draw:image xlink:href="../Images/dwzh/2023-05-13T13-47-00Z/57178529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Milestone of "National Ship State"</text:span>
</text:h>
      <ul>
        <li>
<draw:frame draw:style-name="fr1" draw:name="Image25" text:anchor-type="as-char" svg:width="6.9236in" svg:height="3.896998in" draw:z-index="0">
<draw:image xlink:href="../Images/dwzh/2023-05-13T13-47-00Z/55945799_303.jpg" xlink:type="simple" xlink:show="embed" xlink:actuate="onLoad" draw:mime-type="image/jpeg"/>
</draw:frame>
#</li>
      </ul>
      <text:h text:style-name="P13" text:outline-level="4">
<text:span text:style-name="T4">
In these years, those military equipment made in Taiwan</text:span>
</text:h>
      <text:h text:style-name="P12" text:outline-level="3">
<text:span text:style-name="T4">
</text:span>
</text:h>
      <text:p text:style-name="P4">
According to the Naval website of the Republic of China, the Taiwan "National Ship State Construction" plan gives a detailed explanation of the construction of the Warships of the Minjiang River, the construction of the Panshi warship, and the subsequent boat construction of Guanghua 6. Among them, the Minjiang Warship Department (pictured) is a multifunctional three -level ship built by the Xunhai plan; it has radar stealth function and "strong strike firepower and high survival design". The first prototype ship started construction in November 2012, and the launching ceremony was held in March 2014, and it was delivered in December of the same year.</text:p>
      <text:p text:style-name="P4">
*<draw:frame draw:style-name="fr1" draw:name="Image26" text:anchor-type="as-char" svg:width="6.9236in" svg:height="3.896998in" draw:z-index="0">
<draw:image xlink:href="../Images/dwzh/2023-05-13T13-47-00Z/57183342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Rock warship -Taiwan Navy's most tonnage ship</text:span>
</text:h>
      <text:p text:style-name="P4">
The full name of the rock ship "Rock Fast Fight Fighting Support Ship" is a fuel bomb supply ship. Its allusions come to the Rock Mountain of Baiyue, Taiwan. In January 2015, the ship was the largest displacement ship in Taiwan. According to reports, the rock ship is responsible for oil bomb supply and humanitarian rescue tasks. There are field hospitals on the ship. The deck and the governing can parry a 33 -ton helicopter.</text:p>
      <text:p text:style-name="P4">
*<draw:frame draw:style-name="fr1" draw:name="Image27" text:anchor-type="as-char" svg:width="6.9236in" svg:height="3.896998in" draw:z-index="0">
<draw:image xlink:href="../Images/dwzh/2023-05-13T13-47-00Z/57181940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Guanghua No. 6 follow -up boat</text:span>
</text:h>
      <text:p text:style-name="P4">
Guanghua 6 follow -up boat is a missile speedboat made by the Taiwan International Shipbuilding (CSBC) for the Republic of China Navy. This is a missile speedboat built by the Republic of China Navy's "Guanghua 6" plan. The Navy website of the Republic of China stated that "in response to the needs of the Taiwan Strait, the Navy needs to build a large -scale missile speedboat with excellent performance and better wave resistance." The "Guanghua Six" plans to build a total of 30 missile speedboats. The entire case was completed on December 2, 2011.</text:p>
      <text:p text:style-name="P4">
*<draw:frame draw:style-name="fr1" draw:name="Image28" text:anchor-type="as-char" svg:width="6.9236in" svg:height="3.896998in" draw:z-index="0">
<draw:image xlink:href="../Images/dwzh/2023-05-13T13-47-00Z/55706878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The defense submarine that is being manufactured</text:span>
</text:h>
      <text:p text:style-name="P4">
In addition to the "national ship country", there are also "submarine country creation", that is, homemade defensive submarines. The firewood submarine that the Republic of China navy studied and designed and built began planning in 2014, and the budget was launched in 2016 for the first time in 2016. The self -made defensive submarine was planned by the Taiwan National China Sanyama Institute of Science and developed with US companies Lockheed Martin. The displacement was between about 2,500 tons to 3,000 tons and was built by the Taiwan International Shipbuilding Corporation. It is expected that the first prototype submarine will be launched as soon as 2024 and officially forms a army in 2025.</text:p>
      <text:p text:style-name="P4">
*<draw:frame draw:style-name="fr1" draw:name="Image29" text:anchor-type="as-char" svg:width="6.9236in" svg:height="3.896998in" draw:z-index="0">
<draw:image xlink:href="../Images/dwzh/2023-05-13T13-47-00Z/57181973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Xiongfeng series anti -ship missiles</text:span>
</text:h>
      <text:p text:style-name="P4">
In addition to ships, Taiwan also develops independently in the field of anti -ship missiles and sea -making weapons. The most famous is the "Xiongfeng" series. This type of anti -ship missile is generally equipped with large, medium -sized combat ships, and its development began in the late 1970s. It is divided into three models of I/II/III. Ship missile. The Taiwan military did not officially announce the effective range of "male three".</text:p>
      <text:p text:style-name="P4">
*<draw:frame draw:style-name="fr1" draw:name="Image30" text:anchor-type="as-char" svg:width="6.9236in" svg:height="3.896998in" draw:z-index="0">
<draw:image xlink:href="../Images/dwzh/2023-05-13T13-47-00Z/57181901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号 fighter</text:span>
</text:h>
      <text:p text:style-name="P4">
The national fighter aircraft, also known as the F-CK-1 fighter, is a light supersonic multi-purpose jet fighter designed and developed by Taiwan with the assistance of US technology. Under the planning of the Air Force of the Republic of China, this fighter and Taiwan's Phantom 2000-5 fighter aircraft and F-16 fighters purchased from the United States constituted the main force of the Taiwan Air Force defense. This was the "self -made defense fighter" instructed by the then President of the Republic of China Jiang Jingguo in the 1980s, named "Jingguo" to commemorate Jiang Jingguo.</text:p>
      <text:p text:style-name="P4">
*<draw:frame draw:style-name="fr1" draw:name="Image31" text:anchor-type="as-char" svg:width="6.9236in" svg:height="3.896998in" draw:z-index="0">
<draw:image xlink:href="../Images/dwzh/2023-05-13T13-47-00Z/57182000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Jing Guo" with "Sky Sword"</text:span>
</text:h>
      <text:p text:style-name="P4">
The development project of Taiwan's independent manufacturing aircraft is divided into four parts, namely "Eagle Yang", "Yunhan", "Tian Lei" and "Sky Sword". Among them, "Yingyang" develops the body, the "Yunhan" development engine and its related systems, "Tianlei" developed the avionics system, and the "Tianjian" developed air -to -air missiles. The picture shows the air -to -air missile of Tianjian II. This Central Missile is a equipment developed and produced by the Republic of China Zhongshan Science Research Institute with the assistance of the United States.</text:p>
      <text:p text:style-name="P4">
*<draw:frame draw:style-name="fr1" draw:name="Image32" text:anchor-type="as-char" svg:width="6.9236in" svg:height="3.896998in" draw:z-index="0">
<draw:image xlink:href="../Images/dwzh/2023-05-13T13-47-00Z/41974843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self -made high education machine "Yongying"</text:span>
</text:h>
      <text:p text:style-name="P4">
After Cai Yingwen came to power, he pushed the "National Machinery State" plan. The picture shows the new military senior coaching machine "Yongying", which is regarded as one of the representatives of Taiwan's local manufacturing representatives. The prototype appeared in September 2019. According to media reports, the T-5Brave Eagle belongs to the fifth-generation high-end jet trainer, and can also be converted into the role of attack aircraft under the needs of "flat war conversion" to perform the task of defense operations.</text:p>
      <text:p text:style-name="P4">
*<draw:frame draw:style-name="fr1" draw:name="Image33" text:anchor-type="as-char" svg:width="6.9236in" svg:height="3.896998in" draw:z-index="0">
<draw:image xlink:href="../Images/dwzh/2023-05-13T13-47-00Z/57182062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Ruiyu drone</text:span>
</text:h>
      <text:p text:style-name="P4">
Rui Ku drone, formerly known as "Zhongxiang II" drone, is a tactical drone system developed by the Chinese Academy of Sciences. According to reports, this system has functions such as fast deployment, long -term stagnation, target supervision positioning, electronic anti -interference and instant image transmission. It is currently deployed on the ground of Taiwan Island. Wait for tasks.</text:p>
      <text:p text:style-name="P4">
*<draw:frame draw:style-name="fr1" draw:name="Image34" text:anchor-type="as-char" svg:width="6.9236in" svg:height="3.896998in" draw:z-index="0">
<draw:image xlink:href="../Images/dwzh/2023-05-13T13-47-00Z/57182030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Tiantong Type Three" to the air weapon system</text:span>
</text:h>
      <text:p text:style-name="P4">
In addition to the "National Machinery and State" plan, Taiwan also launched the "layer plan" in anti -tactical ballistic missiles, which was developed by the Sky Gong Air Defense Series by the Zhongshan Institute of Science and Technology of the Republic of China. Among them, the Tiansuo Type (referred to as "Bow Three") was specially listed as a "strong bow project". According to R &amp; D people, in addition to missiles and boxes, its shooting control system includes a column radar, tactical center, power vehicle, communication relay, and transmitting rack. Radiation missiles and short -range tactical ballistic missiles and other target threats.#</text:p>
      <text:h text:style-name="P13" text:outline-level="4">
<text:span text:style-name="T4">
In these years, those military equipment made in Taiwan</text:span>
</text:h>
      <text:h text:style-name="P12" text:outline-level="3">
<text:span text:style-name="T4">
Thunder 2000 More Rocket System</text:span>
</text:h>
      <text:p text:style-name="P4">
The Thunder 2000 more rocket system is a highly integrated shooting command system. It is a multi -tube carbon developed by Taiwan after reference to modern design of various countries. The system was officially released in 1997 and was transferred to the Taiwan Army on September 1, 2012. According to reports, the entire system is composed of shooting command vehicles, artillery cars, AT8X8 ammunition vehicles and artillery rockets of three specifications. This shooting command system has the characteristics of self -judgment of bomb species, automatic calculation of the shooting of the element, automatic adjustment of the transmitter's high and low angle and the shooting worl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from China</text:span>
</text:h>
      <text:p text:style-name="P4">
Although experts such as Hu Zhendong and Su Ziyun believe that Taiwan ’s air defense capabilities can resist China's air strikes to a certain extent, they also expressed concern about the continuous activities of China’ s gray areas around Taiwan. And the PLA's increasingly frequent blockade of military exercises around Taiwan.</text:p>
      <text:p text:style-name="P4">
Since April 2023, China has increased the frequency of the gray zone around Taiwan, including <text:a xlink:type="simple" xlink:href="https://www.dw.com/zh/zh/中國擾台軍機數創新高-專家解析北京戰術/a-65275022" text:style-name="Internet_20_link" text:visited-style-name="Visited_20_Internet_20_Link">
</text:a>
Essence In addition, the PLA also showed new tactics and deployed operations drones around Taiwan. Du Zhenyi, a researcher at the Taiwan Institute of Defense Security, mentioned: "Beijing is being displayed, and drones have become part of their action in the gray area."</text:p>
      <text:p text:style-name="P4">
<draw:frame draw:style-name="fr1" draw:name="Image35" text:anchor-type="as-char" svg:width="6.9236in" svg:height="3.896998in" draw:z-index="0">
<draw:image xlink:href="../Images/dwzh/2023-05-13T13-47-00Z/65497507_401.jpg" xlink:type="simple" xlink:show="embed" xlink:actuate="onLoad" draw:mime-type="image/jpeg"/>
</draw:frame>
The Ministry of National Defense of Taiwan announced on May 2nd of the Chinese military aircraft activities. One of the BZK-005 drones was bypassing Taiwan in a clockwise direction</text:p>
      <text:p text:style-name="P4">
Hu Zhendong, an official of the first Pentagon, warned that the main purpose of China's action around Taiwan was to instill the concept of "failure" to the people of Taiwan, while affecting the island's air defense preparation status and ability. He said: "Wars are already carried out, because China's primary goal is to keep pressure to scare the people of Taiwan."</text:p>
      <text:p text:style-name="P4">
Hu Zhendong added that allowing the Taiwan Air Force to drive new military planes to intercept Chinese aircraft to disrupt their usual training and increase the cost of maintaining aircraft. He said: "Taiwan should consider using the upcoming military aircraft to intercept these, and recruit retired pilots to perform these tasks."</text:p>
      <text:p text:style-name="P4">
In order to better cope with the increasing risk brought by the potential cross -strait conflicts, Hu Zhendong believes that in addition to formulating a response plan for China's actions, Taiwan should also ensure sufficient war reserve materials. He told DW: "It is very important to ensure that the necessary supplies of Taiwan's necessary materials are in place."</text:p>
      <text:p text:style-name="P4">
News Source: <text:a xlink:type="simple" xlink:href="https://www.dw.com/zh/面对中国潜在攻击-台湾做了多少准备？/a-65613594" text:style-name="Internet_20_link" text:visited-style-name="Visited_20_Internet_20_Link">
https://www.dw.com/zh/面对中国潜在攻击-台湾做了多少准备？/a-65613594?maca=chi-rss-chi-all-1127-rdf</text:a>
</text:p>
      <!--NEWS-->
      <text:h text:style-name="P10" text:outline-level="1">
<text:span text:style-name="T4">
Super Hurricanes will land on hundreds of thousands of people in Myanmar and Bangladesh emergency evacuation</text:span>
</text:h>
      <text:p text:style-name="P4">
Publisher: 法新社</text:p>
      <text:p text:style-name="P4">
Published Time: 2023-05-13T2:02:09+00:00</text:p>
      <text:p text:style-name="P4">
Modified Time: 2023-05-13T21:50:01+00:00</text:p>
      <text:p text:style-name="P4">
Description: (Agence France -Presse, Myanmar Real on the 13th) As the strongest hurricane Mocha in the past 20 years has gradually approached Bangladesh and Myanmar, hundreds of thousands of people have emerged from the coast of the two countrie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5-13T2-02-09-00-00/000000.png" xlink:type="simple" xlink:show="embed" xlink:actuate="onLoad" draw:mime-type="image/png"/>
</draw:frame>
According to Agence France -Presse, according to the Zoom Earth website, the wind speed of Hurricane Mocha is as high as 240 kilometers per hour, so it is classified as "Super Cyclone".</text:p>
      <text:p text:style-name="P4">
Mocha is listed as a level 4 storm in the Saffir-Simpson (a total of 5 grades) that measures the intensity of the hurricane intensity.</text:p>
      <text:p text:style-name="P4">
It is expected that the intensity will weaken the intensity before the Mochasa Hurricane landed in the region between the coast of the coast of the coast of Cox's Bazar and the Rakhine in western Myanmar.</text:p>
      <text:p text:style-name="P4">
Kok Sabar's refugee revenue is nearly 1 million Luo Xingya refugees, and they all live in a humble house. The Bangladesh authorities banned Loxia people from building houses with cement because they were worried that it would encourage them to settle permanently and not return to Myanmar that they escaped 5 years ago.</text:p>
      <text:p text:style-name="P4">
Bangladesh officials announced tonight that the authorities have relocated nearly 100,000 people of Koksbarbar and Chittagong to a safe area, and "refugees have evacuated to nearly 4,000 asylums respectively."</text:p>
      <text:p text:style-name="P4">
Although officials claimed to evacuate refugees into more strong buildings such as community centers and schools, the Deputy Director of the Bangladesh Refugee Affairs Department Shamsuddouza told AFP that "all the Luxians of the refugee camp are in danger middle."</text:p>
      <text:p text:style-name="P4">
Dhaka Meteorological Bureau predicts that the hurricane will bring a 4 -meter high storm, which may flood the low -lying coastal villages; the hurricane will also bring heavy rain and trigger soil flow. Myanmarirway International announced that all flights flying to Ruoche have been suspended until 15 days.</text:p>
      <text:p text:style-name="P4">
The Myanmar Red Cross Society also said that the organization is preparing to deal with "major emergency events."</text:p>
      <text:p text:style-name="P4">
News Source: <text:a xlink:type="simple" xlink:href="https://www.rfi.fr/cn/%E5%9B%BD%E9%99%85%E6%8A%A5%E9%81%93/20230513-%E8%B6%85%E7%BA%A7%E9%A3%93%E9%A3%8E%E5%B0%86%E7%99%BB%E9%99%86%E7%BC%85%E7%94%B8%E4%B8%8E%E5%AD%9F%E5%8A%A0%E6%8B%89-%E6%95%B0%E5%8D%81%E4%B8%87%E4%BA%BA%E7%B4%A7%E6%80%A5%E6%92%A4%E7%A6%BB" text:style-name="Internet_20_link" text:visited-style-name="Visited_20_Internet_20_Link">
https://www.rfi.fr/cn/%E5%9B%BD%E9%99%85%E6%8A%A5%E9%81%93/20230513-%E8%B6%85%E7%BA%A7%E9%A3%93%E9%A3%8E%E5%B0%86%E7%99%BB%E9%99%86%E7%BC%85%E7%94%B8%E4%B8%8E%E5%AD%9F%E5%8A%A0%E6%8B%89-%E6%95%B0%E5%8D%81%E4%B8%87%E4%BA%BA%E7%B4%A7%E6%80%A5%E6%92%A4%E7%A6%BB</text:a>
</text:p>
      <!--NEWS-->
      <text:h text:style-name="P10" text:outline-level="1">
<text:span text:style-name="T4">
Demennsky meets the Pope Francis to discuss Ukrainian humanity needs</text:span>
</text:h>
      <text:p text:style-name="P4">
Publisher: 法新社</text:p>
      <text:p text:style-name="P4">
Published Time: 2023-05-13T22:02:09+00:00</text:p>
      <text:p text:style-name="P4">
Modified Time: 2023-05-13T21:50:03+00:00</text:p>
      <text:p text:style-name="P4">
Description: (Agence France -Presse Vatican on the 13th comprehensive foreign news report) Ukrainian President Zeroski met with Catholic Pope Francis in the Vatican today, and the two sides discussed the necessity of assisting the conflict of "innocent victi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3T22-02-09-00-00/000000.png" xlink:type="simple" xlink:show="embed" xlink:actuate="onLoad" draw:mime-type="image/png"/>
</draw:frame>
This was the first visit to Rome since the outbreak of the Russian and Ukraine War, Volodymyr ZELENSKYY, who talked with the Pope for 40 minutes.</text:p>
      <text:p text:style-name="P4">
According to a statement issued by the Vatican after the meeting, they discussed the "Ukrainian humanity and political situation caused by the war", but the statement did not directly name Russia.</text:p>
      <text:p text:style-name="P4">
The statement also said, "The two sides agreed to continue humanitarian actions to support the people. Pope especially emphasized that at present, it is urgent to provide humanitarian assistance to the most vulnerable and conflict innocent victims."</text:p>
      <text:p text:style-name="P4">
Zenoski also posted in the community media, "I am very grateful to the Pope's concern for the tragedy of millions of Ukraine." He also said that the two sides discussed the fate of "tens of thousands of children" sent to Russia.</text:p>
      <text:p text:style-name="P4">
Last month, Prime Minister of Ukraine, Denysshmyhal, was met by Fang Ji, and discussed the peace plan mentioned by the Pope with the Pope, invited the Pope to visit Kiev in person, and asked him to assist him to send it back to be forcibly brought to it to be brought to to be brought to to be brought to. Russian children.</text:p>
      <text:p text:style-name="P4">
Before meeting with the Pope today, Zenoski met with the Italian President Sergio Mattarella and Prime Minister Giorgiameloni in Rome, and Tosinsky will be transferred to Berlin tomorrow.</text:p>
      <text:p text:style-name="P4">
Madrera and Merrusti reiterated that Italy will provide Ukrainian military, finance, humanity, and reconstruction assistance in the short term and long -term support.</text:p>
      <text:p text:style-name="P4">
News Source: <text:a xlink:type="simple" xlink:href="https://www.rfi.fr/cn/%E5%9B%BD%E9%99%85%E6%8A%A5%E9%81%93/20230513-%E6%B3%BD%E4%BC%A6%E6%96%AF%E5%9F%BA%E4%BC%9A%E6%99%A4%E6%95%99%E5%AE%97%E6%96%B9%E6%B5%8E%E5%90%84-%E8%AE%A8%E8%AE%BA%E4%B9%8C%E5%85%8B%E5%85%B0%E4%BA%BA%E9%81%93%E9%9C%80%E6%B1%82" text:style-name="Internet_20_link" text:visited-style-name="Visited_20_Internet_20_Link">
https://www.rfi.fr/cn/%E5%9B%BD%E9%99%85%E6%8A%A5%E9%81%93/20230513-%E6%B3%BD%E4%BC%A6%E6%96%AF%E5%9F%BA%E4%BC%9A%E6%99%A4%E6%95%99%E5%AE%97%E6%96%B9%E6%B5%8E%E5%90%84-%E8%AE%A8%E8%AE%BA%E4%B9%8C%E5%85%8B%E5%85%B0%E4%BA%BA%E9%81%93%E9%9C%80%E6%B1%82</text:a>
</text:p>
      <!--NEWS-->
      <text:h text:style-name="P10" text:outline-level="1">
<text:span text:style-name="T4">
The Germans expect a life span less than most Western European countries</text:span>
</text:h>
      <text:p text:style-name="P4">
Author: None (Language: zh)</text:p>
      <text:p text:style-name="P4">
Publisher: None</text:p>
      <text:p text:style-name="P4">
Time: 2023-05-14T-2:48:00Z</text:p>
      <text:p text:style-name="P4">
Description: The latest announcement shows that compared with other Western European countries, the average life expectancy of Germans is relatively low. An important reason is that the proportion of cardiovascular disease is higher. Researchers emphasize that most cardiovascular diseases can be prevented.</text:p>
      <text:p text:style-name="P4">
Videos: []</text:p>
      <text:p text:style-name="P4">
Images: ["<text:a xlink:type="simple" xlink:href="https://static.dw.com/image/65589912_303.jpg" text:style-name="Internet_20_link" text:visited-style-name="Visited_20_Internet_20_Link">
65589912_303.jpg</text:a>
", "<text:a xlink:type="simple" xlink:href="https://static.dw.com/image/43328924_303.jpg" text:style-name="Internet_20_link" text:visited-style-name="Visited_20_Internet_20_Link">
43328924_303.jpg</text:a>
", "<text:a xlink:type="simple" xlink:href="https://static.dw.com/image/42093319_303.jpg" text:style-name="Internet_20_link" text:visited-style-name="Visited_20_Internet_20_Link">
42093319_303.jpg</text:a>
", "<text:a xlink:type="simple" xlink:href="https://static.dw.com/image/16304649_303.jpg" text:style-name="Internet_20_link" text:visited-style-name="Visited_20_Internet_20_Link">
16304649_303.jpg</text:a>
", "<text:a xlink:type="simple" xlink:href="https://static.dw.com/image/19115086_303.jpg" text:style-name="Internet_20_link" text:visited-style-name="Visited_20_Internet_20_Link">
19115086_303.jpg</text:a>
", "<text:a xlink:type="simple" xlink:href="https://static.dw.com/image/36012428_303.jpg" text:style-name="Internet_20_link" text:visited-style-name="Visited_20_Internet_20_Link">
36012428_303.jpg</text:a>
", "<text:a xlink:type="simple" xlink:href="https://static.dw.com/image/36662001_303.jpg" text:style-name="Internet_20_link" text:visited-style-name="Visited_20_Internet_20_Link">
36662001_303.jpg</text:a>
", "<text:a xlink:type="simple" xlink:href="https://static.dw.com/image/43326003_303.jpg" text:style-name="Internet_20_link" text:visited-style-name="Visited_20_Internet_20_Link">
43326003_303.jpg</text:a>
", "<text:a xlink:type="simple" xlink:href="https://static.dw.com/image/42550746_303.jpg" text:style-name="Internet_20_link" text:visited-style-name="Visited_20_Internet_20_Link">
42550746_303.jpg</text:a>
", "<text:a xlink:type="simple" xlink:href="https://static.dw.com/image/43342095_303.jpg" text:style-name="Internet_20_link" text:visited-style-name="Visited_20_Internet_20_Link">
43342095_303.jpg</text:a>
"]</text:p>
      <text:p text:style-name="P4">
Subject: 科技环境</text:p>
      <text:p text:style-name="P4">
Subjects: ['预期寿命', '健康', '心血管疾病', '致死', '预防', '医疗卫生服务', '西欧']</text:p>
      <text:p text:style-name="P4">
Keywords: ['意见反馈']</text:p>
      <text:p text:style-name="P4">
Id: 65599686</text:p>
      <!--METADATA-->
      <text:p text:style-name="P4">
<text:a xlink:type="simple" xlink:href="https://www.dw.com/zh/overlay/image/article/65599686/65589912" text:style-name="Internet_20_link" text:visited-style-name="Visited_20_Internet_20_Link">
 <draw:frame draw:style-name="fr1" draw:name="Image38" text:anchor-type="as-char" svg:width="6.9236in" svg:height="3.896998in" draw:z-index="0">
<draw:image xlink:href="../Images/dwzh/2023-05-14T-2-48-00Z/65589912_303.jpg" xlink:type="simple" xlink:show="embed" xlink:actuate="onLoad" draw:mime-type="image/jpeg"/>
</draw:frame>
</text:a>
The Germans have rich medical service resources, but the expected life span is not as good as other Western European countries</text:p>
      <text:p text:style-name="P4">
(Voice of Germany) If the average life expectancy of the nationals is compared, Germany's ranking in Western European countries is very backward. According to a survey released by the German Federal Population Institute (BIB) this week, in 16 countries in Western Europe, German men's expectations ranked 15th and German women ranked 14th. The main reason for this result is that the Germans cause <text:a xlink:type="simple" xlink:href="https://www.dw.com/zh/zh/心血管疾病成为威胁中国人健康的头号杀手/a-1954844" text:style-name="Internet_20_link" text:visited-style-name="Visited_20_Internet_20_Link">
</text:a>
The proportion of death is higher.</text:p>
      <text:p text:style-name="P4">
The investigation jointly conducted by the Federal Population Institute and Max Planck Population Institute was published in the journal of Europe in April. Among the people born in 2019, of the 16 countries in Western Europe, Spanish women have the highest life expectancy at 86.2 years, followed by French women, 85.6 years old. Swiss men ranked first with the expected life expectancy of 81.9 years old, followed by Swedish men, 81.4 years old. The expected life expectancy of German women born in 2019 is 83.5 years, and men are 78.7 years old, ranking third and second in the penultimate.</text:p>
      <text:p text:style-name="P4">
Researchers analyzed according to different causes and found that compared with the top -ranking countries, <text:a xlink:type="simple" xlink:href="https://www.dw.com/zh/zh/德国人越来越长寿-却难摆脱十大病症/a-36113221" text:style-name="Internet_20_link" text:visited-style-name="Visited_20_Internet_20_Link">
</text:a>
Especially because of cardiovascular disease. In terms of age, German men over 50 years of age show the mortality higher than most other Western European countries, while German women show a higher mortality rate at the age of 65.</text:p>
      <text:p text:style-name="P4">
*<draw:frame draw:style-name="fr1" draw:name="Image39" text:anchor-type="as-char" svg:width="6.9236in" svg:height="3.896998in" draw:z-index="0">
<draw:image xlink:href="../Images/dwzh/2023-05-14T-2-48-00Z/43328924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The longest life of Germans died</text:span>
</text:h>
      <text:p text:style-name="P4">
Edelgard Huber Vongersdorff has gone through the "Three Generations of Dynasties" of the German Empire, Nazi Germany, and the Federal Republic of Germany. On April 10, 2018, as the longest lifeman of contemporary Germany, she died at her home in Karsuhe, who was 112 years old.</text:p>
      <text:p text:style-name="P4">
*<draw:frame draw:style-name="fr1" draw:name="Image40" text:anchor-type="as-char" svg:width="6.9236in" svg:height="3.896998in" draw:z-index="0">
<draw:image xlink:href="../Images/dwzh/2023-05-14T-2-48-00Z/42093319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A lifetime insist on physical exercise</text:span>
</text:h>
      <text:p text:style-name="P4">
Von Gesdorf was born in a family of officers in Turinen in 1905. She suffered from pediatric paralysis when she was young, but this did not stop her love for sports. Riding a bicycle became her lifelong hobby. Until the end of her life, she continued to exercise every day.</text:p>
      <text:p text:style-name="P4">
*<draw:frame draw:style-name="fr1" draw:name="Image41" text:anchor-type="as-char" svg:width="6.9236in" svg:height="3.896998in" draw:z-index="0">
<draw:image xlink:href="../Images/dwzh/2023-05-14T-2-48-00Z/16304649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Living to the old, curious to the old</text:span>
</text:h>
      <text:p text:style-name="P4">
With the encouragement of Mr., Feng Gesdov not only overcome the physical inconvenience caused by the paralysis of children, but also officially registered to college, first maintained chemistry, and then transferred to law. Until retirement, she has been engaged in legal work in a bank. Von Gesdorf is very concerned about the major events in the world. In the end, she couldn't read and read the newspaper in person. She asked others to read newspapers for her.</text:p>
      <text:p text:style-name="P4">
*<draw:frame draw:style-name="fr1" draw:name="Image42" text:anchor-type="as-char" svg:width="6.9236in" svg:height="3.896998in" draw:z-index="0">
<draw:image xlink:href="../Images/dwzh/2023-05-14T-2-48-00Z/19115086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He is a Holocaust survivor</text:span>
</text:h>
      <text:p text:style-name="P4">
On August 11, 2017, the longest life in the world, Israelkristal, died at 113 years old. It is difficult to imagine that the elder is a survivor of a Nazi Holocaust. On September 15, 1903, the Jews, Kristantar, was born in Poland. In 1944, he was driven into the Oswelin concentration camp by the Nazis. He lost his ex -wife and two children there. Settled in Israel in 1950. In 2016, Guinness World Records awarded him the title of "the most in the world".</text:p>
      <text:p text:style-name="P4">
*<draw:frame draw:style-name="fr1" draw:name="Image43" text:anchor-type="as-char" svg:width="6.9236in" svg:height="3.896998in" draw:z-index="0">
<draw:image xlink:href="../Images/dwzh/2023-05-14T-2-48-00Z/36012428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113 -year -old adult gift</text:span>
</text:h>
      <text:p text:style-name="P4">
On the 113 -year -old birthday, his family celebrated the "Barmitzwa" for him. Boys who believe in Jewish religion, at the age of 13, their families will hold this etiquette to celebrate the maturity of teenagers in adulthood. What I saw on the picture was in front of Jerusalem's crying wall, the Israeli family was celebrating adult ceremony.</text:p>
      <text:p text:style-name="P4">
*<draw:frame draw:style-name="fr1" draw:name="Image44" text:anchor-type="as-char" svg:width="6.9236in" svg:height="3.896998in" draw:z-index="0">
<draw:image xlink:href="../Images/dwzh/2023-05-14T-2-48-00Z/36662001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Sweet food is the call of his life</text:span>
</text:h>
      <text:p text:style-name="P4">
Cristtar is optimistic and confident, and is an excellent dessert cake master. After being forced to move into the Jewish residential area in Rosz, Poland, he opened a sweet shop again. In addition to the local Jews, the Germans also came to his shop to buy sweets. You can also get sweet ingredients for sweetness. After settling in the city of Israel, Kristantar re -filed the old industry and worked out the old industry.</text:p>
      <text:p text:style-name="P4">
*<draw:frame draw:style-name="fr1" draw:name="Image45" text:anchor-type="as-char" svg:width="6.9236in" svg:height="3.896998in" draw:z-index="0">
<draw:image xlink:href="../Images/dwzh/2023-05-14T-2-48-00Z/43326003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The longest -lived man in Hokkaido, Japan</text:span>
</text:h>
      <text:p text:style-name="P4">
On April 10, 2018, the Guinness World Records announced that the 112 -year -old 259 days, Masazo Nonaka from Japan became "the oldest male in the world." Hokkaido lived in Hokkaido and was born on July 25, 1905.</text:p>
      <text:p text:style-name="P4">
*<draw:frame draw:style-name="fr1" draw:name="Image46" text:anchor-type="as-char" svg:width="6.9236in" svg:height="3.896998in" draw:z-index="0">
<draw:image xlink:href="../Images/dwzh/2023-05-14T-2-48-00Z/42550746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cream cake is the favorite</text:span>
</text:h>
      <text:p text:style-name="P4">
When asked about the secret of longevity, Nango said that he likes cream cakes the most. For other sweets, he is not refused. When Guinness issued the world's longest male certificate, he also brought a box of big cakes.</text:p>
      <text:p text:style-name="P4">
*<draw:frame draw:style-name="fr1" draw:name="Image47" text:anchor-type="as-char" svg:width="6.9236in" svg:height="3.896998in" draw:z-index="0">
<draw:image xlink:href="../Images/dwzh/2023-05-14T-2-48-00Z/43342095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Another hobby is to soak hot springs</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PavelGrigoriev, a scholar at the Federal Population Research Institute, pointed out that under the current medical conditions, most cardiovascular diseases can be prevented. For example Preventive measures such as inspection. In this regard, Germany is obviously "backward" in other countries and should cause anxiety and vigilance. Researchers speculate that the reason is the lack of prevention. In addition, the diagnosis is not timely affecting the effect of treatment and healing.</text:p>
      <text:p text:style-name="P4">
Grigrierv said that although Germany is an economically developed country, the high investment of medical care for medical care allows the vast majority of residents to enjoy more comprehensive medical services, but the number of national life expectancy in Western European countries ranks outfront. Form an accident contrast. He said this is a warning message reminding people to consider the sustainability of the medical and health system.</text:p>
      <text:p text:style-name="P4">
(Germany, Catholic News Agency)</text:p>
      <text:p text:style-name="P4">
News Source: <text:a xlink:type="simple" xlink:href="https://www.dw.com/zh/德国人预期寿命低于多数西欧国家/a-65599686" text:style-name="Internet_20_link" text:visited-style-name="Visited_20_Internet_20_Link">
https://www.dw.com/zh/德国人预期寿命低于多数西欧国家/a-65599686?maca=chi-rss-chi-all-1127-rdf</text:a>
</text:p>
      <!--NEWS-->
      <text:h text:style-name="P10" text:outline-level="1">
<text:span text:style-name="T4">
Under the threat of China and North Korea, how does Japan and South Korea deepen the relationship?</text:span>
</text:h>
      <text:p text:style-name="P4">
Author: None (Language: zh)</text:p>
      <text:p text:style-name="P4">
Publisher: None</text:p>
      <text:p text:style-name="P4">
Time: 2023-05-14T-4:48:00Z</text:p>
      <text:p text:style-name="P4">
Description: Due to the threat from North Korea and China, leaders in South Korea and Japan are trying to strengthen bilateral relations by frequent access. However, experts believe that criticism from South Korea may develop resistance.</text:p>
      <text:p text:style-name="P4">
Videos: []</text:p>
      <text:p text:style-name="P4">
Images: ["<text:a xlink:type="simple" xlink:href="https://static.dw.com/image/65545260_303.jpg" text:style-name="Internet_20_link" text:visited-style-name="Visited_20_Internet_20_Link">
65545260_303.jpg</text:a>
", "<text:a xlink:type="simple" xlink:href="https://static.dw.com/image/49878711_401.jpg" text:style-name="Internet_20_link" text:visited-style-name="Visited_20_Internet_20_Link">
49878711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text:p>
      <text:p text:style-name="P4">
Keywords: ['朝鲜', '金正恩']</text:p>
      <text:p text:style-name="P4">
Id: 65574836</text:p>
      <!--METADATA-->
      <text:p text:style-name="P4">
<text:a xlink:type="simple" xlink:href="https://www.dw.com/zh/overlay/image/article/65574836/65545260" text:style-name="Internet_20_link" text:visited-style-name="Visited_20_Internet_20_Link">
 <draw:frame draw:style-name="fr1" draw:name="Image48" text:anchor-type="as-char" svg:width="6.9236in" svg:height="3.896998in" draw:z-index="0">
<draw:image xlink:href="../Images/dwzh/2023-05-14T-4-48-00Z/65545260_303.jpg" xlink:type="simple" xlink:show="embed" xlink:actuate="onLoad" draw:mime-type="image/jpeg"/>
</draw:frame>
</text:a>
Japanese Prime Minister Kishida Wenxiong returned to Seoul on May 7 to hold a head talks with South Korean President Yin Xiyue</text:p>
      <text:p text:style-name="P4">
(Voice of Germany Chinese) <text:a xlink:type="simple" xlink:href="https://www.dw.com/zh/zh/日韩举行首脑会谈深化双边关系/a-65542032" text:style-name="Internet_20_link" text:visited-style-name="Visited_20_Internet_20_Link">
</text:a>
Essence With the increasingly concerned about provocative military activities on North Korea and China's influence, the two leaders tried to further strengthen the bilateral relations between Japan and South Korea.</text:p>
      <text:p text:style-name="P4">
During the summit, Yin Xiyue said that the efforts to deepen the bilateral relations between Japan and South Korea should not be hindered by the historical disputes that have not yet been resolved. As the first Japanese leader who visited Seoul for more than five years, Kishida Wenxiong said that since Yin Xiyue visited Tokyo in March, the relationship between these two Asian countries has been developing "vibrant".</text:p>
      <text:p text:style-name="P4">
Both leaders promised to promote cooperation and coordination, and urged officials of both parties to formulate specific steps to improve each other's security and economic cooperation. The meeting was less than two weeks after the Seventh -way Group summit in Hiroshima, Japan. Kishida Wenxiong has invited Yin Xiyue to the summit. Two leaders are expected to hold a third -side meeting with US President Biden Biden during the Seventh National Group's meeting.</text:p>
      <text:p text:style-name="P4">
Some analysts say that the trip to Seoul, Kishida, reflects that Japan and South Korea want to reconcile bilateral issues and maintain harmonious relationships. Yin Xiyue visited Tokyo in March and was widely considered a diplomatic breakthrough. Eleanorhughes, a very resident researcher in the think tank in Chicago, said: "In this regard, aspect, Tian Wenxiong decided to invite Yin Xiyue to attend the G7 summit of the Hiroshima, which successfully opened the door for the two countries to obtain policy in deepening security and economic relations."</text:p>
      <text:p text:style-name="P4">
<text:span text:style-name="T4">
 Combined concerns about regional security </text:span>
</text:p>
      <text:p text:style-name="P4">
During the Sunday meeting, Kishida Wenxiong and Yin Xiyue acknowledged that Japan and South Korea jointly responded to the rising security threats of the region due to the repeated missile tests and the promotion of nuclear weapons in North Korea. Although the two leaders did not mention China directly, some experts believed that Beijing's continuous expansion in the region was also an important factor in deepening bilateral relations in Tokyo and Seoul.</text:p>
      <text:p text:style-name="P4">
"Japan understands that the wider challenge of the region is the rise of China, and how this will cause destructive power to the economy, diplomacy, and security." Stephennagy, a professor at the Department of Political and International Studies of the Japan International Christian University, said, "" " Tokyo, of course, I hope to cooperate with South Korea to ensure that the region remains stable and prosperous. "</text:p>
      <text:p text:style-name="P4">
Although Japan has been increasing the challenges brought about by China's rise, South Korea has adopted a more tough speech to describe China's impact on aggressive expansion in the region. In an interview with Reuters last month, Yin Xiyue said that the intensification of tensions around Taiwan was caused by trying to change the status quo with force, and he tried to oppose it.</text:p>
      <text:p text:style-name="P4">
Yin Xiyue's remarks were strongly protested by Beijing. The deputy minister of the Ministry of Foreign Affairs of China, Sun Weidong, qualitated the speech of the President of South Korea as "wrong" and "completely unacceptable".</text:p>
      <text:p text:style-name="P4">
Professor Najib told Germany that the Yin Xiyue government made it clear in most communication that they believe that China's current development direction is not necessarily positive for the region and South Korea. "Therefore, Seoul needs to cooperate with Japan and the United States and other like -minded countries to make South Korea better respond to future challenges related to China's rise." He explained.</text:p>
      <text:p text:style-name="P4">
Although some people are worried that due to the greater economic impact of China on South Korea, South Korea is still relatively weak on the China issue, but some experts believe that because China and North Korea seem to be unlikely to change their actions in the region, Seoul and Tokyo The relationship between the between will continue to deepen.</text:p>
      <text:p text:style-name="P4">
East Asian affairs expert at the University of Foreign Languages, Joelatkinson, said: "The actions of China and North Korea are the key factor to promote South Korea and Japan." He also believes that because Beijing and Pyongyang stubbornly insist on himself. Line ", the relationship between Seoul and Tokyo will continue to heat up.</text:p>
      <text:p text:style-name="P4">
<text:span text:style-name="T4">
 resistance from domestic politics from Korea </text:span>
</text:p>
      <text:p text:style-name="P4">
Although experts generally believe that the second summit of the two leaders shows that it will further strengthen the bilateral relations between Japan and South Korea, some people expressed doubts about the long -term prospects of this relationship, and they are worried that Yin Xiyue lacks public support. Progress caused obstacles.</text:p>
      <text:p text:style-name="P4">
As an expert in East Asian affairs, Atkinson, a Korean University of Foreign Languages, said: "Yin Xiyue is easily described as a pro -Japanese faction by the opposition party.</text:p>
      <text:p text:style-name="P4">
<draw:frame draw:style-name="fr1" draw:name="Image49" text:anchor-type="as-char" svg:width="6.9236in" svg:height="3.896998in" draw:z-index="0">
<draw:image xlink:href="../Images/dwzh/2023-05-14T-4-48-00Z/49878711_401.jpg" xlink:type="simple" xlink:show="embed" xlink:actuate="onLoad" draw:mime-type="image/jpeg"/>
</draw:frame>
In August 2019, a large number of South Korean people held protest demonstrations in front of the Japanese Embassy in Korea, asking Japanese officials to formally apologize to Japanese workers in Japan during World War II.</text:p>
      <text:p text:style-name="P4">
According to him, this visit may give Yin Xiyue's critics more pragmatic, and it may also show him to Korean voters that the two countries are developing in a way that is conducive to South Korea. Atkinson told Germany: "In the long run, whether the summit will strengthen the relationship between the two countries depends on the response of the Korean public."</text:p>
      <text:p text:style-name="P4">
On the other hand, Japan is still cautious about advancing relations with South Korea. In 2018, Yin Xiyue's former Wen Zaiyin ruling, the South Korean court ruled that the two Japanese companies had compensated some of the former Korean employees on the forced labor during World War II, causing disputes between the two countries.</text:p>
      <text:p text:style-name="P4">
"(Tokyo) I hope that Yin Xiyue's government will be successful, but they are worried that he may not be re -elected." Najib of Japan International Christian University said, "Therefore, Japan is very cautious in how to deepen the relationship with South Korea. Consolidate the stable factors. "</text:p>
      <text:p text:style-name="P4">
Because Tokyo had 35 years of colonial occupation on the Korean Peninsula in 1945, the relationship between Japan and South Korea has long been in disputes. The atrocities made by the Japanese militarium government, including sexual slavery and forced labor, made reconciliation very difficult. Although Yin Xiyue tried to establish a closer relationship with Japan on the basis of joint focus on the security challenges caused by North Korea and China, he faced continuous criticism because he made concessions to Tokyo.</text:p>
      <text:p text:style-name="P4">
Li Zaiming, the leader of the co -Democratic Party of South Korea, said: "The normalization of relations between South Korea and Japan is necessary. I agree with this, but it cannot be at the expense of our national interests, national dignity, history, and justice." His presidential election in 2022 was elected Zhong Yi's weak disadvantage lost to Yin Xiyue.</text:p>
      <text:p text:style-name="P4">
<text:span text:style-name="T4">
 The United States is the "</text:span>
 <text:span text:style-name="T4">
 bonding agent </text:span>
 <text:span text:style-name="T4">
" </text:span>
 of the United States in the United States <text:span text:style-name="T4">
 </text:span>
 <text:span text:style-name="T4">
 "</text:span>
</text:p>
      <text:p text:style-name="P4">
Although Tokyo and Seoul are facing some challenges in promoting bilateral relations, experts said that the United States plays an important role in helping the two countries to promote bilateral relations. Professor Atkinson said: "The White House's approach is to encourage speech and inspire the progress of the reputation with the close relationship with the US President."</text:p>
      <text:p text:style-name="P4">
Atkinson told Germany that the most valuable support that the United States can provide is military deterrence because North Korea and China are unwilling to fight against the United States. He said: "The cooperation between South Korea and Japan shows that they are more willing to support each other in the crisis, and the United States rewards Seoul by agreeing with more risks."#</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draw:frame draw:style-name="fr1" draw:name="Image50" text:anchor-type="as-char" svg:width="6.9236in" svg:height="3.896998in" draw:z-index="0">
<draw:image xlink:href="../Images/dwzh/2023-05-14T-4-48-00Z/64589922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draw:frame draw:style-name="fr1" draw:name="Image51" text:anchor-type="as-char" svg:width="6.9236in" svg:height="3.896998in" draw:z-index="0">
<draw:image xlink:href="../Images/dwzh/2023-05-14T-4-48-00Z/6338595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draw:frame draw:style-name="fr1" draw:name="Image52" text:anchor-type="as-char" svg:width="6.9236in" svg:height="3.896998in" draw:z-index="0">
<draw:image xlink:href="../Images/dwzh/2023-05-14T-4-48-00Z/4001019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draw:frame draw:style-name="fr1" draw:name="Image53" text:anchor-type="as-char" svg:width="6.9236in" svg:height="3.896998in" draw:z-index="0">
<draw:image xlink:href="../Images/dwzh/2023-05-14T-4-48-00Z/64584719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draw:frame draw:style-name="fr1" draw:name="Image54" text:anchor-type="as-char" svg:width="6.9236in" svg:height="3.896998in" draw:z-index="0">
<draw:image xlink:href="../Images/dwzh/2023-05-14T-4-48-00Z/63008271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Professor Najib of Japan's International Christian University added that in addition to the United States, other like -minded democratic countries also believe that the relationship between South Korea and Japan needs to surpass historical disputes and should try more cooperation. He said: "The United States is the adhesive to maintain dialogue between the two countries, but the governments of many other countries are also working hard to encourage the cooperation between the two countries."</text:p>
      <text:p text:style-name="P4">
Due to a similar vision for maintaining the rules -based order in the Indo -Pacific region, Najib believes that South Korea and Japan can cooperate with his like -minded countries to create a wider range of political economy in the Indo -Pacific region. These efforts can be implemented through multilateral cooperation such as "small bilateral cooperation" between four to five countries or multilateral cooperation like Yintai's economic framework.</text:p>
      <text:p text:style-name="P4">
"Rather than saying that China is the center of the economy in the region, we can see that more regional cooperation is becoming the center of the economy of Southeast and South Asia." He told Germany and added that when China loses the asymmetric economic advantages, South Korea and Japan and other countries will be more capable of balanced China ’s scale and military challenges in the Indo -Pacific region.</text:p>
      <text:p text:style-name="P4">
News Source: <text:a xlink:type="simple" xlink:href="https://www.dw.com/zh/中朝威胁下，日韩如何深化关系？/a-65574836" text:style-name="Internet_20_link" text:visited-style-name="Visited_20_Internet_20_Link">
https://www.dw.com/zh/中朝威胁下，日韩如何深化关系？/a-65574836?maca=chi-rss-chi-all-1127-rdf</text:a>
</text:p>
      <!--NEWS-->
      <text:h text:style-name="P10" text:outline-level="1">
<text:span text:style-name="T4">
China has reduced the proportion of "green land investment" in Europe in China</text:span>
</text:h>
      <text:p text:style-name="P4">
Author: None (Language: zh)</text:p>
      <text:p text:style-name="P4">
Publisher: None</text:p>
      <text:p text:style-name="P4">
Time: 2023-05-14T-7:47:00Z</text:p>
      <text:p text:style-name="P4">
Description: Compared with 2021, China's investment in Europe decreased by 22%last year. But at the same time, the investment in Chinese companies in the European battery industry is rising sharply.</text:p>
      <text:p text:style-name="P4">
Videos: []</text:p>
      <text:p text:style-name="P4">
Images: ["<text:a xlink:type="simple" xlink:href="https://static.dw.com/image/62128785_303.jpg" text:style-name="Internet_20_link" text:visited-style-name="Visited_20_Internet_20_Link">
62128785_303.jpg</text:a>
", "<text:a xlink:type="simple" xlink:href="https://static.dw.com/image/62539416_401.jpg" text:style-name="Internet_20_link" text:visited-style-name="Visited_20_Internet_20_Link">
62539416_401.jpg</text:a>
"]</text:p>
      <text:p text:style-name="P4">
Subject: 经济纵横</text:p>
      <text:p text:style-name="P4">
Subjects: ['德中关系', '岛屿主权争端', '专题报道：全景观看“习马会”', '能源转型', '中国', '中共十九大']</text:p>
      <text:p text:style-name="P4">
Keywords: ['中国', '海外投资', '电池', '汽车工业', '绿色能源', '敏感行业']</text:p>
      <text:p text:style-name="P4">
Id: 65593312</text:p>
      <!--METADATA-->
      <text:p text:style-name="P4">
<text:a xlink:type="simple" xlink:href="https://www.dw.com/zh/overlay/image/article/65593312/62128785" text:style-name="Internet_20_link" text:visited-style-name="Visited_20_Internet_20_Link">
 <draw:frame draw:style-name="fr1" draw:name="Image55" text:anchor-type="as-char" svg:width="6.9236in" svg:height="3.896998in" draw:z-index="0">
<draw:image xlink:href="../Images/dwzh/2023-05-14T-7-47-00Z/62128785_303.jpg" xlink:type="simple" xlink:show="embed" xlink:actuate="onLoad" draw:mime-type="image/jpeg"/>
</draw:frame>
</text:a>
In the Ningde era, it was invested in the construction of a battery factory in Tulinen, Germany</text:p>
      <text:p text:style-name="P4">
(Voice of Germany) China has declined significantly again last year. The latest report released by the Berlin Makato China Research Center on Tuesday pointed out that China ’s investment in Europe is mainly concentrated in the field of automobiles and consumer goods. Investment projects are mainly concentrated in Germany, Britain, France and Hungary.</text:p>
      <text:p text:style-name="P4">
In 2022, China's total investment in Europe was 7.9 billion euros, which was equivalent to the level in 2013, but it decreased by 22%compared with 2021. The three -quarters of the total investment were concentrated in the automotive and consumer goods field.</text:p>
      <text:h text:style-name="P12" text:outline-level="3">
<text:span text:style-name="T4">
Large -scale investment project concentrated in the battery field</text:span>
</text:h>
      <text:p text:style-name="P4">
Large -scale investment projects are mainly concentrated in battery production for electric vehicles. <text:a xlink:type="simple" xlink:href="https://www.dw.com/zh/zh/电池的副作用宁德时代在德投资受审视/a-65549438" text:style-name="Internet_20_link" text:visited-style-name="Visited_20_Internet_20_Link">
</text:a>
Essence</text:p>
      <text:p text:style-name="P4">
Behind the sharp increase in Greenland investment is a small number of large projects related to the automotive industry. Chinese battery companies such as Ningde Times, Vision Power, and Hive Energy invested factories in Germany, Britain, France, and Hungary, respectively. The above -mentioned four countries also accounted for 88%of the total investment in Europe. This is also the first time that China Investment has surpassed the corporate mergers and acquisitions in China since 2008. The amount of corporate mergers and acquisitions fell to 3.4 billion euros, which is the year when the amount of mergers and acquisitions since 2011.</text:p>
      <text:p text:style-name="P4">
<draw:frame draw:style-name="fr1" draw:name="Image56" text:anchor-type="as-char" svg:width="6.9236in" svg:height="3.896998in" draw:z-index="0">
<draw:image xlink:href="../Images/dwzh/2023-05-14T-7-47-00Z/62539416_401.jpg" xlink:type="simple" xlink:show="embed" xlink:actuate="onLoad" draw:mime-type="image/jpeg"/>
</draw:frame>
In order to reduce dependence on China, Volkswagen's battery factories were completed and put into operation in 2022.</text:p>
      <text:p text:style-name="P4">
Max Zenglein, chief economist of Merkato China Research Center, said: "The changes in the investment model clearly show that China's competitiveness in the field of electric vehicles has become stronger and stronger.(https://www.dw.com/zh/zh/中资收购德国芯片厂计划可能泡汤/a-63677240)Essence "Rong Ding Consultation(<text:span text:style-name="T5">
RhodiumGroup</text:span>
)Agatha Kratz also said: "China is investing huge funds in the European electric vehicle value chain and has become an important participant in European energy transformation."</text:p>
      <text:p text:style-name="P4">
Compared with his predecessor, the current German Economic Minister Habeck has adopted more restrictive policies in economic and trade cooperation in China.</text:p>
      <text:p text:style-name="P4">
(Germany, Reuters)</text:p>
      <text:p text:style-name="P4">
News Source: <text:a xlink:type="simple" xlink:href="https://www.dw.com/zh/中国对欧投资规模减小-绿地投资-占比激增/a-65593312" text:style-name="Internet_20_link" text:visited-style-name="Visited_20_Internet_20_Link">
https://www.dw.com/zh/中国对欧投资规模减小-绿地投资-占比激增/a-65593312?maca=chi-rss-chi-all-1127-rdf</text:a>
</text:p>
      <!--NEWS-->
      <text:h text:style-name="P10" text:outline-level="1">
<text:span text:style-name="T4">
The Iranian government ordered the disability disability of the Western apps.</text:span>
</text:h>
      <text:p text:style-name="P4">
Publisher: 法新社</text:p>
      <text:p text:style-name="P4">
Published Time: 2023-05-14T0:32:10+00:00</text:p>
      <text:p text:style-name="P4">
Modified Time: 2023-05-14T09:20:02+00:00</text:p>
      <text:p text:style-name="P4">
Description: (Agence France -Presse, Tehran, 13th) Iran has previously appeared for several months of protests. The authorities have strengthened the restrictions on the use of the Internet on the grounds of security, and ordered the ban on the popular APP of Western countrie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4T0-32-10-00-00/000000.png" xlink:type="simple" xlink:show="embed" xlink:actuate="onLoad" draw:mime-type="image/png"/>
</draw:frame>
Iranians are used to using virtual private networks (VPN) to avoid the government's restrictions on access to the Internet, and use the disabled websites or Facebook, Twitter, YouTube and other applications. (APP).</text:p>
      <text:p text:style-name="P4">
Miahsaamini, a 22 -year -old Kudu woman, was arrested for violating Iran's strict clothing regulations on women. After death in September last year, the authorities even implemented comprehensive internet disconnection measures.</text:p>
      <text:p text:style-name="P4">
After the online resumption of operation, even those who are proficient in related technologies have to use APP approved by the Iranian authorities, such as navigation with Neshan, or using SnApp!Call a taxi.</text:p>
      <text:p text:style-name="P4">
The Iranian government said that 89 million people have registered Iranian communication software including Bale, ITA, Rubika, and Sorous, but not everyone is willing to convert these software.</text:p>
      <text:p text:style-name="P4">
Mansour Roghani, who lives in the capital, said: "The themes I follow and friends who are in contact with me are not on the Iranian platforms."</text:p>
      <text:p text:style-name="P4">
The former municipal government employee said, "If you use VPN, I will use Telegram and WhatsApp." And added that he did not install Iran's app to replace the original apps he used to.</text:p>
      <text:p text:style-name="P4">
News Source: <text:a xlink:type="simple" xlink:href="https://www.rfi.fr/cn/%E5%9B%BD%E9%99%85%E6%8A%A5%E9%81%93/20230514-%E4%BC%8A%E6%9C%97%E6%94%BF%E5%BA%9C%E4%B8%8B%E4%BB%A4%E7%A6%81%E7%94%A8%E8%A5%BF%E6%96%B9app-%E6%B0%91%E4%BC%97%E6%97%A0%E5%A5%88%E6%94%B9%E7%94%A8%E5%9B%BD%E4%BA%A7%E8%BD%AF%E4%BD%93" text:style-name="Internet_20_link" text:visited-style-name="Visited_20_Internet_20_Link">
https://www.rfi.fr/cn/%E5%9B%BD%E9%99%85%E6%8A%A5%E9%81%93/20230514-%E4%BC%8A%E6%9C%97%E6%94%BF%E5%BA%9C%E4%B8%8B%E4%BB%A4%E7%A6%81%E7%94%A8%E8%A5%BF%E6%96%B9app-%E6%B0%91%E4%BC%97%E6%97%A0%E5%A5%88%E6%94%B9%E7%94%A8%E5%9B%BD%E4%BA%A7%E8%BD%AF%E4%BD%93</text:a>
</text:p>
      <!--NEWS-->
      <text:h text:style-name="P10" text:outline-level="1">
<text:span text:style-name="T4">
Somalia's heavy rain becomes a disaster, and 200,000 people are homeless.</text:span>
</text:h>
      <text:p text:style-name="P4">
Publisher: 法新社</text:p>
      <text:p text:style-name="P4">
Published Time: 2023-05-14T03:02:10+00:00</text:p>
      <text:p text:style-name="P4">
Modified Time: 2023-05-14T02:35:02+00:00</text:p>
      <text:p text:style-name="P4">
Description: (Agence France -Presse Somalia Berrand, 13th) officials of Somalia told AFP today that there was a flood in the central region that caused about 200,000 people to home, and the Shabelle broke the road and drowned the roa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14T03-02-10-00-00/000000.png" xlink:type="simple" xlink:show="embed" xlink:actuate="onLoad" draw:mime-type="image/png"/>
</draw:frame>
Under the heavy rain attack, the river water level rose sharply, and the residents of Beledweyne were forced to escape their homes. Essence</text:p>
      <text:p text:style-name="P4">
An official in Herland told AFP that "the skyrocketing of the Shebeli River has made about 200,000 homeless people at the current town of Berrandon, which may increase at any time. Now it is just a preliminary number."</text:p>
      <text:p text:style-name="P4">
Another official said yesterday: "Three people were killed in the flood."</text:p>
      <text:p text:style-name="P4">
Residents told AFP that the floods poured into their homes earlier this week, and they fled home overnight.</text:p>
      <text:p text:style-name="P4">
East Africa and China Africa are often affected by extreme climate during the rainy season.</text:p>
      <text:p text:style-name="P4">
Earlier this month, the heavy rain attacked Luanda floods and earth and rock flows, causing 135 people to be killed and more than 9,000 people were homeless. (Translator: Ji Jinling)</text:p>
      <text:p text:style-name="P4">
News Source: <text:a xlink:type="simple" xlink:href="https://www.rfi.fr/cn/%E5%9B%BD%E9%99%85%E6%8A%A5%E9%81%93/20230514-%E7%B4%A2%E9%A9%AC%E5%88%A9%E4%BA%9A%E8%B1%AA%E9%9B%A8%E6%88%90%E7%81%BE-%E6%9A%B4%E6%B4%AA%E9%85%BF20%E4%B8%87%E4%BA%BA%E6%97%A0%E5%AE%B6%E5%8F%AF%E5%BD%92" text:style-name="Internet_20_link" text:visited-style-name="Visited_20_Internet_20_Link">
https://www.rfi.fr/cn/%E5%9B%BD%E9%99%85%E6%8A%A5%E9%81%93/20230514-%E7%B4%A2%E9%A9%AC%E5%88%A9%E4%BA%9A%E8%B1%AA%E9%9B%A8%E6%88%90%E7%81%BE-%E6%9A%B4%E6%B4%AA%E9%85%BF20%E4%B8%87%E4%BA%BA%E6%97%A0%E5%AE%B6%E5%8F%AF%E5%BD%92</text:a>
</text:p>
      <!--NEWS-->
      <text:h text:style-name="P10" text:outline-level="1">
<text:span text:style-name="T4">
The NBA Sun playoffs missed the championship head coach and the head coach was fired</text:span>
</text:h>
      <text:p text:style-name="P4">
Publisher: 法新社</text:p>
      <text:p text:style-name="P4">
Published Time: 2023-05-14T05:02:08+00:00</text:p>
      <text:p text:style-name="P4">
Modified Time: 2023-05-14T04:35:01+00:00</text:p>
      <text:p text:style-name="P4">
Description: (Agence France -Presse Los Angeles, 13th) The U.S. professional basketball NBA Phoenix Sun Pacific playoffs lost to Denver Gold Block 2 to 4. The team has decided to expel the head coach of the soldiers for 4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14T05-02-08-00-00/000000.png" xlink:type="simple" xlink:show="embed" xlink:actuate="onLoad" draw:mime-type="image/png"/>
</draw:frame>
Williams led the Sun to 7 games and 4 wins and 4 wins championships in the 2020-2021 season. In the series of the series with a 2-0 lead, it was reversed and gave the Golden Cup to Milwaki Gong Deer.</text:p>
      <text:p text:style-name="P4">
The Sun team showed a determination this season. Through the mid -season transaction, KEVIN DURANT was found to help out, and the "4 giants with Chris Paul), Devinbook and Deandre Ayton" ", Even in the playoffs in the third seasons, but injured due to the main force, the second round lost 2-4 to the gold block, and the second season was eliminated in the second round.</text:p>
      <text:p text:style-name="P4">
Since the 51 -year -old Williams took over the Suns in 2019, it gradually created the sun to become a competitive team in the Western District.</text:p>
      <text:p text:style-name="P4">
The sun became the leader of the league with 64 wins and 18 defeats in the last season. Williams was selected as the best annual coach, but the Suns in the playoffs could not escape the fate of being reversed. Listening to the card, but then lost 2 games and missed the opportunity to advance.</text:p>
      <text:p text:style-name="P4">
In the 4 -year term, Williams led a total of 194 wins and 115 defeats.</text:p>
      <text:p text:style-name="P4">
News Source: <text:a xlink:type="simple" xlink:href="https://www.rfi.fr/cn/%E8%BF%90%E5%8A%A8%E5%A4%A9%E5%9C%B0/20230514-nba%E5%A4%AA%E9%98%B3%E5%AD%A3%E5%90%8E%E8%B5%9B%E6%97%A0%E7%BC%98%E5%A4%BA%E5%86%A0-%E6%80%BB%E6%95%99%E7%BB%83%E9%81%AD%E5%BC%80%E9%99%A4" text:style-name="Internet_20_link" text:visited-style-name="Visited_20_Internet_20_Link">
https://www.rfi.fr/cn/%E8%BF%90%E5%8A%A8%E5%A4%A9%E5%9C%B0/20230514-nba%E5%A4%AA%E9%98%B3%E5%AD%A3%E5%90%8E%E8%B5%9B%E6%97%A0%E7%BC%98%E5%A4%BA%E5%86%A0-%E6%80%BB%E6%95%99%E7%BB%83%E9%81%AD%E5%BC%80%E9%99%A4</text:a>
</text:p>
      <!--NEWS-->
      <text:h text:style-name="P10" text:outline-level="1">
<text:span text:style-name="T4">
Former high -rise byte -not unprecedented dismissal is called Tiktok as a CCP propaganda tool</text:span>
</text:h>
      <text:p text:style-name="P4">
Publisher: 法新社</text:p>
      <text:p text:style-name="P4">
Published Time: 2023-05-14T05:32:07+00:00</text:p>
      <text:p text:style-name="P4">
Modified Time: 2023-05-14T05:05:02+00:00</text:p>
      <text:p text:style-name="P4">
Description: (Agence France -Presse San Francisco, 13th) The bytes of Tiktok have a litigation lawsuit in San Francisco. The former owner was incorrectly dismissed, and tiktok was said to be the CCP's propaganda too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14T05-32-07-00-00/000000.png" xlink:type="simple" xlink:show="embed" xlink:actuate="onLoad" draw:mime-type="image/png"/>
</draw:frame>
In the United States, the political pressure of Tiktok is relatively large. Critics believe that TIKTOK, a popular short film, allows Beijing authorities to secretly collect user data and affect their opinions. ByTedance denies such a statement.</text:p>
      <text:p text:style-name="P4">
In the complaint, Yu Yingtao (transliteration) said that shortly after he was hired in 2017, he found that byte beating "stealing" films posted on competitors such as Instagram and Snapchat Essence</text:p>
      <text:p text:style-name="P4">
Yu Yingtao was the head of the U.S. Department of Engineering by byte. He advocated that he had notified the company's management issues above, but "the behavior of infringing smart property has not decreased."</text:p>
      <text:p text:style-name="P4">
He was fired in November 2018.</text:p>
      <text:p text:style-name="P4">
Yu Yingtao submitted the revised version of his lawsuit on May 1 yesterday. The allegations that the byte beating provided "a useful propaganda tool for the Communist Party of China."</text:p>
      <text:p text:style-name="P4">
He stated in the complaint that he found that byte beating will highlight the content of the "revenge", but it dilutes the post of supporting Hong Kong democratic resistance.</text:p>
      <text:p text:style-name="P4">
Yu Yingtao pointed out that there is a group of Chinese government personnel inside the American company.</text:p>
      <text:p text:style-name="P4">
Yu Yingtao's appointed lawyer Charles. Zheng (transliteration) told AFP today: "My customers are intellarly beating management, dare to stand up to open up the highest level of the matter."</text:p>
      <text:p text:style-name="P4">
He added: "My customers are concerned about ensuring American user data, concerned about the commercial ethics of this application (APP), and also concerned about the well -being of the bytes of mobilizing employees."</text:p>
      <text:p text:style-name="P4">
The issue of access to American user personal capital has attracted more and more attention from the US authorities. When the company responded, they only existed in US users in the servo machine in the United States.</text:p>
      <text:p text:style-name="P4">
At the hearing held in Washington at the end of March, TIKTOK CEO SHOU Zichew once again assured U.S. MPs that the Chinese government did not access the authority of U.S. user information. However, some members do not pay for this statement.</text:p>
      <text:p text:style-name="P4">
The White House recently threatened that unless the byte beating sells the Tiktok business to American companies, it will block this app.</text:p>
      <text:p text:style-name="P4">
Yu Yingtao asked the San Francisco Court to issue a ban order, forced the bytes to jump to stop engaging in the acts listed in the complaint, and paid him compensation and interest. Guarantee group.</text:p>
      <text:p text:style-name="P4">
Byte beating and Tiktok did not immediately reply to the requirements of French New Society's comment.</text:p>
      <text:p text:style-name="P4">
News Source: <text:a xlink:type="simple" xlink:href="https://www.rfi.fr/cn/%E8%B4%A2%E7%BB%8F%E5%BF%AB%E8%AE%AF/20230514-%E5%89%8D%E9%AB%98%E5%B1%82%E6%8E%A7%E5%AD%97%E8%8A%82%E8%B7%B3%E5%8A%A8%E6%97%A0%E7%AB%AF%E8%A7%A3%E9%9B%87-%E7%A7%B0tiktok%E6%98%AF%E4%B8%AD%E5%85%B1%E5%AE%A3%E4%BC%A0%E5%B7%A5%E5%85%B7" text:style-name="Internet_20_link" text:visited-style-name="Visited_20_Internet_20_Link">
https://www.rfi.fr/cn/%E8%B4%A2%E7%BB%8F%E5%BF%AB%E8%AE%AF/20230514-%E5%89%8D%E9%AB%98%E5%B1%82%E6%8E%A7%E5%AD%97%E8%8A%82%E8%B7%B3%E5%8A%A8%E6%97%A0%E7%AB%AF%E8%A7%A3%E9%9B%87-%E7%A7%B0tiktok%E6%98%AF%E4%B8%AD%E5%85%B1%E5%AE%A3%E4%BC%A0%E5%B7%A5%E5%85%B7</text:a>
</text:p>
      <!--NEWS-->
      <text:h text:style-name="P10" text:outline-level="1">
<text:span text:style-name="T4">
2023 European Singing Contest Swedish singer Rowling won the championship second</text:span>
</text:h>
      <text:p text:style-name="P4">
Publisher: 法新社</text:p>
      <text:p text:style-name="P4">
Published Time: 2023-05-14T05:32:08+00:00</text:p>
      <text:p text:style-name="P4">
Modified Time: 2023-05-14T05:05:03+00:00</text:p>
      <text:p text:style-name="P4">
Description: (AFP, Liverpool, 13th) Swedish singer Loreen defeated 25 competitors in the European European finals and won the championship thr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14T05-32-08-00-00/000000.png" xlink:type="simple" xlink:show="embed" xlink:actuate="onLoad" draw:mime-type="image/png"/>
</draw:frame>
The European singing contest is currently the world's largest singing competition. Ukraine is the champion of last year. It should have been the host of this year. However, under the influence of the Russian and Ukraine War, it was hosted by the second runner -up British last year.</text:p>
      <text:p text:style-name="P4">
According to AFP, Rowling, who won the suspect, won the European singing contest in 2012. This year, he won the championship again. He became the first female who reached the top two here. Since the age, the second performer in this music event has been twice in this music event.</text:p>
      <text:p text:style-name="P4">
Rowling won today, let Sweden win the seventh championship, and tied the most record of Ireland. The first crown of Sweden's singing in the European singing contest goes back to the "Waterloo" of the Abba 49 years ago.</text:p>
      <text:p text:style-name="P4">
Tonight at the event in Liverpool, after voting by audience votes and professional jury, Rowling's popular dance tattoo wins Cha Chacha, a Finnish singer Kaarija.</text:p>
      <text:p text:style-name="P4">
This year, the Electroconut Doubles of Ukraine's Electrical Audio TVORCHI sang "Heart Office", which is a song inspired by the Ukrainian army.</text:p>
      <text:p text:style-name="P4">
In this European singing contest, Britain sought to put Ukraine in a priority and core position.</text:p>
      <text:p text:style-name="P4">
Ukrainian yellow and blue national flags are seen everywhere in Liverpool, and the 6,000 fans who are full of the competition venue are there.</text:p>
      <text:p text:style-name="P4">
It is estimated that more than 160 million people around the world have watched TV broadcasts of the European singing contest. (Translator: Ji Jinling)</text:p>
      <text:p text:style-name="P4">
News Source: <text:a xlink:type="simple" xlink:href="https://www.rfi.fr/cn/%E5%9B%BD%E9%99%85%E6%8A%A5%E9%81%93/20230514-2023%E6%AC%A7%E6%B4%B2%E6%AD%8C%E5%94%B1%E5%A4%A7%E8%B5%9B-%E7%91%9E%E5%85%B8%E6%AD%8C%E6%89%8B%E7%BD%97%E7%90%B3%E4%BA%8C%E5%BA%A6%E5%A4%BA%E5%86%A0" text:style-name="Internet_20_link" text:visited-style-name="Visited_20_Internet_20_Link">
https://www.rfi.fr/cn/%E5%9B%BD%E9%99%85%E6%8A%A5%E9%81%93/20230514-2023%E6%AC%A7%E6%B4%B2%E6%AD%8C%E5%94%B1%E5%A4%A7%E8%B5%9B-%E7%91%9E%E5%85%B8%E6%AD%8C%E6%89%8B%E7%BD%97%E7%90%B3%E4%BA%8C%E5%BA%A6%E5%A4%BA%E5%86%A0</text:a>
</text:p>
      <!--NEWS-->
      <text:h text:style-name="P10" text:outline-level="1">
<text:span text:style-name="T4">
The Congo bleeding of the Crimean Congo Iraq notified 13 dead infections in nearly 100 people infected</text:span>
</text:h>
      <text:p text:style-name="P4">
Publisher: 法新社</text:p>
      <text:p text:style-name="P4">
Published Time: 2023-05-14T06:32:08+00:00</text:p>
      <text:p text:style-name="P4">
Modified Time: 2023-05-14T06:20:03+00:00</text:p>
      <text:p text:style-name="P4">
Description: (Agence France-Presse Baghdad, 13th) The Ministry of Health of Iraq said today that since the beginning of this year, at least 13 people in the territory have died in the "Crimean-Congo ... Crimean-Cong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14T06-32-08-00-00/000000.png" xlink:type="simple" xlink:show="embed" xlink:actuate="onLoad" draw:mime-type="image/png"/>
</draw:frame>
Agence France-Presse reported that nearly 100 other 100 people in Iraq were infected with Crimea-Congo's bleeding and fever, and the disease had taken more people's lives last year.</text:p>
      <text:p text:style-name="P4">
The Ministry of Health of Iraq said that at least 212 people were infected with the illness in 2022 and 27 were died.</text:p>
      <text:p text:style-name="P4">
Crimea's bleeding fever is a viral disease that is transmitted to humans by domestic animals. Most of the infected people in Iraq are livestock breeders from the southern rural provinces, and workers of slaughterhouses.</text:p>
      <text:p text:style-name="P4">
According to the World Health Organization (WHO), the hemorrhage fever of Crimea is a "Tick Term (Tick) disease". Its medium is a category. Betting can be infected with a variety of wild animals or livestock. Human beings can be infected by directly bite, or they are directly exposed to the blood or tissue of the sick animals.</text:p>
      <text:p text:style-name="P4">
Iraq's first Crimean Congo bleeding fever in 1979. Government services such as local war and conflicts, and health infrastructure have been destroyed. (Translator: Ji Jinling)</text:p>
      <text:p text:style-name="P4">
News Source: <text:a xlink:type="simple" xlink:href="https://www.rfi.fr/cn/%E7%A7%91%E5%AD%A6%E6%96%B0%E7%9F%A5/20230514-%E5%85%8B%E9%87%8C%E7%B1%B3%E4%BA%9A%E5%88%9A%E6%9E%9C%E5%87%BA%E8%A1%80%E7%83%AD-%E4%BC%8A%E6%8B%89%E5%85%8B%E9%80%9A%E6%8A%A513%E6%AD%BB%E8%BF%91%E7%99%BE%E4%BA%BA%E6%84%9F%E6%9F%93" text:style-name="Internet_20_link" text:visited-style-name="Visited_20_Internet_20_Link">
https://www.rfi.fr/cn/%E7%A7%91%E5%AD%A6%E6%96%B0%E7%9F%A5/20230514-%E5%85%8B%E9%87%8C%E7%B1%B3%E4%BA%9A%E5%88%9A%E6%9E%9C%E5%87%BA%E8%A1%80%E7%83%AD-%E4%BC%8A%E6%8B%89%E5%85%8B%E9%80%9A%E6%8A%A513%E6%AD%BB%E8%BF%91%E7%99%BE%E4%BA%BA%E6%84%9F%E6%9F%93</text:a>
</text:p>
      <!--NEWS-->
      <text:h text:style-name="P10" text:outline-level="1">
<text:span text:style-name="T4">
U.S. Internet celebrities deliberately crashed in order to earn traffic.</text:span>
</text:h>
      <text:p text:style-name="P4">
Author: None (Language: zh)</text:p>
      <text:p text:style-name="P4">
Publisher: None</text:p>
      <text:p text:style-name="P4">
Time: 2023-05-14T06:47:00Z</text:p>
      <text:p text:style-name="P4">
Description: A Youtube Internet celebrity in the United States directed and performed a crash in California, took the process of jumping and escape, and obtained millions of viewing online. The U.S. Department of Justice said the man destroyed the wreckage of the plane to obstruct the investigation and could be sentenced to 20 years in prison.</text:p>
      <text:p text:style-name="P4">
Videos: []</text:p>
      <text:p text:style-name="P4">
Images: ["<text:a xlink:type="simple" xlink:href="https://static.dw.com/image/65605695_303.jpg" text:style-name="Internet_20_link" text:visited-style-name="Visited_20_Internet_20_Link">
65605695_303.jpg</text:a>
", "<text:a xlink:type="simple" xlink:href="https://static.dw.com/image/65033479_401.jpg" text:style-name="Internet_20_link" text:visited-style-name="Visited_20_Internet_20_Link">
65033479_401.jpg</text:a>
"]</text:p>
      <text:p text:style-name="P4">
Subject: 新闻广角</text:p>
      <text:p text:style-name="P4">
Subjects: ['YouTube']</text:p>
      <text:p text:style-name="P4">
Keywords: ['网红', 'YouTube', '坠机', 'Trevor Jacob']</text:p>
      <text:p text:style-name="P4">
Id: 65605843</text:p>
      <!--METADATA-->
      <text:p text:style-name="P4">
<text:a xlink:type="simple" xlink:href="https://www.dw.com/zh/overlay/image/article/65605843/65605695" text:style-name="Internet_20_link" text:visited-style-name="Visited_20_Internet_20_Link">
 <draw:frame draw:style-name="fr1" draw:name="Image63" text:anchor-type="as-char" svg:width="6.9236in" svg:height="3.896998in" draw:z-index="0">
<draw:image xlink:href="../Images/dwzh/2023-05-14T06-47-00Z/65605695_303.jpg" xlink:type="simple" xlink:show="embed" xlink:actuate="onLoad" draw:mime-type="image/jpeg"/>
</draw:frame>
</text:a>
(Voice of Germany Chinese) Trevor Jacob, 29, uploaded a film on December 24, 2021 on YouTube title "I Crashdmy Airplane), in the film, in the film When the small plane leaped out of the South California, there was a problem with the engine. Jacob, who had already carried a parachute, took a selfie stick jump to escape.</text:p>
      <text:p text:style-name="P4">
In addition to the selfie stick, several lenses in the wing and tail stand also took his escape process and the picture of the forest falling into the forest after the plane lost control. After Ping An landing, Jacob walked towards the crash and recycled the camera.</text:p>
      <text:p text:style-name="P4">
As of May 12, 2023, the film had more than 3.1 million playbacks on YouTube, with a channel subscription of 138,000.</text:p>
      <text:p text:style-name="P4">
A few weeks after the crash, the National Transportation Safety Commission and the Federal Aviation Administration (FAA) launched an investigation and asked Jacob to retain the wreckage of aircraft.</text:p>
      <text:p text:style-name="P4">
Jacob said at the time that he did not know where the plane fell, but according to the confession agreement he reached in Los Angeles, two weeks later, he and a friend used a helicopter to wreck the wreckage of the aircraft from the forest on December 10, 2021, 2021. Hang it out. After that, he cut the wreckage of the plane into small pieces and discarded the trash can inside the Longpoc city airport and the surrounding areas.</text:p>
      <text:p text:style-name="P4">
Jacob is an experienced pilot and high -altitude skydler.</text:p>
      <text:p text:style-name="P4">
In April 2022, the Federal Aviation Administration revoked Jacob's pilot license.</text:p>
      <text:p text:style-name="P4">
<draw:frame draw:style-name="fr1" draw:name="Image64" text:anchor-type="as-char" svg:width="6.9236in" svg:height="3.896998in" draw:z-index="0">
<draw:image xlink:href="../Images/dwzh/2023-05-14T06-47-00Z/65033479_401.jpg" xlink:type="simple" xlink:show="embed" xlink:actuate="onLoad" draw:mime-type="image/jpeg"/>
</draw:frame>
The 29 -year -old American Internet celebrities guided their own crash and uploaded the video on YouTube "My plane crashed"</text:p>
      <text:p text:style-name="P4">
He submitted a confession agreement on Wednesday (May 10), acknowledging that he had intentionally hindered the authorities for investigation and accepted a wallet company sponsoring and creating a film.</text:p>
      <text:p text:style-name="P4">
The US Department of Justice stated in a statement: "Jacob further acknowledged that he lied to the federal investigator when he submitted an aircraft accident report. In the report, he lied that the plane completely lost his motivation after 35 minutes take off."</text:p>
      <text:p text:style-name="P4">
"Jacob also deceived FAA's security prosecutor that the aircraft engine stopped running. Because he could not find any safe landing options, he left the plane."</text:p>
      <text:p text:style-name="P4">
Jacob agreed to acknowledge a intention to hinder the destruction and concealment of federal investigations. The legal maximum sentence of this crime was 20 years in prison.</text:p>
      <text:p text:style-name="P4">
The U.S. Prosecutor's Office stated that Jacob is expected to appear in court in the next few weeks, and the judgment will be released later.</text:p>
      <text:p text:style-name="P4">
Several pilots and aviation experts commented that Jacob did not take the most basic steps to re -launched the plane. Some people also pointed out that he could originally slide the plane safely to a landing point, and wearing a parachute on his body when driving a small aircraft was very unusual.</text:p>
      <text:p text:style-name="P4">
(Agence France -Presse, Associated Press)</text:p>
      <text:h text:style-name="P12" text:outline-level="3">
<text:span text:style-name="T4">
How much does the net red make money?</text:span>
</text:h>
      <text:p text:style-name="P4">
News Source: <text:a xlink:type="simple" xlink:href="https://www.dw.com/zh/美国网红为赚流量故意坠机-恐判20年监禁/a-65605843" text:style-name="Internet_20_link" text:visited-style-name="Visited_20_Internet_20_Link">
https://www.dw.com/zh/美国网红为赚流量故意坠机-恐判20年监禁/a-65605843?maca=chi-rss-chi-all-1127-rdf</text:a>
</text:p>
      <!--NEWS-->
      <text:h text:style-name="P10" text:outline-level="1">
<text:span text:style-name="T4">
Germany announced the draft of the new law: change of name and gender will become easier</text:span>
</text:h>
      <text:p text:style-name="P4">
Author: None (Language: zh)</text:p>
      <text:p text:style-name="P4">
Publisher: None</text:p>
      <text:p text:style-name="P4">
Time: 2023-05-14T06:48:00Z</text:p>
      <text:p text:style-name="P4">
Description: According to German laws, two experts need to be evaluated and court ruling to legally change a person's gender. The new law submitted by the German government this week canceled this regulation.</text:p>
      <text:p text:style-name="P4">
Videos: []</text:p>
      <text:p text:style-name="P4">
Images: ["<text:a xlink:type="simple" xlink:href="https://static.dw.com/image/62580784_303.jpg" text:style-name="Internet_20_link" text:visited-style-name="Visited_20_Internet_20_Link">
62580784_303.jpg</text:a>
", "<text:a xlink:type="simple" xlink:href="https://static.dw.com/image/62231532_303.jpg" text:style-name="Internet_20_link" text:visited-style-name="Visited_20_Internet_20_Link">
62231532_303.jpg</text:a>
", "<text:a xlink:type="simple" xlink:href="https://static.dw.com/image/62231768_303.jpg" text:style-name="Internet_20_link" text:visited-style-name="Visited_20_Internet_20_Link">
62231768_303.jpg</text:a>
", "<text:a xlink:type="simple" xlink:href="https://static.dw.com/image/62231408_303.jpg" text:style-name="Internet_20_link" text:visited-style-name="Visited_20_Internet_20_Link">
62231408_303.jpg</text:a>
", "<text:a xlink:type="simple" xlink:href="https://static.dw.com/image/62231588_303.jpg" text:style-name="Internet_20_link" text:visited-style-name="Visited_20_Internet_20_Link">
62231588_303.jpg</text:a>
", "<text:a xlink:type="simple" xlink:href="https://static.dw.com/image/62231322_303.jpg" text:style-name="Internet_20_link" text:visited-style-name="Visited_20_Internet_20_Link">
62231322_303.jpg</text:a>
", "<text:a xlink:type="simple" xlink:href="https://static.dw.com/image/62231613_303.jpg" text:style-name="Internet_20_link" text:visited-style-name="Visited_20_Internet_20_Link">
62231613_303.jpg</text:a>
", "<text:a xlink:type="simple" xlink:href="https://static.dw.com/image/62231685_303.jpg" text:style-name="Internet_20_link" text:visited-style-name="Visited_20_Internet_20_Link">
62231685_303.jpg</text:a>
"]</text:p>
      <text:p text:style-name="P4">
Subject: 时政风云</text:p>
      <text:p text:style-name="P4">
Subjects: ['同性恋', '同性恋']</text:p>
      <text:p text:style-name="P4">
Keywords: ['LGBTQ', '德国法律', '改变性别', '改变姓名', '同性恋', '公民权利']</text:p>
      <text:p text:style-name="P4">
Id: 65577589</text:p>
      <!--METADATA-->
      <text:p text:style-name="P4">
<text:a xlink:type="simple" xlink:href="https://www.dw.com/zh/overlay/image/article/65577589/62580784" text:style-name="Internet_20_link" text:visited-style-name="Visited_20_Internet_20_Link">
 <draw:frame draw:style-name="fr1" draw:name="Image65" text:anchor-type="as-char" svg:width="6.9236in" svg:height="3.896998in" draw:z-index="0">
<draw:image xlink:href="../Images/dwzh/2023-05-14T06-48-00Z/62580784_303.jpg" xlink:type="simple" xlink:show="embed" xlink:actuate="onLoad" draw:mime-type="image/jpeg"/>
</draw:frame>
</text:a>
The current law of Germany requires the parties to change the gender after obtaining an expert assessment and the court ruling.</text:p>
      <text:p text:style-name="P4">
(Voice of Germany) The German government submitted a draft self -determination law on Tuesday (May 9). If the law is passed, the Germans will be easier to change their names and gender.</text:p>
      <text:p text:style-name="P4">
This draft is expected to end the current laws for decades, that is, the Germans are required to obtain expert assessment and court ruling before they can change their gender. According to new regulations, adults can change their names and legal gender without any other procedures.</text:p>
      <text:p text:style-name="P4">
<text:span text:style-name="T4">
 Take a big step in rights protection </text:span>
 **</text:p>
      <text:p text:style-name="P4">
"We took a big step forward in terms of self -determination bill, and we took a big step in protecting the cross -gender, bilateral and non -binary gender." The German family minister Bao San(Lisa Paus)Said, "Through this change, we can return dignity to those who have been deprived for decades."</text:p>
      <text:h text:style-name="P12" text:outline-level="3">
<text:span text:style-name="T4">
True Love Invincible: The German Catholic Church is a witness for homosexual partners</text:span>
</text:h>
      <text:p text:style-name="P4">
When the German ruling alliance came to power in December 2021, it promised to abolish the current law of changing gender.</text:p>
      <text:p text:style-name="P4">
Although the German Gay Association (LSVD) has not further analyzed the draft, it welcomes it.</text:p>
      <text:p text:style-name="P4">
Marageri, member of the executive board executive board of the association, said: "The affected people and related interest groups have waited for this progress. Second-rate."</text:p>
      <text:p text:style-name="P4">
The current gender change law was promulgated in 1981, and it requires applicants to obtain the evaluation of two experts-these two experts must receive training for "fully familiar with the specific issues of gender change"-and require the court's decision to legally change the legal change to change legally Their gender.</text:p>
      <text:p text:style-name="P4">
*<draw:frame draw:style-name="fr1" draw:name="Image66" text:anchor-type="as-char" svg:width="6.9236in" svg:height="3.896998in" draw:z-index="0">
<draw:image xlink:href="../Images/dwzh/2023-05-14T06-48-00Z/62231532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love owned by the rainbow</text:span>
</text:h>
      <text:p text:style-name="P4">
Every year in June is the "Moon of Pride Parade." Pride marches will be held in major cities around the world. LGTBQ (men's homosexuality, bisexuals, transgender, Kuaer) groups also call on the society to give them more respect and accept the existence of this group. The picture shows two young couples kissing in front of the Rainbow Banner in the proud parade in Kolkata, India. Until 2018, homosexuality was banned in India. India has not yet approved the legalization of the same marriage.</text:p>
      <text:p text:style-name="P4">
*<draw:frame draw:style-name="fr1" draw:name="Image67" text:anchor-type="as-char" svg:width="6.9236in" svg:height="3.896998in" draw:z-index="0">
<draw:image xlink:href="../Images/dwzh/2023-05-14T06-48-00Z/62231768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gay</text:span>
</text:h>
      <text:p text:style-name="P4">
It is often very difficult for young people to accept their gender identity. Scholars in Germany and France in 2015 and 2016 joint investigations found that many people are still worried that if they come out, they will not be accepted by their families. It will be an important support and help by family and friends.</text:p>
      <text:p text:style-name="P4">
*<draw:frame draw:style-name="fr1" draw:name="Image68" text:anchor-type="as-char" svg:width="6.9236in" svg:height="3.896998in" draw:z-index="0">
<draw:image xlink:href="../Images/dwzh/2023-05-14T06-48-00Z/62231408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The largest pride parade in the world</text:span>
</text:h>
      <text:p text:style-name="P4">
Since 1997, the celebrations held by St. Paul, Brazil have been the largest proud parade in the world, attracting up to 4 million people to join each year. Paulistaavenue is the most well -known street passed by the parade. The purpose of various activities held during the parade was to attract the world's attention to the GBTQ movement.</text:p>
      <text:p text:style-name="P4">
*<draw:frame draw:style-name="fr1" draw:name="Image69" text:anchor-type="as-char" svg:width="6.9236in" svg:height="3.896998in" draw:z-index="0">
<draw:image xlink:href="../Images/dwzh/2023-05-14T06-48-00Z/62231588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More color</text:span>
</text:h>
      <text:p text:style-name="P4">
Like -like people can find recognition and shelter in the LGBTQ community. The proud parade originated in the "stone wall riots" that occurred in New York, USA in June 1969. Stone wall riots are often recognized as the first example of homosexuals in the history of American history against the government -led persecution of vulnerable groups, and they are also considered a key event in the movement of the United States and the global homosexual rights.</text:p>
      <text:p text:style-name="P4">
*<draw:frame draw:style-name="fr1" draw:name="Image70" text:anchor-type="as-char" svg:width="6.9236in" svg:height="3.896998in" draw:z-index="0">
<draw:image xlink:href="../Images/dwzh/2023-05-14T06-48-00Z/62231322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Freshly colorful clothing</text:span>
</text:h>
      <text:p text:style-name="P4">
In the proud parade held in Mexico City, the participants celebrated the festival in colorful clothing in colorful clothing. Until 1998, homosexuality was convicted in Mexico as violating public immoral law. For a long time, homosexuality has been regarded as taboo in Mexico. However, it is now increasingly recognized by society.</text:p>
      <text:p text:style-name="P4">
*<draw:frame draw:style-name="fr1" draw:name="Image71" text:anchor-type="as-char" svg:width="6.9236in" svg:height="3.896998in" draw:z-index="0">
<draw:image xlink:href="../Images/dwzh/2023-05-14T06-48-00Z/62231613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Proud pink wings</text:span>
</text:h>
      <text:p text:style-name="P4">
This is a parade to show her gorgeous clothing in Miami. Last year, an attacker rushed to the parade, causing a person to die. Earlier this year, Florida, the United States, introduced a so -called "don't talk about homosexuality" to prevent teachers from mentioning topics such as homosexuality and gender recognition in elementary schools.</text:p>
      <text:p text:style-name="P4">
*<draw:frame draw:style-name="fr1" draw:name="Image72" text:anchor-type="as-char" svg:width="6.9236in" svg:height="3.896998in" draw:z-index="0">
<draw:image xlink:href="../Images/dwzh/2023-05-14T06-48-00Z/62231685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minority group</text:span>
</text:h>
      <text:p text:style-name="P4">
LGBTQ+groups are not allowed to hold large -scale parade activities in all countries. For example, in Sofia, the capital of Bulgaria, people often cannot hold celebrations publicly. Last year, the country's Rainbow Center was attacked by a thugs under Boyanrasate, a far -right -wing member. A survey in 2019 shows that only 39%of the Bulgarians agree to give homosexual equality rights.</text:p>
      <text:p text:style-name="P4">
Author: Ulrike Schulz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4">
 Different from the public's opinions on the draft of the New Law </text:span>
However, a survey conducted in 2022 showed that the public's response to the new bill was different. The polls made by Yougov, a poll agency, showed that 46% of the respondents supported the bill and 41% of the respondents opposed it.</text:p>
      <text:h text:style-name="P12" text:outline-level="3">
<text:span text:style-name="T4">
Cross -sex personnel who entered the German parliament for the first time</text:span>
</text:h>
      <text:p text:style-name="P4">
(Associated Press, German Press)</text:p>
      <text:p text:style-name="P4">
News Source: <text:a xlink:type="simple" xlink:href="https://www.dw.com/zh/德国公布新法草案：改变姓名和性别将变得容易/a-65577589" text:style-name="Internet_20_link" text:visited-style-name="Visited_20_Internet_20_Link">
https://www.dw.com/zh/德国公布新法草案：改变姓名和性别将变得容易/a-65577589?maca=chi-rss-chi-all-1127-rdf</text:a>
</text:p>
      <!--NEWS-->
      <text:h text:style-name="P10" text:outline-level="1">
<text:span text:style-name="T4">
Report: The four Russian military planes were shot down on the border between the Black</text:span>
</text:h>
      <text:p text:style-name="P4">
Author: 联合早报 (Person)</text:p>
      <text:p text:style-name="P4">
Publisher: 联合早报 (Organization)</text:p>
      <text:p text:style-name="P4">
Published Time: 2023-05-14T07:04</text:p>
      <text:p text:style-name="P4">
Modified Time: 2023-05-14T10:45</text:p>
      <text:p text:style-name="P4">
Description: The Russian authorities confirmed that at least one Russian helicopter crashed in the southern region of Russia bordering Ukraine; another Russian officials and Russian media stated that a total of four fighter planes in the Russian army crashed. Reuters reports that Alexander ...</text:p>
      <text:p text:style-name="P4">
Videos: []</text:p>
      <text:p text:style-name="P4">
Audios: []</text:p>
      <text:p text:style-name="P4">
Images: []</text:p>
      <text:p text:style-name="P4">
Type: NewsArticle</text:p>
      <text:p text:style-name="P4">
Breadcrumbs: ['即时', '国际']</text:p>
      <text:p text:style-name="P4">
Keywords: ['俄乌战争', '俄罗斯', '坠毁', '乌克兰危机', '战机', '直升机']</text:p>
      <!--METADATA-->
      <text:p text:style-name="P4">
Russian authorities have confirmed that at least one Russian helicopter is in <text:a xlink:type="simple" xlink:href="https://www.zaobao.com/realtime/world/story20230513-1394330" text:style-name="Internet_20_link" text:visited-style-name="Visited_20_Internet_20_Link">
</text:a>
; Another Russian officials and Russian media stated that a total of four fighters in the Russian army crashed.</text:p>
      <text:p text:style-name="P4">
Reuters reported that Alexanderbogomaz, Governor of Buliangsk, southern Russia, posted a post on Saturday (May 13) that a helicopter of the Russian army was about 40 kilometers away from the border. Klintsy crashed;</text:p>
      <text:p text:style-name="P4">
It is not clear that the crew's casualties are currently unclear, but Bogomaz revealed that "one woman has been injured and has been sent to the hospital for medical treatment." Another five houses were damaged.</text:p>
      <text:p text:style-name="P4">
According to previous reports, the engine of the helicopter had caught fire before crashed near Klinqi.</text:p>
      <text:p text:style-name="P4">
However, another statement issued by Russian -controlled officials is different from Boga Mazz.</text:p>
      <text:p text:style-name="P4">
Vladimirrogov, a Russian-controlled official in the Uanhabaro area, said four Russian planes were shot down in the air, including two Mi-8 (MI-8) helicopters made by Russia, a Su-35 fighter aircraft Fight with a Su-34 combat bombers.</text:p>
      <text:p text:style-name="P4">
Rogov pointed out that both the helicopter and the Su-34's crew have been killed, but no more details were provided.</text:p>
      <text:p text:style-name="P4">
The Russian "Kommersant" reported that the Russian Army's Su-34 combat bomber, Su-35 fighter and two helicopters formed an assault team and were under a ambush in the Buliangsk region adjacent to Northeast Ukraine. "It was almost shot down at the same time."</text:p>
      <text:p text:style-name="P4">
"According to preliminary data ... The Russian fighter should attack the target and bomb attack on the target of the Kuernigov region in Ukraine, and the helicopter provided them there, or when the crew members of the Soviet aircraft were shot down, they would Pick it back. "</text:p>
      <text:p text:style-name="P4">
The Russian National News Agency Tas News reported that a Su-34 fighter was crash, but there was no explanation for the reason.</text:p>
      <text:p text:style-name="P4">
It is reported that several Russian social media have been circulating several Russian fighters crashed in the Bryansk region (Bryansk), and showed that a helicopter was hit after being hit in the air; Klinqi Town is about 164 kilometers southwest of Buliangsk.</text:p>
      <text:p text:style-name="P4">
The Russian Ministry of Defense has not yet commented on these news.</text:p>
      <text:p text:style-name="P4">
Ukraine Deputy Prime Minister Iryna Vereshchuk said in the social media: "The Russians are very disturbed today. We (Ukraine) can understand them, missing two fighters and two helicopters."</text:p>
      <text:p text:style-name="P4">
News Source: <text:a xlink:type="simple" xlink:href="https://www.zaobao.com.sg/realtime/world/story20230514-1394439" text:style-name="Internet_20_link" text:visited-style-name="Visited_20_Internet_20_Link">
https://www.zaobao.com.sg/realtime/world/story20230514-1394439</text:a>
</text:p>
      <!--NEWS-->
      <text:h text:style-name="P10" text:outline-level="1">
<text:span text:style-name="T4">
I hope that the Pakistani people will fight for the former Prime Minister for Freedom and call for protests across the country</text:span>
</text:h>
      <text:p text:style-name="P4">
Publisher: 法新社</text:p>
      <text:p text:style-name="P4">
Published Time: 2023-05-14T07:32:07+00:00</text:p>
      <text:p text:style-name="P4">
Modified Time: 2023-05-14T07:05:02+00:00</text:p>
      <text:p text:style-name="P4">
Description: (Agence France -Presse Pakistan Ladel, 13th) Former Pakistan Prime Minister Imlan Khan called on a demonstration protest in the country to fight for "freedom" because he was arrested last week and was briefly detained in the country. Someone was kil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14T07-32-07-00-00/000000.png" xlink:type="simple" xlink:show="embed" xlink:actuate="onLoad" draw:mime-type="image/png"/>
</draw:frame>
Former Pakistan Prime Minister Imlan Khan was arrested last week and was briefly detained, causing a fatal turmoil. He called on a demonstration of "freedom" across the country today.</text:p>
      <text:p text:style-name="P4">
Imran Khan was a cricket superstar and fell into dozens of judicial cases since April last year. After Emran Khan's detained by the Supreme Court ruled to be illegal, he received bail yesterday.</text:p>
      <text:p text:style-name="P4">
Emran Khan was arrested to anger his supporters. They set fire and burned the government building, blocking the road, and destroyed military assets because they blamed Emran Khan's collapse on the military.</text:p>
      <text:p text:style-name="P4">
Emran Khan said on Youtube today: "It is not easy for freedom. You must firmly grasp it and make sacrifice."</text:p>
      <text:p text:style-name="P4">
He called on supporters to protest on demonstrations on the "Your Street and Alley" tomorrow, and announced that they would put in the event again on the 17th and strive to hold an election immediately.</text:p>
      <text:p text:style-name="P4">
For many months, the leader of the Pakistan Tehreek-E-Insaf (PTI) leader of the Pakistan Khan has launched a resistance movement to fight the military.</text:p>
      <text:p text:style-name="P4">
A few hours before he was arrested on the 9th, he was condemned because he claimed that high -level officials were involved in his assassination last year.</text:p>
      <text:p text:style-name="P4">
In the 75 -year history of Pakistan, the time that the powerful military with powerful forces accounted for nearly half of the country's time, and it continued to use power in the country's political system.</text:p>
      <text:p text:style-name="P4">
Emran Khan said in his home in Lahore: "The behavior of the military commander made the national army very bad. Is the military head of active or retired.</text:p>
      <text:p text:style-name="P4">
He had previously told reporters that there was "one person, the military head", which was behind the scenes he was arrested.</text:p>
      <text:p text:style-name="P4">
However, Emran Khan and the attack on military facilities in the protests kept a distance from the military facilities. They denied that the party workers of their party were involved and called for an independent investigation of violence.</text:p>
      <text:p text:style-name="P4">
The military denied the allegations of Emran Khan, and today warned him not to try to cause the people to "misunderstand" the military.</text:p>
      <text:p text:style-name="P4">
News Source: <text:a xlink:type="simple" xlink:href="https://www.rfi.fr/cn/%E5%9B%BD%E9%99%85%E6%8A%A5%E9%81%93/20230514-%E7%9B%BC%E5%B7%B4%E5%9F%BA%E6%96%AF%E5%9D%A6%E6%B0%91%E4%BC%97%E4%BA%89%E5%8F%96%E8%87%AA%E7%94%B1-%E5%89%8D%E6%80%BB%E7%90%86%E5%90%81%E5%85%A8%E5%9B%BD%E7%A4%BA%E5%A8%81%E6%8A%97%E8%AE%AE" text:style-name="Internet_20_link" text:visited-style-name="Visited_20_Internet_20_Link">
https://www.rfi.fr/cn/%E5%9B%BD%E9%99%85%E6%8A%A5%E9%81%93/20230514-%E7%9B%BC%E5%B7%B4%E5%9F%BA%E6%96%AF%E5%9D%A6%E6%B0%91%E4%BC%97%E4%BA%89%E5%8F%96%E8%87%AA%E7%94%B1-%E5%89%8D%E6%80%BB%E7%90%86%E5%90%81%E5%85%A8%E5%9B%BD%E7%A4%BA%E5%A8%81%E6%8A%97%E8%AE%AE</text:a>
</text:p>
      <!--NEWS-->
      <text:h text:style-name="P10" text:outline-level="1">
<text:span text:style-name="T4">
Pakistan: The violent protesters of the former Prime Minister will face the trial of terrorist crimes</text:span>
</text:h>
      <text:p text:style-name="P4">
Author: chinese@voanews.com (古尔)</text:p>
      <text:p text:style-name="P4">
Publisher: 美国之音中文网 (Type: NewsMediaOrganization)</text:p>
      <text:p text:style-name="P4">
Published Time: 2023-05-14T07:58:05+08:00</text:p>
      <text:p text:style-name="P4">
Modified Time: 2023-05-13 23:58:05Z</text:p>
      <text:p text:style-name="P4">
Description: Pakistani Cultural and Military Leaders vowed all the violent protesters who supported former Prime Minister Imran Khan.</text:p>
      <text:p text:style-name="P4">
Videos: []</text:p>
      <text:p text:style-name="P4">
Images: []</text:p>
      <text:p text:style-name="P4">
Categories: ['亚太', '军事']</text:p>
      <text:p text:style-name="P4">
Type: None</text:p>
      <!--METADATA-->
      <text:p text:style-name="P4">
Nonenone</text:p>
      <text:p text:style-name="P4">
News Source: <text:a xlink:type="simple" xlink:href="https://www.voachinese.com/a/pakistan-protesters-to-face-trial-20230513/7092203.html" text:style-name="Internet_20_link" text:visited-style-name="Visited_20_Internet_20_Link">
https://www.voachinese.com/a/pakistan-protesters-to-face-trial-20230513/7092203.html</text:a>
</text:p>
      <!--NEWS-->
      <text:h text:style-name="P10" text:outline-level="1">
<text:span text:style-name="T4">
Gasa ceasefire agreement takes effect</text:span>
</text:h>
      <text:p text:style-name="P4">
Publisher: 法新社</text:p>
      <text:p text:style-name="P4">
Published Time: 2023-05-14T08:02:08+00:00</text:p>
      <text:p text:style-name="P4">
Modified Time: 2023-05-14T07:35:02+00:00</text:p>
      <text:p text:style-name="P4">
Description: (AFP, Kaza City, Palestinian Autonomous Region, 13th) After 5 days of fire, the ceasefire of the Gaza Strip and the surrounding area came into effect today. The five -day crossfire killed at least 33 Palestinian people, and Israel died.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14T08-02-08-00-00/000000.png" xlink:type="simple" xlink:show="embed" xlink:actuate="onLoad" draw:mime-type="image/png"/>
</draw:frame>
AFC reporter said that within 30 minutes before the ceasefire agreement took effect, dozens of rockets fired from Gaza towards Israel, causing a new air strike. Most rockets are intercepted by the Israeli air defense system.</text:p>
      <text:p text:style-name="P4">
After 10 pm, there were still many rockets fired, and Israel immediately launched a new attack, and then the situation seemed to calm down.</text:p>
      <text:p text:style-name="P4">
After the ceasefire took effect, the crowds of Gaza Street began to appear. A few days ago, there was no one on the street.</text:p>
      <text:p text:style-name="P4">
Egyptian security officials said that Central Egypt has contributed to Israel and Palestinian radical "Islamic Jihad" agreed to the latest ceasefire agreement.</text:p>
      <text:p text:style-name="P4">
The Israeli Prime Minister's office stated: "Tsahi Hanegbi, a national security adviser to Israel ... thanks to the Egyptian President Abdel Fattah Al-SISI to express his gratitude to Egypt's active efforts to achieve ceasefire."</text:p>
      <text:p text:style-name="P4">
The White House was happy to see the ceasefire in Israel and Gasa armed groups today, and praised the Egyptian government to promote the agreement.</text:p>
      <text:p text:style-name="P4">
News Source: <text:a xlink:type="simple" xlink:href="https://www.rfi.fr/cn/%E5%9B%BD%E9%99%85%E6%8A%A5%E9%81%93/20230514-%E5%8A%A0%E8%90%A8%E5%81%9C%E7%81%AB%E5%8D%8F%E8%AE%AE%E7%94%9F%E6%95%88" text:style-name="Internet_20_link" text:visited-style-name="Visited_20_Internet_20_Link">
https://www.rfi.fr/cn/%E5%9B%BD%E9%99%85%E6%8A%A5%E9%81%93/20230514-%E5%8A%A0%E8%90%A8%E5%81%9C%E7%81%AB%E5%8D%8F%E8%AE%AE%E7%94%9F%E6%95%88</text:a>
</text:p>
      <!--NEWS-->
      <text:h text:style-name="P10" text:outline-level="1">
<text:span text:style-name="T4">
Biden: Although it has not arrived at the "critical juncture", debt negotiations are progressing</text:span>
</text:h>
      <text:p text:style-name="P4">
Author: 联合早报 (Person)</text:p>
      <text:p text:style-name="P4">
Publisher: 联合早报 (Organization)</text:p>
      <text:p text:style-name="P4">
Published Time: 2023-05-14T08:05</text:p>
      <text:p text:style-name="P4">
Modified Time: 2023-05-14T08:12</text:p>
      <text:p text:style-name="P4">
Description: The United States may have debt defaults on June 1st. US President Biden said that officials are negotiating on the debt limit and will announce more news in the next two days. According to Bloomberg and Reuters, Bayeng said on Saturday (May 13) before boarding the Air Force No. 1 and said to reporters: "...</text:p>
      <text:p text:style-name="P4">
Videos: []</text:p>
      <text:p text:style-name="P4">
Audios: []</text:p>
      <text:p text:style-name="P4">
Images: []</text:p>
      <text:p text:style-name="P4">
Type: NewsArticle</text:p>
      <text:p text:style-name="P4">
Breadcrumbs: ['即时', '国际']</text:p>
      <text:p text:style-name="P4">
Keywords: ['拜登', '美国', '经济', '耶伦', '债务', '债务违约']</text:p>
      <!--METADATA-->
      <text:p text:style-name="P4">
The United States or <text:a xlink:type="simple" xlink:href="https://www.zaobao.com/realtime/world/story20230502-1389729" text:style-name="Internet_20_link" text:visited-style-name="Visited_20_Internet_20_Link">
</text:a>
U.S. President Biden said officials are negotiating on the debt limit and will announce more news in the next two days.</text:p>
      <text:p text:style-name="P4">
Based on Bloomberg and Reuters, Bayeng said to reporters before boarding the Air Force No. 1 on Saturday (May 13), "I think they are making progress. This is hard to say. Some changes we can make. "</text:p>
      <text:p text:style-name="P4">
American White House officials and Congress officials will continue to negotiate this weekend. The meeting between Biden and the parliament members McCarthy will be postponed from Friday (12th) to next week. Both parties have stated that the negotiations have "signs of progress".</text:p>
      <text:p text:style-name="P4">
It is coming on June 1st. The analysis believes that the contradiction between the negotiations between the two parties is whether it will cut the expenses to increase the upper limit of debt limits. Sexual politics plan. In this regard, the Democratic Party will never give up, and insist on improving the debt limit and no conditions shall be attached.</text:p>
      <text:p text:style-name="P4">
The Ministry of Finance on Friday stated that as of May 10, <text:a xlink:type="simple" xlink:href="https://www.zaobao.com/realtime/world/story20230513-1394164" text:style-name="Internet_20_link" text:visited-style-name="Visited_20_Internet_20_Link">
</text:a>
(About 117.7 billion yuan) Very measures to pay the bill, which decreases from US $ 110 billion a week before the week. This means that only more than a quarter of the measures of $ 333 billion can be used to prevent the United States from exhausting the borrowing space at the legal debt limit.</text:p>
      <text:p text:style-name="P4">
Yellen will report to Congress in the next two weeks how far from breach of contract in the United States, and defend the increase in debt issuance during the administration of Biden's government.</text:p>
      <text:p text:style-name="P4">
<text:a xlink:type="simple" xlink:href="https://www.zaobao.com/news/world/story20230511-1393565" text:style-name="Internet_20_link" text:visited-style-name="Visited_20_Internet_20_Link">
</text:a>
(G7) When the Treasury Secretary and the central bank governor said, "I don't want to specifically explain when we will announce the latest situation. When we think there are more information, it must be within the next few weeks."</text:p>
      <text:p text:style-name="P4">
News Source: <text:a xlink:type="simple" xlink:href="https://www.zaobao.com.sg/realtime/world/story20230514-1394445" text:style-name="Internet_20_link" text:visited-style-name="Visited_20_Internet_20_Link">
https://www.zaobao.com.sg/realtime/world/story20230514-1394445</text:a>
</text:p>
      <!--NEWS-->
      <text:h text:style-name="P10" text:outline-level="1">
<text:span text:style-name="T4">
Zelei Sky Visit Germany: Bring peace back to Europe</text:span>
</text:h>
      <text:p text:style-name="P4">
Author: None (Language: zh)</text:p>
      <text:p text:style-name="P4">
Publisher: None</text:p>
      <text:p text:style-name="P4">
Time: 2023-05-14T08:32:00Z</text:p>
      <text:p text:style-name="P4">
Description: Ukrainian President Zelei went from Italy to Germany in the middle of the night and arrived in Berlin late at night. After meeting with German President Steinmer in the early morning of Sunday, he went to the Prime Minister's Mansion to meet with Shulz. In the afternoon, Zelezzki will participate in the Charlieman Awards.</text:p>
      <text:p text:style-name="P4">
Videos: []</text:p>
      <text:p text:style-name="P4">
Images: ["<text:a xlink:type="simple" xlink:href="https://static.dw.com/image/65617451_303.jpg" text:style-name="Internet_20_link" text:visited-style-name="Visited_20_Internet_20_Link">
65617451_303.jpg</text:a>
", "<text:a xlink:type="simple" xlink:href="https://static.dw.com/image/65616880_401.jpg" text:style-name="Internet_20_link" text:visited-style-name="Visited_20_Internet_20_Link">
65616880_401.jpg</text:a>
", "<text:a xlink:type="simple" xlink:href="https://static.dw.com/image/65618517_401.jpg" text:style-name="Internet_20_link" text:visited-style-name="Visited_20_Internet_20_Link">
65618517_401.jpg</text:a>
"]</text:p>
      <text:p text:style-name="P4">
Subject: 时政风云</text:p>
      <text:p text:style-name="P4">
Subjects: ['德中关系', '希腊债务危机', '欧债危机', '欧盟', '乌克兰', '诺贝尔奖', '欧洲难民危机', '欧洲', '德国', '留学德国']</text:p>
      <text:p text:style-name="P4">
Keywords: ['泽连斯基', '德国', '施泰因迈尔', '俄乌战争', '乌克兰', '查理曼奖', '欧盟', '欧洲一体化']</text:p>
      <text:p text:style-name="P4">
Id: 65617423</text:p>
      <!--METADATA-->
      <text:p text:style-name="P4">
<text:a xlink:type="simple" xlink:href="https://www.dw.com/zh/overlay/image/article/65617423/65617451" text:style-name="Internet_20_link" text:visited-style-name="Visited_20_Internet_20_Link">
 <draw:frame draw:style-name="fr1" draw:name="Image75" text:anchor-type="as-char" svg:width="6.9236in" svg:height="3.896998in" draw:z-index="0">
<draw:image xlink:href="../Images/dwzh/2023-05-14T08-32-00Z/65617451_303.jpg" xlink:type="simple" xlink:show="embed" xlink:actuate="onLoad" draw:mime-type="image/jpeg"/>
</draw:frame>
</text:a>
Zelei (in the picture) meets German Chancellor Schossz</text:p>
      <text:p text:style-name="P4">
(Voice of Germany Chinese) Ukrainian President Zelei Sky is compact this weekend. He met with the country President Matretala on Saturday (May 13) and went to the Vatican to talk to the Pope. At the end of the night, the official Twitter account stated that it had arrived in Berlin, Germany. At the same time, the keywords that would be talked about in Berlin were also listed: "Weapons, powerful packages, air defense, reconstruction, EU, NATO, and security."</text:p>
      <text:p text:style-name="P4">
For security reasons, Zerrenki's exact itinerary was not disclosed. According to the "Frankfurt Report", Zelei Sky did not stay in a hotel in Berlin, but at a special place, speculated that he might stay in the German Ministry of Defense for one night.</text:p>
      <text:h text:style-name="P12" text:outline-level="3">
<text:span text:style-name="T4">
Zelei: Germany is a "real friend"</text:span>
</text:h>
      <text:p text:style-name="P4">
On the morning of the 14th, <text:a xlink:type="simple" xlink:href="https://www.dw.com/zh/zh/德国总统圣诞致辞-愿乌克兰实现公正和平/a-64204444" text:style-name="Internet_20_link" text:visited-style-name="Visited_20_Internet_20_Link">
</text:a>
I met Zelei Sky in the Palace of Presidential Palace. The President Ukraine wrote in English in a message book: "In the most difficult moments in Ukraine's modern history, Germany has proven to be our real friends and reliable allies. The people. "He emphasized:" We will win together and bring peace back to Europe. "</text:p>
      <text:p text:style-name="P4">
At the same time, he also thanked Steinmer for his support for Ukraine. He said: "Thank you, Mr. Federal President, thank you for your personal support and enthusiastic money for Ukraine." Zerrenki also added in German, "Thank you ,Germany!"</text:p>
      <text:p text:style-name="P4">
<draw:frame draw:style-name="fr1" draw:name="Image76" text:anchor-type="as-char" svg:width="6.9236in" svg:height="3.896998in" draw:z-index="0">
<draw:image xlink:href="../Images/dwzh/2023-05-14T08-32-00Z/65616880_401.jpg" xlink:type="simple" xlink:show="embed" xlink:actuate="onLoad" draw:mime-type="image/jpeg"/>
</draw:frame>
Zelei (pictured left) meets German President Steinmer at the Presidential Palace in Germany</text:p>
      <text:h text:style-name="P12" text:outline-level="3">
<text:span text:style-name="T4">
Meeting Sharz</text:span>
</text:h>
      <text:p text:style-name="P4">
After leaving the Presidential Palace, he went to the Prime Minister's Palace to meet with the German Prime Minister Shulz. According to the "Daily News" report, Shulz received Zenoski in the Army of the Prime Minister's Palace. In addition to the meeting, a press conference was also held.</text:p>
      <text:p text:style-name="P4">
At a press conference after the meeting, Shulz and Zelezki said: "Our close relationship will make us connect us in the next decades. In the face of (Russia) 's terror, we are even more even more Unity. "Shulz added:" Not only does it support Ukraine in terms of humanitarianism, we also support Ukraine in terms of politics, finance and weapon supply. "</text:p>
      <text:p text:style-name="P4">
Shilz also emphasized that Russia must "be responsible for the crime he committed" and describes how the Moscow army murdered and plundered during its nearly 15 months of invasion.</text:p>
      <text:p text:style-name="P4">
Zelezzky then thanked Germany for "supporting our country" and expressed "thank you for every life you saved." The Ukrainian leader said that Shulz "showed leadership" and "make all of us have the opportunity to make the world more secure." It also said that Germany announced that this Saturday announced that the 2.7 billion euros of military assistance to Ukraine was one of them. "Strong support".</text:p>
      <text:p text:style-name="P4">
<draw:frame draw:style-name="fr1" draw:name="Image77" text:anchor-type="as-char" svg:width="6.9236in" svg:height="3.896998in" draw:z-index="0">
<draw:image xlink:href="../Images/dwzh/2023-05-14T08-32-00Z/65618517_401.jpg" xlink:type="simple" xlink:show="embed" xlink:actuate="onLoad" draw:mime-type="image/jpeg"/>
</draw:frame>
Shawrtz (Tuyou) flew to Aachen to participate in the Charlie Man's awards ceremony with Zeelianzky</text:p>
      <text:p text:style-name="P4">
During the meeting with Schilderz in Berlin, Zeelianzki also asked Germany to provide support and provide fighters to Ukraine. He told Selz that Ukraine was working hard to "build a fighter alliance" in the capital of European countries, but Shulz was cautious about it. Shulz believes that Germany has provided a lot of supplies to Ukraine, "Especially in terms of air defense, these are very effective modern weapons." Germany is the second largest supporter after Ukraine, and Shulz said "we will continue to do this."</text:p>
      <text:p text:style-name="P4">
In the meeting, Zelei also mentioned some criticism of the outside world. He refuted that people's concerns about their troops might use Western weapons to attack Russian territory. He said, "We are not attacking the Russian territory. We are liberating our legal territory. We have no time, no troops, and no extra weapons to do this."</text:p>
      <text:h text:style-name="P12" text:outline-level="3">
<text:span text:style-name="T4">
Go to Aachen to receive the prize</text:span>
</text:h>
      <text:p text:style-name="P4">
This afternoon, Zeleiski will personally go to Aachen, Germany, Aachen, in western Germany to participate in the KarlSpreis awards ceremony. The award was awarded the people of Zerrenzki and Ukraine in December last year to recognize its integration to Europe and Europe. Contribution. Shulz mentioned that he flew to Aachen to attend the ceremony with Zelenezki. It is rumored that the European Commission Chairman Feng Delin and Polish Prime Minister Mateuszmorawiecki will also be present.</text:p>
      <text:p text:style-name="P4">
The Charlieman Award, established in 1950, is a award that praises and promotes European integration.</text:p>
      <text:h text:style-name="P12" text:outline-level="3">
<text:span text:style-name="T4">
The first visit to Germany since the Russia and Ukraine War</text:span>
</text:h>
      <text:p text:style-name="P4">
The German trip was the first visit to Germany since Russia began invasion in Ukraine in February 2022. The last time he visited Germany was a year before the Russian and Ukraine War, he participated in the Munich Safety Conference. <text:a xlink:type="simple" xlink:href="https://www.dw.com/zh/zh/泽连斯基抵达罗马访问-德国宣布27亿军援/a-65613258" text:style-name="Internet_20_link" text:visited-style-name="Visited_20_Internet_20_Link">
</text:a>
It includes providing 20 weasel infantry chariot, 30 leopard 1 main battle tanks, and 4 Iris-T-SLM air defense systems. The new military aid plan will make Germany's weapon assistance in Ukraine since the outbreak of the war.</text:p>
      <text:p text:style-name="P4">
(Comprehensive report)</text:p>
      <text:p text:style-name="P4">
News Source: <text:a xlink:type="simple" xlink:href="https://www.dw.com/zh/泽连斯基到访德国：将和平带回欧洲/a-65617423" text:style-name="Internet_20_link" text:visited-style-name="Visited_20_Internet_20_Link">
https://www.dw.com/zh/泽连斯基到访德国：将和平带回欧洲/a-65617423?maca=chi-rss-chi-all-1127-rdf</text:a>
</text:p>
      <!--NEWS-->
      <text:h text:style-name="P10" text:outline-level="1">
<text:span text:style-name="T4">
The Thai election officially launched more than 50 million voters will participate in voting</text:span>
</text:h>
      <text:p text:style-name="P4">
Author: 联合早报 (Person)</text:p>
      <text:p text:style-name="P4">
Publisher: 联合早报 (Organization)</text:p>
      <text:p text:style-name="P4">
Published Time: 2023-05-14T08:57</text:p>
      <text:p text:style-name="P4">
Modified Time: 2023-05-14T20:00</text:p>
      <text:p text:style-name="P4">
Description: The national election was held on Sunday (May 14) in Thailand. More than 50 million voters have the right to participate in voting. Informal votes will be released on the same day. Bangkok Post reported that there are about 52.28 million qualified voters in Thailand this year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泰国大选', '军事政变', '为泰党', '投票日', '投票']</text:p>
      <!--METADATA-->
      <text:p text:style-name="P4">
Thailand Sunday (May 14) was held <text:a xlink:type="simple" xlink:href="https://interactive.zaobao.com/2023/thailand-election-2023/" text:style-name="Internet_20_link" text:visited-style-name="Visited_20_Internet_20_Link">
</text:a>
More than 50 million voters have the right to participate in voting, and informal votes will be released on the same day.</text:p>
      <text:p text:style-name="P4">
Bangkok Post reported that there are about 52.28 million qualified voters in Thailand this year.(https://www.zaobao.com/special/thailand-election-2023)Essence There are two votes in each voter: one vote is cast to the candidate for the constituency, and the other vote is voted to the party recognized by the voters.</text:p>
      <text:p text:style-name="P4">
<draw:frame draw:style-name="fr1" draw:name="Image78" text:anchor-type="as-char" svg:width="6.9236in" svg:height="4.615733in" draw:z-index="0">
<draw:image xlink:href="../Images/zaobao world/2023-05-14T08-57/000000.png" xlink:type="simple" xlink:show="embed" xlink:actuate="onLoad" draw:mime-type="image/png"/>
</draw:frame>
On May 14, Bangkok voters in Bangkok in Thailand voted. (Bloomberg)</text:p>
      <text:p text:style-name="P4">
The Chairman of the Thai Election Commission, ITTIPORNBONPRACONG, said on Saturday (13th) that the Election Commission has prepared to organize the Sunday election and ensure that the election can be carried out smoothly. ) Start the report of the informal coupon results.</text:p>
      <text:p text:style-name="P4">
<draw:frame draw:style-name="fr1" draw:name="Image79" text:anchor-type="as-char" svg:width="6.9236in" svg:height="4.615733in" draw:z-index="0">
<draw:image xlink:href="../Images/zaobao world/2023-05-14T08-57/000001.png" xlink:type="simple" xlink:show="embed" xlink:actuate="onLoad" draw:mime-type="image/png"/>
</draw:frame>
On May 14, a voter voted at a voting station in Bangkok, Thailand. (Reuters)</text:p>
      <text:p text:style-name="P4">
The Thai voting station will be closed at 5 pm on the same day (6 pm Singapore time).</text:p>
      <text:p text:style-name="P4">
In order to allow voters to vote at ease, DamrongsakkittiPrapas, chief of the Thai National Police, said the authorities have deployed more than 140,000 police officers at voting stations in various places to ensure that nearly 95,000 voting stations in the country can run in an orderly manner.</text:p>
      <text:p text:style-name="P4">
Datonza pointed out that before the election started, the police arrested the suspects involved in the case in 184 criminal activities related to the election.</text:p>
      <text:p text:style-name="P4">
The results of the Thai polls and political observers generally predict that democracy is expected to win in the Sunday election. However, the analysis believes that the party is expected to become the biggest winner, <text:a xlink:type="simple" xlink:href="https://www.zaobao.com/news/sea/story20230511-1393597" text:style-name="Internet_20_link" text:visited-style-name="Visited_20_Internet_20_Link">
</text:a>
, Or win with 310 overwhelming votes.</text:p>
      <text:p text:style-name="P4">
Since Thailand was changed to a constitutional monarchy in 1932, it has experienced 13 military coup, and a coup has occurred every seven years on average.</text:p>
      <text:p text:style-name="P4">
However, the Royal Army Commander of the Thailand has promised that even after the election <text:a xlink:type="simple" xlink:href="https://www.zaobao.com/news/sea/story20230512-1393957" text:style-name="Internet_20_link" text:visited-style-name="Visited_20_Internet_20_Link">
</text:a>
The military will remain neutral. The conversation of the dragon class helps to ease people's concerns about the military or re -administration after the democratic victory.</text:p>
      <text:p text:style-name="P4">
News Source: <text:a xlink:type="simple" xlink:href="https://www.zaobao.com.sg/realtime/world/story20230514-1394448" text:style-name="Internet_20_link" text:visited-style-name="Visited_20_Internet_20_Link">
https://www.zaobao.com.sg/realtime/world/story20230514-1394448</text:a>
</text:p>
      <!--NEWS-->
      <text:h text:style-name="P10" text:outline-level="1">
<text:span text:style-name="T4">
Ghana's biggest election in the wild party to compete for 2024 President's big position</text:span>
</text:h>
      <text:p text:style-name="P4">
Publisher: 法新社</text:p>
      <text:p text:style-name="P4">
Published Time: 2023-05-14T09:02:09+00:00</text:p>
      <text:p text:style-name="P4">
Modified Time: 2023-05-14T08:50:02+00:00</text:p>
      <text:p text:style-name="P4">
Description: (Agence France -Presse Akila, 14th) West Africa National Ghana's largest opposition party "National Democratic Parliament Party" (NDC) conducts primary elections. Today, it is recommended that former President John Dramani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5-14T09-02-09-00-00/000000.png" xlink:type="simple" xlink:show="embed" xlink:actuate="onLoad" draw:mime-type="image/png"/>
</draw:frame>
The party representatives of the National Democratic Parliament will be in the two -day preliminary election from May 13th to 14th, voting to vote for candidates for presidents and Congress elections.</text:p>
      <text:p text:style-name="P4">
Mahama includes 297603 votes and 98.9%of the votes, which was announced overwhelmingly; his opponent, Kumasi, former mayor Kojobonsu, obtained only 1.1%of 3181 votes.</text:p>
      <text:p text:style-name="P4">
On the occasion of the National Democratic Parliament Party, Ghana Zheng negotiated with the International Monetary Fund (IMF) for $ 3 billion aid plan to resolve the domestic economic crisis; Bring the increasingly serious jihadic threat.</text:p>
      <text:p text:style-name="P4">
Although Mahama, 64, was defeated twice in the presidential election in 2016 and 2020 to the current President Nana Akufo-ADDO, he has been scrolling with his eyes, and he is primary and preliminary in the party. Former central bank president Kwabena Duffuor and Bang Su killed.</text:p>
      <text:p text:style-name="P4">
On the evening of the 12th, Duer announced his withdrawal from the preliminary election, and even said that the National Democratic Parliament Party was not ready to conduct a "free and fair election."</text:p>
      <text:p text:style-name="P4">
Duer also served as the Minister of Finance. He has a huge basic disk in AshanTi Region, and is also the base camp of the ruling party's "New Patriotic Party" (NPP).</text:p>
      <text:p text:style-name="P4">
News Source: <text:a xlink:type="simple" xlink:href="https://www.rfi.fr/cn/%E5%9B%BD%E9%99%85%E6%8A%A5%E9%81%93/20230514-%E8%BF%A6%E7%BA%B3%E6%9C%80%E5%A4%A7%E5%9C%A8%E9%87%8E%E5%85%9A%E5%88%9D%E9%80%89-%E9%A9%AC%E5%93%88%E9%A9%AC%E5%87%BA%E7%BA%BF%E8%A7%92%E9%80%902024%E6%80%BB%E7%BB%9F%E5%A4%A7%E4%BD%8D" text:style-name="Internet_20_link" text:visited-style-name="Visited_20_Internet_20_Link">
https://www.rfi.fr/cn/%E5%9B%BD%E9%99%85%E6%8A%A5%E9%81%93/20230514-%E8%BF%A6%E7%BA%B3%E6%9C%80%E5%A4%A7%E5%9C%A8%E9%87%8E%E5%85%9A%E5%88%9D%E9%80%89-%E9%A9%AC%E5%93%88%E9%A9%AC%E5%87%BA%E7%BA%BF%E8%A7%92%E9%80%902024%E6%80%BB%E7%BB%9F%E5%A4%A7%E4%BD%8D</text:a>
</text:p>
      <!--NEWS-->
      <text:h text:style-name="P10" text:outline-level="1">
<text:span text:style-name="T4">
European Singing Contest: Swedish singers won Ukraine</text:span>
</text:h>
      <text:p text:style-name="P4">
Author: None (Language: zh)</text:p>
      <text:p text:style-name="P4">
Publisher: None</text:p>
      <text:p text:style-name="P4">
Time: 2023-05-14T09:06:00Z</text:p>
      <text:p text:style-name="P4">
Description: Swedish singer Loreen lived up to the ESC (European singing contest) crown. The German band Lord of the Lost is the last place. The color of the Ukrainian flag can be seen everywhere in Liverpool in the UK.</text:p>
      <text:p text:style-name="P4">
Videos: []</text:p>
      <text:p text:style-name="P4">
Images: ["<text:a xlink:type="simple" xlink:href="https://static.dw.com/image/65615854_303.jpg" text:style-name="Internet_20_link" text:visited-style-name="Visited_20_Internet_20_Link">
65615854_303.jpg</text:a>
", "<text:a xlink:type="simple" xlink:href="https://static.dw.com/image/65567693_401.jpg" text:style-name="Internet_20_link" text:visited-style-name="Visited_20_Internet_20_Link">
65567693_401.jpg</text:a>
", "<text:a xlink:type="simple" xlink:href="https://static.dw.com/image/65055764_401.jpg" text:style-name="Internet_20_link" text:visited-style-name="Visited_20_Internet_20_Link">
65055764_401.jpg</text:a>
"]</text:p>
      <text:p text:style-name="P4">
Subject: 文化经纬</text:p>
      <text:p text:style-name="P4">
Subjects: []</text:p>
      <text:p text:style-name="P4">
Keywords: ['乌克兰', '俄罗斯入侵乌克兰']</text:p>
      <text:p text:style-name="P4">
Id: 65617613</text:p>
      <!--METADATA-->
      <text:p text:style-name="P4">
<text:a xlink:type="simple" xlink:href="https://www.dw.com/zh/overlay/image/article/65617613/65615854" text:style-name="Internet_20_link" text:visited-style-name="Visited_20_Internet_20_Link">
 <draw:frame draw:style-name="fr1" draw:name="Image81" text:anchor-type="as-char" svg:width="6.9236in" svg:height="3.896998in" draw:z-index="0">
<draw:image xlink:href="../Images/dwzh/2023-05-14T09-06-00Z/65615854_303.jpg" xlink:type="simple" xlink:show="embed" xlink:actuate="onLoad" draw:mime-type="image/jpeg"/>
</draw:frame>
</text:a>
Swedish singer Loreen won the ESC championship again after 11 years</text:p>
      <text:p text:style-name="P4">
(Voice of Germany), 39 -year -old Swedish singer Loreen, has won the ESC (European Singing Contest) 11 years ago. Today, although she is a senior professional singer, it is still moved to her again. The singer with a background of North Africa in Morocco has performed with a "TATTOO" performance and has been favored by public voting and judges of various countries.</text:p>
      <text:p text:style-name="P4">
Finnish singer Käärijä won the runner -up title, and the third place was Israeli female singer Noa Kirel. The German rock band Lord of Thus is a pity to become the last place. And last year, Germany was the last place. The host of this competition Britain only won the penultimate second place.</text:p>
      <text:p text:style-name="P4">
<draw:frame draw:style-name="fr1" draw:name="Image82" text:anchor-type="as-char" svg:width="6.9236in" svg:height="3.896998in" draw:z-index="0">
<draw:image xlink:href="../Images/dwzh/2023-05-14T09-06-00Z/65567693_401.jpg" xlink:type="simple" xlink:show="embed" xlink:actuate="onLoad" draw:mime-type="image/jpeg"/>
</draw:frame>
The appearance of Aljoscha in Ukraine in the semi -final will leave a long -lasting impression on the audience</text:p>
      <text:h text:style-name="P12" text:outline-level="3">
<text:span text:style-name="T4">
European Singing Contest in the Background of Ukrainian War</text:span>
</text:h>
      <text:p text:style-name="P4">
Twortschi from Ukraine won the sixth place. Although they failed to defend the title successfully, their appearance will still leave the audience. His song "Heart Off" means that in the Ukrainian war, people still have courage to face nuclear threats, and Ukrainian soldiers' insistence on the Mary Upol Steel Factory is inspired by composition.</text:p>
      <text:p text:style-name="P4">
<draw:frame draw:style-name="fr1" draw:name="Image83" text:anchor-type="as-char" svg:width="6.9236in" svg:height="3.896998in" draw:z-index="0">
<draw:image xlink:href="../Images/dwzh/2023-05-14T09-06-00Z/65055764_401.jpg" xlink:type="simple" xlink:show="embed" xlink:actuate="onLoad" draw:mime-type="image/jpeg"/>
</draw:frame>
The color of the Ukrainian flag can be seen everywhere</text:p>
      <text:p text:style-name="P4">
The national flag of Ukraine can be seen everywhere, blue and yellow tone. The slogan of this competition is "united by music with music." <text:a xlink:type="simple" xlink:href="https://www.dw.com/zh/zh/约翰逊明年欧歌赛可在乌克兰举办/a-62178807" text:style-name="Internet_20_link" text:visited-style-name="Visited_20_Internet_20_Link">
</text:a>
, Britain is the runner -up. This year, the British and BBC TV stations jointly held ESC-traditionally champion countries, but <text:a xlink:type="simple" xlink:href="https://www.dw.com/zh/zh/被指为侵略者献唱-乌克兰女星无缘esc/a-47694672" text:style-name="Internet_20_link" text:visited-style-name="Visited_20_Internet_20_Link">
</text:a>
War made [] <text:a xlink:type="simple" xlink:href="https://www.dw.com/zh/zh/欧洲歌唱大赛落幕-乌克兰队获得冠军/a-61806566" text:style-name="Internet_20_link" text:visited-style-name="Visited_20_Internet_20_Link">
</text:a>
Unable to host this event.</text:p>
      <text:p text:style-name="P4">
News Source: <text:a xlink:type="simple" xlink:href="https://www.dw.com/zh/欧洲歌唱大赛：瑞典歌手获胜-乌克兰备受关注/a-65617613" text:style-name="Internet_20_link" text:visited-style-name="Visited_20_Internet_20_Link">
https://www.dw.com/zh/欧洲歌唱大赛：瑞典歌手获胜-乌克兰备受关注/a-65617613?maca=chi-rss-chi-all-1127-rdf</text:a>
</text:p>
      <!--NEWS-->
      <text:h text:style-name="P10" text:outline-level="1">
<text:span text:style-name="T4">
New rules severely punish illegal immigrants who want to enter the country with legal ways to enter the United States more</text:span>
</text:h>
      <text:p text:style-name="P4">
Publisher: 法新社</text:p>
      <text:p text:style-name="P4">
Published Time: 2023-05-14T09:32:10+00:00</text:p>
      <text:p text:style-name="P4">
Modified Time: 2023-05-14T09:20:04+00:00</text:p>
      <text:p text:style-name="P4">
Description: (Agence France -Presse Mexico Matimaos, 13th) Strict new asylum regulations take effect. Although the authorities warn that the border chaos may increase, many immigrants at the US -Mexico border are still seeking to enter the United States through legal channe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5-14T09-32-10-00-00/000000.png" xlink:type="simple" xlink:show="embed" xlink:actuate="onLoad" draw:mime-type="image/png"/>
</draw:frame>
Gustavo Rodriguez, who escaped from Venezuela, believes that it is the greatest opportunity to stay in the United States and through official channels.</text:p>
      <text:p text:style-name="P4">
He told AFP in Matamoros in Mexico: "I want to enter the country legal."</text:p>
      <text:p text:style-name="P4">
Matima Los is one of the Mexican border cities, gathered thousands of immigrants that escape from poverty, crime or persecution.</text:p>
      <text:p text:style-name="P4">
U.S. President Biden's right-wing opponent predicts that after the COVID-19 (2019 coronary virus disease) allows the rapid expedition to immigration, people will pour into the border.</text:p>
      <text:p text:style-name="P4">
But so far, this situation has not yet appeared, because illegal cross -border people will not apply for legal entry for 5 years, and may face criminal charges.</text:p>
      <text:p text:style-name="P4">
Seeking asylum applications should be applied to the processing centers set up in the United States through the smart phone app named CBP One (APP) named CBP One, or plan to make an appointment between the processing centers set up in countries / regions such as Colombia and Guatemala.</text:p>
      <text:p text:style-name="P4">
However, immigrants said that although Washington promised to increase the daily reservation volume to 1,000, using the app is like buying a lottery.</text:p>
      <text:p text:style-name="P4">
Jose Manuel Tovar is one of the lucky children. After 4 months of attempts, he finally made a successful appointment.</text:p>
      <text:p text:style-name="P4">
The Venezueer told AFP: "I cried, my family, all my colleagues cried happily."</text:p>
      <text:p text:style-name="P4">
News Source: <text:a xlink:type="simple" xlink:href="https://www.rfi.fr/cn/%E5%9B%BD%E9%99%85%E6%8A%A5%E9%81%93/20230514-%E6%96%B0%E8%A7%84%E4%B8%A5%E6%83%A9%E9%9D%9E%E6%B3%95%E7%A7%BB%E6%B0%91-%E6%83%B3%E5%BE%AA%E5%90%88%E6%B3%95%E9%80%94%E5%BE%84%E5%85%A5%E5%A2%83%E7%BE%8E%E5%9B%BD%E8%80%85%E5%8F%98%E5%A4%9A" text:style-name="Internet_20_link" text:visited-style-name="Visited_20_Internet_20_Link">
https://www.rfi.fr/cn/%E5%9B%BD%E9%99%85%E6%8A%A5%E9%81%93/20230514-%E6%96%B0%E8%A7%84%E4%B8%A5%E6%83%A9%E9%9D%9E%E6%B3%95%E7%A7%BB%E6%B0%91-%E6%83%B3%E5%BE%AA%E5%90%88%E6%B3%95%E9%80%94%E5%BE%84%E5%85%A5%E5%A2%83%E7%BE%8E%E5%9B%BD%E8%80%85%E5%8F%98%E5%A4%9A</text:a>
</text:p>
      <!--NEWS-->
      <text:h text:style-name="P10" text:outline-level="1">
<text:span text:style-name="T4">
The Paris Court overthrowing the ban on the right right community was approved for rally</text:span>
</text:h>
      <text:p text:style-name="P4">
Publisher: 法新社</text:p>
      <text:p text:style-name="P4">
Published Time: 2023-05-14T10:02:10+00:00</text:p>
      <text:p text:style-name="P4">
Modified Time: 2023-05-14T09:50:02+00:00</text:p>
      <text:p text:style-name="P4">
Description: (Agence France -Presse, Paris, 14th) The French Ministry of the Interior ordered to stop polar right prote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5-14T10-02-10-00-00/000000.png" xlink:type="simple" xlink:show="embed" xlink:actuate="onLoad" draw:mime-type="image/png"/>
</draw:frame>
After the court ruled that the authorities had overturned the authority, about 350 members of the "French Movement" had been able to participate in the Symposium in Paris in Paris.</text:p>
      <text:p text:style-name="P4">
Agence France -Presse reporters witnessed that the party was carried out under the alert of the police.</text:p>
      <text:p text:style-name="P4">
The Paris Administrative Court issued a statement a few hours before the symposium to AFP, which wrote in the text: "The command of the police officer executed from May 12, 2023 has been suspended."</text:p>
      <text:p text:style-name="P4">
However, the court rejected the appeal of the Rvan Benedetti and its group "The Nationalist". They could not meet at the same time today.</text:p>
      <text:p text:style-name="P4">
The "French Movement" will pay tribute to the 15th century leading French leader Joan of Arc. Many French far -right movements respect the Valley of Valley.</text:p>
      <text:p text:style-name="P4">
Last weekend, a very right -right whiteist convention rally was allowed, and the results caused controversy. French Minister of Home Affairs Geralddarmanin subsequently issued instructions to try to forbid any right -right gatherings, and the police then issued a number of ban on the 12th.</text:p>
      <text:p text:style-name="P4">
News Source: <text:a xlink:type="simple" xlink:href="https://www.rfi.fr/cn/%E5%9B%BD%E9%99%85%E6%8A%A5%E9%81%93/20230514-%E5%B7%B4%E9%BB%8E%E6%B3%95%E9%99%A2%E6%8E%A8%E7%BF%BB%E7%A6%81%E4%BB%A4-%E6%9E%81%E5%8F%B3%E6%B4%BE%E7%A4%BE%E5%9B%A2%E8%8E%B7%E5%87%86%E9%9B%86%E4%BC%9A" text:style-name="Internet_20_link" text:visited-style-name="Visited_20_Internet_20_Link">
https://www.rfi.fr/cn/%E5%9B%BD%E9%99%85%E6%8A%A5%E9%81%93/20230514-%E5%B7%B4%E9%BB%8E%E6%B3%95%E9%99%A2%E6%8E%A8%E7%BF%BB%E7%A6%81%E4%BB%A4-%E6%9E%81%E5%8F%B3%E6%B4%BE%E7%A4%BE%E5%9B%A2%E8%8E%B7%E5%87%86%E9%9B%86%E4%BC%9A</text:a>
</text:p>
      <!--NEWS-->
      <text:h text:style-name="P10" text:outline-level="1">
<text:span text:style-name="T4">
The court mediates the success of the German iron for the time being.</text:span>
</text:h>
      <text:p text:style-name="P4">
Author: None (Language: zh)</text:p>
      <text:p text:style-name="P4">
Publisher: None</text:p>
      <text:p text:style-name="P4">
Time: 2023-05-14T10:22:00Z</text:p>
      <text:p text:style-name="P4">
Description: It is hopeless to stop the negotiations of strike, and the Deutsche Railway Corporation (DB) resorted to law and achieved success.</text:p>
      <text:p text:style-name="P4">
Videos: []</text:p>
      <text:p text:style-name="P4">
Images: ["<text:a xlink:type="simple" xlink:href="https://static.dw.com/image/59057760_303.jpg" text:style-name="Internet_20_link" text:visited-style-name="Visited_20_Internet_20_Link">
59057760_303.jpg</text:a>
"]</text:p>
      <text:p text:style-name="P4">
Subject: 经济纵横</text:p>
      <text:p text:style-name="P4">
Subjects: ['罢工']</text:p>
      <text:p text:style-name="P4">
Keywords: ['德意志铁路', 'DB', '罢工', '德国铁路运输工会']</text:p>
      <text:p text:style-name="P4">
Id: 65618202</text:p>
      <!--METADATA-->
      <text:p text:style-name="P4">
<text:a xlink:type="simple" xlink:href="https://www.dw.com/zh/overlay/image/article/65618202/59057760" text:style-name="Internet_20_link" text:visited-style-name="Visited_20_Internet_20_Link">
 <draw:frame draw:style-name="fr1" draw:name="Image86" text:anchor-type="as-char" svg:width="6.9236in" svg:height="3.896998in" draw:z-index="0">
<draw:image xlink:href="../Images/dwzh/2023-05-14T10-22-00Z/59057760_303.jpg" xlink:type="simple" xlink:show="embed" xlink:actuate="onLoad" draw:mime-type="image/jpeg"/>
</draw:frame>
</text:a>
(Voice of Germany) The German Railway Transport Trade Union (EVG) was originally scheduled to conduct a 50 -hour strike from this Sunday. News from the evening of Saturday was agreed with the Deutsche Railway Corporation (DB) and suspended the strike.</text:p>
      <text:p text:style-name="P4">
The strike originally caused the long -distance railway passenger transportation to stagnate on Monday and Tuesday. <text:a xlink:type="simple" xlink:href="https://www.dw.com/zh/zh/德国铁路大罢工只有19受访者完全理解/a-65613696" text:style-name="Internet_20_link" text:visited-style-name="Visited_20_Internet_20_Link">
</text:a>
The Deutsche Railway Corporation (DB) said that after reaching a suspension of strikes, the staff of about 50,000 trains must be arranged as soon as possible, and the specific vehicle table will be announced on Sunday afternoon.</text:p>
      <text:p text:style-name="P4">
However, the German railway transport union emphasized that only the strike of the German Railway Company was suspended, and other railway transport companies may still hold a strike.</text:p>
      <text:p text:style-name="P4">
On Thursday evening, the German railway transport union negotiated with the German Railway Company, and the German Railway Company resorted to the law and asked for a suspension. <text:a xlink:type="simple" xlink:href="https://www.dw.com/zh/zh/要求涨薪10-周一德国运输行业大罢工/a-65134319" text:style-name="Internet_20_link" text:visited-style-name="Visited_20_Internet_20_Link">
</text:a>
Because the strike is suspected of "excessive" and harms the interests of passengers and customers.</text:p>
      <text:p text:style-name="P4">
The German railway trade unions and various railway companies are conducting 230,000 employees, of which 180,000 are employed by the German Railway Corporation. The negotiation dispute points also include the minimum wage problem.</text:p>
      <text:h text:style-name="P12" text:outline-level="3">
<text:span text:style-name="T4">
big strike!German transportation is paralyzed</text:span>
</text:h>
      <text:p text:style-name="P4">
(Germany)</text:p>
      <text:p text:style-name="P4">
News Source: <text:a xlink:type="simple" xlink:href="https://www.dw.com/zh/法院调停成功-德铁暂不罢工/a-65618202" text:style-name="Internet_20_link" text:visited-style-name="Visited_20_Internet_20_Link">
https://www.dw.com/zh/法院调停成功-德铁暂不罢工/a-65618202?maca=chi-rss-chi-all-1127-rdf</text:a>
</text:p>
      <!--NEWS-->
      <text:h text:style-name="P10" text:outline-level="1">
<text:span text:style-name="T4">
The Thai election Opposition Party is expected to be able to win smoothly</text:span>
</text:h>
      <text:p text:style-name="P4">
Publisher: 法新社</text:p>
      <text:p text:style-name="P4">
Published Time: 2023-05-14T10:32:08+00:00</text:p>
      <text:p text:style-name="P4">
Modified Time: 2023-05-14T10:05:01+00:00</text:p>
      <text:p text:style-name="P4">
Description: (Agence France -Presse, Bangkok, 14th) Thailand launched a vote of Congress for the Congress. The opposition's opposition party is expected to defeat the conservative military support and ruling in the past 10 years. Even if this victory, it may not be successfu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5-14T10-32-08-00-00/000000.png" xlink:type="simple" xlink:show="embed" xlink:actuate="onLoad" draw:mime-type="image/png"/>
</draw:frame>
This election campaign in Thailand is considered a contest between the younger generation and the traditional and emperor's establishment. The voters tend to defeat the current Prime Minister of PalayuthChan-OCHA, who had defeated the general commander of the Army as commander-in-chief and used this to take power. Essence</text:p>
      <text:p text:style-name="P4">
Paetongtarn Shinawatra's main opposition party, "PHEU THAI", led in the recent polls. She is the daughter of former Prime Minister Thaksinshinawatra.</text:p>
      <text:p text:style-name="P4">
However, in Thailand, which may be turned over by coup and courts, people are often worried that the military will try to keep power in power, thereby increasing the instability of Thailand's prospects.</text:p>
      <text:p text:style-name="P4">
For the last conference before the election of the Thai party on May 12, Beidongta told 10,000 to support the masses that the 14th will be "the history of Thailand's transfer from military governments to democratic governance."</text:p>
      <text:p text:style-name="P4">
From 8:00 this morning local time, 95,000 voters across the country were launched.</text:p>
      <text:p text:style-name="P4">
Early voting on May 7, the voting rate was as high as 90%representing voters seeking change. However, due to the constitution formulated by the military government in 2017, the opposition wanted to face a hard work.</text:p>
      <text:p text:style-name="P4">
Because the new Prime Minister will be selected by 500 elected members and 250 Palabu military governments, which will make the military government advantage.</text:p>
      <text:p text:style-name="P4">
Thailand's last Congress election in 2019 was controversial. Parachu became the Prime Minister with the support of the Senate, leading a complex multi -party alliance government.</text:p>
      <text:p text:style-name="P4">
News Source: <text:a xlink:type="simple" xlink:href="https://www.rfi.fr/cn/%E5%9B%BD%E9%99%85%E6%8A%A5%E9%81%93/20230514-%E6%B3%B0%E5%9B%BD%E5%A4%A7%E9%80%89%E5%8F%8D%E5%AF%B9%E5%85%9A%E6%9C%89%E6%9C%9B%E8%83%9C%E5%87%BA-%E8%83%BD%E5%90%A6%E9%A1%BA%E5%88%A9%E6%89%A7%E6%94%BF%E5%BE%85%E8%80%83%E9%AA%8C" text:style-name="Internet_20_link" text:visited-style-name="Visited_20_Internet_20_Link">
https://www.rfi.fr/cn/%E5%9B%BD%E9%99%85%E6%8A%A5%E9%81%93/20230514-%E6%B3%B0%E5%9B%BD%E5%A4%A7%E9%80%89%E5%8F%8D%E5%AF%B9%E5%85%9A%E6%9C%89%E6%9C%9B%E8%83%9C%E5%87%BA-%E8%83%BD%E5%90%A6%E9%A1%BA%E5%88%A9%E6%89%A7%E6%94%BF%E5%BE%85%E8%80%83%E9%AA%8C</text:a>
</text:p>
      <!--NEWS-->
      <text:h text:style-name="P10" text:outline-level="1">
<text:span text:style-name="T4">
The Pakistan security forces were killed by a total of 13 people by armed elements</text:span>
</text:h>
      <text:p text:style-name="P4">
Publisher: 法新社</text:p>
      <text:p text:style-name="P4">
Published Time: 2023-05-14T11:32:08+00:00</text:p>
      <text:p text:style-name="P4">
Modified Time: 2023-05-14T11:05:01+00:00</text:p>
      <text:p text:style-name="P4">
Description: (Agence France -Presse Pakistan, Pakistan, 13th) Pakistani military said that the security forces broke out with militants last night, causing a total of more than a dozen people to die. These militants attacked the base of the security forces and hijacked their families as hostag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5-14T11-32-08-00-00/000000.png" xlink:type="simple" xlink:show="embed" xlink:actuate="onLoad" draw:mime-type="image/png"/>
</draw:frame>
Agence France -Presse reported that the military stated that the "well -equipped" militants attacked Balochistan Muslimbagh's "Frontier Corps" camp and captured in a residential area. 3 families.</text:p>
      <text:p text:style-name="P4">
The Inter-Services Public Relations of the Pakistani Armedforces said in a statement that the battle continued from last night to this morning, "the complex cleaning operations involved hostage rescue operations."</text:p>
      <text:p text:style-name="P4">
No organization immediately claimed to be responsible for the attack, but Baloch separated groups have been in the southwestern province to launch a rebellion in this southwestern province and often target the security forces.</text:p>
      <text:p text:style-name="P4">
Taliban, Pakistan, is also active in the Baluchi area.</text:p>
      <text:p text:style-name="P4">
The Public Relations Bureau of the Three Army of the Pakistani Armed Forces said, "Terrorists have not even let go of children in quality when hijacking." The statement said that all six militants who broke into the camp were killed.</text:p>
      <text:p text:style-name="P4">
The Public Relations Bureau of the Three Army said that the other seven killer included six members of the national security forces and 1 civilian.</text:p>
      <text:p text:style-name="P4">
Six people were injured during the attack, including 1 woman.</text:p>
      <text:p text:style-name="P4">
The funeral of some victims was held today in Quetta, the capital of Baluchi Province. (Translator: Lin Yifeng/Calculating Draft: Lin Zhiping)</text:p>
      <text:p text:style-name="P4">
News Source: <text:a xlink:type="simple" xlink:href="https://www.rfi.fr/cn/%E5%9B%BD%E9%99%85%E6%8A%A5%E9%81%93/20230514-%E5%B7%B4%E5%9F%BA%E6%96%AF%E5%9D%A6%E4%BF%9D%E5%AE%89%E9%83%A8%E9%98%9F%E9%81%AD%E6%AD%A6%E8%A3%85%E5%88%86%E5%AD%90%E8%A2%AD%E5%87%BB-%E5%85%B113%E4%BA%BA%E4%B8%A7%E7%94%9F" text:style-name="Internet_20_link" text:visited-style-name="Visited_20_Internet_20_Link">
https://www.rfi.fr/cn/%E5%9B%BD%E9%99%85%E6%8A%A5%E9%81%93/20230514-%E5%B7%B4%E5%9F%BA%E6%96%AF%E5%9D%A6%E4%BF%9D%E5%AE%89%E9%83%A8%E9%98%9F%E9%81%AD%E6%AD%A6%E8%A3%85%E5%88%86%E5%AD%90%E8%A2%AD%E5%87%BB-%E5%85%B113%E4%BA%BA%E4%B8%A7%E7%94%9F</text:a>
</text:p>
      <!--NEWS-->
      <text:h text:style-name="P10" text:outline-level="1">
<text:span text:style-name="T4">
"China Human Rights Observation" former Secretary -General Xu Qin was charged with the case of "incitement" and was postponed.</text:span>
</text:h>
      <text:p text:style-name="P4">
Author: None</text:p>
      <text:p text:style-name="P4">
Publisher: Radio Free Asia (Organization)</text:p>
      <text:p text:style-name="P4">
Published Time: 2023-05-14T11:37:00-04:00</text:p>
      <text:p text:style-name="P4">
Modified Time: 2023-05-14T12:05: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120659in" draw:z-index="0">
<draw:image xlink:href="../Images/rfamandarin/2023-05-14T11-37-00-04-00/000000.png" xlink:type="simple" xlink:show="embed" xlink:actuate="onLoad" draw:mime-type="image/png"/>
</draw:frame>
In 2019, Xu Qin opened the court in Wuhan to support Qin Yongmin. Chen Siming provides/RFA information</text:p>
      <text:p text:style-name="P4">
According to the news released by the Rights Rights Network on May 13, Xu Qin, a human rights defender of Jiangsu, was charged with the case of suspected "inciting subversion of the state power" and was postponed. The "Notice of the Extension of Hearing" issued by the Yangzhou Intermediate People's Court of Jiangsu Province shows that the case has been approved for the 9th post -extension of the Supreme People's Court of China, from the last time of the last trial, 3 months from May 3 to August 3rd to August 3rd. Essence</text:p>
      <text:p text:style-name="P4">
According to reports, Xu Qin had a well -known human rights activist in Jiangsu, Qin Yongmin, to build a "China Human Rights Observation" and serve as secretary -general, and was also a member of the "Rose Team" of the private rights protection organization. After Qin Yongmin was arrested and his wife Zhao Suli was "disappeared", she repeatedly went to the streets to support and follow up the case.</text:p>
      <text:p text:style-name="P4">
On February 9, 2018, Xu Qin was taken away by the police on the way from Gaoyou from Yangzhou to Kunshan. Later, Yangzhou Police was sentenced to suspected "provocation", "surveillance and residence in the designated place", and was suspected of "inciting subversion to subvert subversion. Charges of state power ". According to reports, Xu Qin was arrested this time with her for many years to insist on paying attention to human rights issues, as well as activities such as Yu Wensheng, a lawyer in support of rights protection, and Xu Lin, a citizen of rights protection. On November 5, 2021, Xu Qin was suddenly taken away by the police from home, and his previous cases have been in the delay trial.</text:p>
      <text:p text:style-name="P4">
The Rights Protection Network disclosed that before the arrest, Xu Qingang had undergone a bridge surgery, and suffered from a variety of diseases such as cerebral infarction, myocardial infarction, and hypertension. She has deteriorated sharply in prison, and she was unable to stand due to paralysis.</text:p>
      <text:p text:style-name="P4">
Edit: He Ping</text:p>
      <text:p text:style-name="P4">
News Source: <text:a xlink:type="simple" xlink:href="https://www.rfa.org/mandarin/Xinwen/1-05142023113515.html" text:style-name="Internet_20_link" text:visited-style-name="Visited_20_Internet_20_Link">
https://www.rfa.org/mandarin/Xinwen/1-05142023113515.html</text:a>
</text:p>
      <!--NEWS-->
      <text:h text:style-name="P10" text:outline-level="1">
<text:span text:style-name="T4">
China ’s military exercise or template to Taiwan will start the“ Hanguang Bing Push ”next week</text:span>
</text:h>
      <text:p text:style-name="P4">
Author: None</text:p>
      <text:p text:style-name="P4">
Publisher: Radio Free Asia (Organization)</text:p>
      <text:p text:style-name="P4">
Published Time: 2023-05-14T11:43:00-04:00</text:p>
      <text:p text:style-name="P4">
Modified Time: 2023-05-14T11:4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4.612011in" draw:z-index="0">
<draw:image xlink:href="../Images/rfamandarin/2023-05-14T11-43-00-04-00/000000.png" xlink:type="simple" xlink:show="embed" xlink:actuate="onLoad" draw:mime-type="image/png"/>
</draw:frame>
Qiu Guozheng, Taiwan ’s Defense Minister, presided over the spiritual speech in Hanguang 38 in 2022. <text:a xlink:type="simple" xlink:href="https://www.rfa.org/mandarin/Xinwen/2-05142023113847.html/@@images/image" text:style-name="Internet_20_link" text:visited-style-name="Visited_20_Internet_20_Link">
</text:a>
Taiwan Defense Department provided</text:p>
      <text:p text:style-name="P4">
According to the Taiwan Central News Agency report on May 14, the "Hanguang Bing Push" of the Taiwan military will be launched next Monday. This exercise will be based on various possible actions of enemy officers, as well as the dynamics of Taiwan's military exercise in recent years, and learn from the Russian and Ukraine War to fight against exercises and hone training.</text:p>
      <text:p text:style-name="P4">
It is reported that due to the influence of the epidemic in recent years, Last year's Hanguang No. 38 exercise in Taiwan adopted the "National Defense Battle Map on the Battle", that is, a face -to -face discussion method to deeply discuss the current enemy situation and tactics. This year, the computer will continue to adopt a computer this year Push. Hanguang No. 39 exercises are divided into two stages: the "Computer Auxiliary Command Exercise" (computer -based soldiers) and "actual soldiers exercise". Among them, the computer soldiers will be implemented from May 15th to 19th.</text:p>
      <text:p text:style-name="P4">
Lin Wenhuang, Director of the Combination Planning Planning of the Ministry of National Defense in Taiwan, said that the relevant drills are mainly in directing the operation of the operation, including various wanting to design in the system. This is the training system instead of the evaluation system. Therefore There is no difference between victory and defeat. "</text:p>
      <text:p text:style-name="P4">
Edit: He Ping</text:p>
      <text:p text:style-name="P4">
News Source: <text:a xlink:type="simple" xlink:href="https://www.rfa.org/mandarin/Xinwen/2-05142023113847.html" text:style-name="Internet_20_link" text:visited-style-name="Visited_20_Internet_20_Link">
https://www.rfa.org/mandarin/Xinwen/2-05142023113847.html</text:a>
</text:p>
      <!--NEWS-->
      <text:h text:style-name="P10" text:outline-level="1">
<text:span text:style-name="T4">
Türkiye launches the presidential election Erdogan facing a re -election challenge</text:span>
</text:h>
      <text:p text:style-name="P4">
Author: 联合早报 (Person)</text:p>
      <text:p text:style-name="P4">
Publisher: 联合早报 (Organization)</text:p>
      <text:p text:style-name="P4">
Published Time: 2023-05-14T11:49</text:p>
      <text:p text:style-name="P4">
Modified Time: 2023-05-14T11:56</text:p>
      <text:p text:style-name="P4">
Description: Turkish Sunday (May 14) held a national election. President Erdogan's competitor Kilicdaroglu's polls were slightly leading, and Erdogan was facing challenges. Reuters reports that Turkish voters will be in charge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土耳其', '选举', '埃尔多安', '总统选举']</text:p>
      <!--METADATA-->
      <text:p text:style-name="P4">
Türkiye Sunday (May 14) <text:a xlink:type="simple" xlink:href="https://www.zaobao.com/realtime/world/story20230310-1371300" text:style-name="Internet_20_link" text:visited-style-name="Visited_20_Internet_20_Link">
</text:a>
President Erdogan's competitors Kilmal Kilicdaroglu poll slightly ahead, and Erdogan was facing challenges.</text:p>
      <text:p text:style-name="P4">
Reuters reports that Turkish voters will begin voting at 8 am local time (1 pm Singapore time) and end voting at 5 pm on the same day (8 pm Singapore time). According to the Turkish Election Law, any election results are prohibited before 9 pm.</text:p>
      <text:p text:style-name="P4">
But later on the same day, there may be significant signs that Turkey must be selected for voting. Without candidates to get more than 50%of the support in the first round of voting, the country will conduct a second round of voting on May 28.</text:p>
      <text:p text:style-name="P4">
The latest pre -election poll shows that the support rate of the polls of the "National Alliance" camp candidate for the "National Alliance" camp, which is composed of six opposition parties, slightly leading Erdogan's justice and the Development Party and its League Party. "People".</text:p>
      <text:p text:style-name="P4">
Xinhua News Agency quoted Turkey's last five pre -election poll data reports that Kleshdaru Lu and Erdogan's support rates were close, and the two sides were leading each other, with a gap between 1.7 and 5.8 percentage points.</text:p>
      <text:p text:style-name="P4">
<draw:frame draw:style-name="fr1" draw:name="Image91" text:anchor-type="as-char" svg:width="6.9236in" svg:height="4.615733in" draw:z-index="0">
<draw:image xlink:href="../Images/zaobao world/2023-05-14T11-49/000000.png" xlink:type="simple" xlink:show="embed" xlink:actuate="onLoad" draw:mime-type="image/png"/>
</draw:frame>
Cedar, a candidate for the "National Alliance" camp, promised that it will promote Turkey's economic development and transformation and industrial upgrading, achieve economic growth exceeding 5.5%, and make the national per capita income of more than 20,000 US dollars (about S $ 26,000) Essence (Reuters)</text:p>
      <text:p text:style-name="P4">
The analysis believes that in the presidential elections in 2014 and 2018, Erdogan was directly elected in the first round of voting with more than 50%of the vote. However, in this presidential election, Erdogan sought a severe challenge for re -election due to the strong lineup of the opposition party alliance and poor domestic economic conditions.</text:p>
      <text:p text:style-name="P4">
In addition, the election situation showed that even if Kellechidalolu finally successfully defeated Erdogan's election, his ruling career was hard to sail.</text:p>
      <text:p text:style-name="P4">
On the other hand, the "National Alliance" also received the support of the third largest party of the parliament and the Kurdish left -wing party's Democratic Party, while the number of voters of Kurdish votes accounted for 15%to 20%of the total votes, which has a key decisive role.</text:p>
      <text:p text:style-name="P4">
Because it is officially considered to be associated with Kurdish "terrorist organizations", the former leader of the People's Democratic Party Demil Tash was imprisoned. The party will not participate in the presidential election this year, but it has called voters to support the "National Alliance".</text:p>
      <text:p text:style-name="P4">
News Source: <text:a xlink:type="simple" xlink:href="https://www.zaobao.com.sg/realtime/world/story20230514-1394462" text:style-name="Internet_20_link" text:visited-style-name="Visited_20_Internet_20_Link">
https://www.zaobao.com.sg/realtime/world/story20230514-1394462</text:a>
</text:p>
      <!--NEWS-->
      <text:h text:style-name="P10" text:outline-level="1">
<text:span text:style-name="T4">
The Philippines began to place a buoyant in the South China Sea to announce the sovereignty of some sea areas</text:span>
</text:h>
      <text:p text:style-name="P4">
Author: None</text:p>
      <text:p text:style-name="P4">
Publisher: Radio Free Asia (Organization)</text:p>
      <text:p text:style-name="P4">
Published Time: 2023-05-14T11:53:00-04:00</text:p>
      <text:p text:style-name="P4">
Modified Time: 2023-05-14T12:03: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612011in" draw:z-index="0">
<draw:image xlink:href="../Images/rfamandarin/2023-05-14T11-53-00-04-00/000000.png" xlink:type="simple" xlink:show="embed" xlink:actuate="onLoad" draw:mime-type="image/png"/>
</draw:frame>
The picture shows the Philippine Coast Guard ship in a hydrological survey in the waters of Second Thomas Shoal in the Nansha Islands. <text:a xlink:type="simple" xlink:href="https://www.rfa.org/mandarin/Xinwen/3-05142023114711.html/@@images/image" text:style-name="Internet_20_link" text:visited-style-name="Visited_20_Internet_20_Link">
</text:a>
Agence France -Presse information picture</text:p>
      <text:p text:style-name="P4">
Reuters quoted the Philippine Coast Guard spokesperson this Sunday confirmed that the Philippines has placed navigation buoys in its exclusive economic zone in the South China Sea to maintain sovereignty in the Nansha Islands that are controversial to the South China Sea. According to reports, from May 10th to 12th, the Philippine Coast Guard set up buoyant -hanging Philippine flags in 5 areas in about 320 kilometers, including the Holy Spirit Islands that were collected at sea at 2021 by hundreds of Chinese vessels in 2021. Essence</text:p>
      <text:p text:style-name="P4">
Talirara, a spokesman for the South China Sea Issues Coast Guard, will say on Twitter, "This move highlights the Philippines' determination to protect the maritime border and resources and contribute to maritime trade security."</text:p>
      <text:p text:style-name="P4">
As of now, the Chinese Embassy in Manila has not responded to media inquiries.</text:p>
      <text:p text:style-name="P4">
In recent years, China has implemented military deployment on the South China Sea's islands and reefs, which has caused dissatisfaction with the Philippines, Brunei, Malaysia, Taiwan and Vietnam. In 2016, an international arbitration announced that China's sovereignty's sovereignty was invalid.</text:p>
      <text:p text:style-name="P4">
It is reported that in May last year, the Philippine Coast Guard has installed 5 navigation buoy on 4 islands on the Nansha Islands. With China's increasingly aggressive actions in the South China Sea, Philippine President Marcos is also seeking a closer relationship with the treaty allies in the United States.</text:p>
      <text:p text:style-name="P4">
Edit: He Ping</text:p>
      <text:p text:style-name="P4">
News Source: <text:a xlink:type="simple" xlink:href="https://www.rfa.org/mandarin/Xinwen/3-05142023114711.html" text:style-name="Internet_20_link" text:visited-style-name="Visited_20_Internet_20_Link">
https://www.rfa.org/mandarin/Xinwen/3-05142023114711.html</text:a>
</text:p>
      <!--NEWS-->
      <text:h text:style-name="P10" text:outline-level="1">
<text:span text:style-name="T4">
Chinese Media disclosure statistics bureau data: "collective negative growth" in first -tier cities</text:span>
</text:h>
      <text:p text:style-name="P4">
Author: None</text:p>
      <text:p text:style-name="P4">
Publisher: Radio Free Asia (Organization)</text:p>
      <text:p text:style-name="P4">
Published Time: 2023-05-14T11:56:40-04:00</text:p>
      <text:p text:style-name="P4">
Modified Time: 2023-05-14T11:5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612011in" draw:z-index="0">
<draw:image xlink:href="../Images/rfamandarin/2023-05-14T11-56-40-04-00/000000.png" xlink:type="simple" xlink:show="embed" xlink:actuate="onLoad" draw:mime-type="image/png"/>
</draw:frame>
The picture shows passengers entering and leaving Beijing West Railway Station <text:a xlink:type="simple" xlink:href="https://www.rfa.org/mandarin/Xinwen/4-05142023115402.html/@@images/image" text:style-name="Internet_20_link" text:visited-style-name="Visited_20_Internet_20_Link">
</text:a>
Associated Press information picture</text:p>
      <text:p text:style-name="P4">
Daily Finance of the Chinese media quoted the data sources of the Statistics Bureau of various localities on May 14th that as of the end of 2022, the population statistics of Beijing, Shanghai, Guangzhou, and Shenzhen, Beijing, Shanghai, Guangzhou, and Shenzhen, China's four first -tier cities. Among them, the population of Beijing decreased by 43,000, the population of Shanghai decreased by 135,400, the resident population in Guangzhou decreased by 76,500, and Shenzhen decreased by 19,800. The total number of first -tier cities in China was reduced by about 275,000.</text:p>
      <text:p text:style-name="P4">
Statistics show that the negative growth in 2022 was the first decline in Shenzhen's permanent population since the establishment of the city in 1979. This is also rare for Guangzhou to complain about "many people" in the past. In the past ten years, Guangzhou and Shenzhen have won the highest population in the country in the past decade. Local are also important indicators to observe China's economic vitality and the flow of labor population.</text:p>
      <text:p text:style-name="P4">
It is reported that the population decline in the two cities seems to be more "turning". In the context of the overall negative growth of China's population, for cities, the era of high population growth will be difficult to reproduce.</text:p>
      <text:p text:style-name="P4">
Edit: He Ping</text:p>
      <text:p text:style-name="P4">
News Source: <text:a xlink:type="simple" xlink:href="https://www.rfa.org/mandarin/Xinwen/4-05142023115402.html" text:style-name="Internet_20_link" text:visited-style-name="Visited_20_Internet_20_Link">
https://www.rfa.org/mandarin/Xinwen/4-05142023115402.html</text:a>
</text:p>
      <!--NEWS-->
      <text:h text:style-name="P10" text:outline-level="1">
<text:span text:style-name="T4">
Hong Kong Media: Hong Kong Public Library suspected to have been removed from many political scholars' works</text:span>
</text:h>
      <text:p text:style-name="P4">
Author: None</text:p>
      <text:p text:style-name="P4">
Publisher: Radio Free Asia (Organization)</text:p>
      <text:p text:style-name="P4">
Published Time: 2023-05-14T12:02:49-04:00</text:p>
      <text:p text:style-name="P4">
Modified Time: 2023-05-14T12:02: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897317in" draw:z-index="0">
<draw:image xlink:href="../Images/rfamandarin/2023-05-14T12-02-49-04-00/000000.png" xlink:type="simple" xlink:show="embed" xlink:actuate="onLoad" draw:mime-type="image/png"/>
</draw:frame>
One of the works of Ma Yue, an associate professor of the Department of Political and Administration of Chinese University <text:a xlink:type="simple" xlink:href="https://www.rfa.org/mandarin/Xinwen/5-05142023115730.html/@@images/image" text:style-name="Internet_20_link" text:visited-style-name="Visited_20_Internet_20_Link">
</text:a>
Hong Kong City University Press official website</text:p>
      <text:p text:style-name="P4">
After the Cantonese group of this Taiwan first disclosed that the Hong Kong Public Library has been almost empty after the collection of collections involving the "June 4th Incident", "Hong Kong 01" is also disclosed on Saturday. Ma Yue, former member of the Legislative Council ’s legal community, Wu Yiyi, and others were removed from the shelves. The media tried to search for political scholars Ma Yue, international relations scholar Shen Xuhui, Xian Lingnan University Associate Professor Xu Baoqiang, Political Scholar Fang on the website of Hong Kong Public Library. Zhiheng, as well as the Chinese name of the former Legislative Council Member of the Legislative Council and the barrister Wu Yiyi, found that all showed "the results of no retrieval", which reflected the books or have been removed.</text:p>
      <text:p text:style-name="P4">
In addition, Situhua's book "Dajiang East: Situhua Memoirs", the former chairman of the Hong Kong Lifetime Federation, cannot be searched. Other books in his writing, including "Star Dou", have disappeared. The "People will not forget: The Real Record of the 1989 Democratic Games" published by the Hong Kong Reporter Association has also been removed by the Hong Kong Public Library.</text:p>
      <text:p text:style-name="P4">
It is reported that in a response inquiry in the Hong Kong Cultural Services Department, public libraries will review and cancel books that do not meet the development of the museum from time to time. Books suspected of violating national security or Hong Kong laws will be immediately removed for inspection.</text:p>
      <text:p text:style-name="P4">
Edit: He Ping</text:p>
      <text:p text:style-name="P4">
News Source: <text:a xlink:type="simple" xlink:href="https://www.rfa.org/mandarin/Xinwen/5-05142023115730.html" text:style-name="Internet_20_link" text:visited-style-name="Visited_20_Internet_20_Link">
https://www.rfa.org/mandarin/Xinwen/5-05142023115730.html</text:a>
</text:p>
      <!--NEWS-->
      <text:h text:style-name="P10" text:outline-level="1">
<text:span text:style-name="T4">
Studies: Saturn is about 4 billion years younger than Saturn.</text:span>
</text:h>
      <text:p text:style-name="P4">
Author: 联合早报 (Person)</text:p>
      <text:p text:style-name="P4">
Publisher: 联合早报 (Organization)</text:p>
      <text:p text:style-name="P4">
Published Time: 2023-05-14T12:10</text:p>
      <text:p text:style-name="P4">
Modified Time: 2023-05-14T15:50</text:p>
      <text:p text:style-name="P4">
Description: A study in the United States shows that Saturn's ring may have less than 400 million years of history. Compared with Saturn, which has been born in 4.5 billion years, "young" has been "young" for at least 4 billion years. According to the Xinhua News Agency on Sunday (May 14), researchers from the University of Colorado and other institutions said that they divided ...</text:p>
      <text:p text:style-name="P4">
Videos: []</text:p>
      <text:p text:style-name="P4">
Audios: []</text:p>
      <text:p text:style-name="P4">
Images: []</text:p>
      <text:p text:style-name="P4">
Type: NewsArticle</text:p>
      <text:p text:style-name="P4">
Breadcrumbs: ['即时', '国际']</text:p>
      <text:p text:style-name="P4">
Keywords: ['太空']</text:p>
      <!--METADATA-->
      <text:p text:style-name="P4">
A study in the United States shows that Saturn's ring may have less than 400 million years of history. Compared with Saturn, which has been born in 4.5 billion years, "young" has been "young" for at least 4 billion years.</text:p>
      <text:p text:style-name="P4">
According to the Xinhua News Agency on Sunday (May 14), researchers from the University of Colorado and other institutions said that they analyzed the 163 universe captured by the "Cassini" detector in the periphery area of the Saturn ring from 2004 to 2017. Dust, through their movement status, calculate the speed of dust in the Saturn's ring, inferring that the unearthed star ring is 100 million to 400 million years.</text:p>
      <text:p text:style-name="P4">
Related papers were published on Friday (12th) in the new issue of "Scientific Progress" magazine in the new issue.</text:p>
      <text:p text:style-name="P4">
The traditional view of the academic community is that the Saturn and Saturn were born at the same time. In recent years, new theories have believed that the Saturn ring is relatively young. This study provides evidence for the latter.</text:p>
      <text:p text:style-name="P4">
Researchers say that the Saturn ring is mainly composed of water ice particles, and the volume of other solid impurities accounts for less than 2%. If the Saturn ring has been born billions of years, it should not be so "clean".</text:p>
      <text:p text:style-name="P4">
It is not clear how the Saturn's ring is born. Observations in recent years have shown that Saturn's ring is constantly being eroded and may disappear completely within 100 million years.</text:p>
      <text:p text:style-name="P4">
At the end of 2018, a study of the American Astronautics Agency showed that Saturn is "eating" Saturn's Ring around, absorbing these particles into the upper atmosphere through gravity, saying that this effect may disappear Saturn's ring after 300 million years.</text:p>
      <text:p text:style-name="P4">
The Saturn ring is mainly composed of water ice particles from micrometers to rice. The speed of the granules is originally in a balanced state with Saturn's gravity. Balance, let the particles fall down.</text:p>
      <text:p text:style-name="P4">
News Source: <text:a xlink:type="simple" xlink:href="https://www.zaobao.com.sg/realtime/world/story20230514-1394464" text:style-name="Internet_20_link" text:visited-style-name="Visited_20_Internet_20_Link">
https://www.zaobao.com.sg/realtime/world/story20230514-1394464</text:a>
</text:p>
      <!--NEWS-->
      <text:h text:style-name="P10" text:outline-level="1">
<text:span text:style-name="T4">
Straight on the spot: Mexicans who were expelled from the Renaissa Central Station</text:span>
</text:h>
      <text:p text:style-name="P4">
Author: VOA</text:p>
      <text:p text:style-name="P4">
Publisher: 美国之音中文网 (Type: Organization)</text:p>
      <text:p text:style-name="P4">
Published Time: 2023-05-14T12:23:34+08:00</text:p>
      <text:p text:style-name="P4">
Modified Time: 2023-05-14 04:23:34Z</text:p>
      <text:p text:style-name="P4">
Description: The Central Station of Renaisa, the border city of Mexico is the last stop that many "wiring customers" arrived before entering the United States. From here, some people who went to the city of immigrants for refuge seemed help. Essence VOA reporters met Mexicans who were just expelled by US border personnel on May 12. The 12th is the first day of the US government canceled Article 42 and the implementation of Article 8 of the implementation.</text:p>
      <text:p text:style-name="P4">
Videos: []</text:p>
      <text:p text:style-name="P4">
Images: []</text:p>
      <text:p text:style-name="P4">
Categories: ['每日视频新闻', '美国移民/难民议题', '社媒-最IN视频']</text:p>
      <text:p text:style-name="P4">
Type: None</text:p>
      <!--METADATA-->
      <text:p text:style-name="P4">
Nonenone</text:p>
      <text:p text:style-name="P4">
News Source: <text:a xlink:type="simple" xlink:href="https://www.voachinese.com/a/7092486.html" text:style-name="Internet_20_link" text:visited-style-name="Visited_20_Internet_20_Link">
https://www.voachinese.com/a/7092486.html</text:a>
</text:p>
      <!--NEWS-->
      <text:h text:style-name="P10" text:outline-level="1">
<text:span text:style-name="T4">
Lin Guanying: The central bank and government policies must be consistent to maintain economic growth</text:span>
</text:h>
      <text:p text:style-name="P4">
Author: 联合早报 (Person)</text:p>
      <text:p text:style-name="P4">
Publisher: 联合早报 (Organization)</text:p>
      <text:p text:style-name="P4">
Published Time: 2023-05-14T12:37</text:p>
      <text:p text:style-name="P4">
Modified Time: 2023-05-14T13:02</text:p>
      <text:p text:style-name="P4">
Description: Lin Guanying, Chairman of the Democratic Action Party of Malaysia, believes that the lack of consistency between the National Bank (Central Bank) and the federal government policy, or make it difficult for Malaysia to maintain strong economic growth in the second quarter of 2023. "Oriental Daily" reported that Lin Guanying Sunday (5 ... ...</text:p>
      <text:p text:style-name="P4">
Videos: []</text:p>
      <text:p text:style-name="P4">
Audios: []</text:p>
      <text:p text:style-name="P4">
Images: []</text:p>
      <text:p text:style-name="P4">
Type: NewsArticle</text:p>
      <text:p text:style-name="P4">
Breadcrumbs: ['即时', '国际']</text:p>
      <text:p text:style-name="P4">
Keywords: ['林冠英', '马来西亚', '通货膨胀', '马国经济']</text:p>
      <!--METADATA-->
      <text:p text:style-name="P4">
Lin Guanying, Chairman of the Democratic Action Party of Malaysia, believes that the lack of consistency between the National Bank (Central Bank) and the federal government policy, or make it difficult for Malaysia to maintain strong economic growth in the second quarter of 2023.</text:p>
      <text:p text:style-name="P4">
"Oriental Daily" reported that Lin Guanying Sunday (May 14) issued a statement saying that <text:a xlink:type="simple" xlink:href="https://www.zaobao.com.sg/news/sea/story20230512-1393983" text:style-name="Internet_20_link" text:visited-style-name="Visited_20_Internet_20_Link">
</text:a>
The median value higher than the market forecast is because the government and the central bank have maintained the same economic policy and focus on sustainable GDP growth.</text:p>
      <text:p text:style-name="P4">
"However, on May 3rd, the State Bank unexpectedly raised overnight policy interest rates, making more than 80%of economic forecast economists surprised, which may make it difficult for Malaysia to repeat the first quarter of the first quarter of 2023 to repeat the first quarter of the first quarter. 5.6%GDP growth. "</text:p>
      <text:p text:style-name="P4">
Lin Guanying said that Nor Shanxia, the president of the central bank of Malaysia, recently explained that the central bank had unexpectedly raised interest rates to hopes to curb inflation and rebound, but this statement caused some confusion. Because the core inflation rate slowed to 3.9%as early as the first quarter of this year, and 4.2%in the last quarter of 2022.</text:p>
      <text:p text:style-name="P4">
"Why does the inflation problem now need to raise interest rates, and it is not a problem when the National Bank suspended overnight policy interest rate in January 2023 and March? Interest rate (OPR)? "</text:p>
      <text:p text:style-name="P4">
Lin Guanying questioned that if the core inflation is a serious problem in accordance with Nuoshan Xia, why is the central bank suspended the interest rate hike twice in January and March this year? If the central bank is very worried about overall inflation and core inflation, it should immediately raise the overnight policy interest rate in January and March this year, instead of waiting until now.</text:p>
      <text:p text:style-name="P4">
Lin Guanying said that although the Bank of China did not raise interest rates in January and March this year, the overall inflation rate and core inflation rates successfully dropped to 3.4%and 3.8%in March 2023, respectively. Even though the Bank of China has not raised overnight policy interest rates, the overall and core inflation have been controlled.</text:p>
      <text:p text:style-name="P4">
He believes that without any signs that inflation will rise again, the central bank's measure of overnight interest rates will cause unnecessary financial difficulties to individuals and small and medium -sized enterprises.</text:p>
      <text:p text:style-name="P4">
News Source: <text:a xlink:type="simple" xlink:href="https://www.zaobao.com.sg/realtime/world/story20230514-1394469" text:style-name="Internet_20_link" text:visited-style-name="Visited_20_Internet_20_Link">
https://www.zaobao.com.sg/realtime/world/story20230514-1394469</text:a>
</text:p>
      <!--NEWS-->
      <text:h text:style-name="P10" text:outline-level="1">
<text:span text:style-name="T4">
Pope meets the Jelianzki peace conversation plan was rejected</text:span>
</text:h>
      <text:p text:style-name="P4">
Author: None (Language: zh)</text:p>
      <text:p text:style-name="P4">
Publisher: None</text:p>
      <text:p text:style-name="P4">
Time: 2023-05-14T12:53:00Z</text:p>
      <text:p text:style-name="P4">
Description: Catholic Pope Francis and Ukraine President Zelezki has obviously different ideas on how to achieve peace. The former hopes to mediate between the parties of the war, and the latter wants to defeat Russia.</text:p>
      <text:p text:style-name="P4">
Videos: []</text:p>
      <text:p text:style-name="P4">
Images: ["<text:a xlink:type="simple" xlink:href="https://static.dw.com/image/65613900_303.jpg" text:style-name="Internet_20_link" text:visited-style-name="Visited_20_Internet_20_Link">
65613900_303.jpg</text:a>
"]</text:p>
      <text:p text:style-name="P4">
Subject: 时政风云</text:p>
      <text:p text:style-name="P4">
Subjects: ['乌克兰', '梵蒂冈', '教宗']</text:p>
      <text:p text:style-name="P4">
Keywords: ['教宗', '方济各', '泽连斯基', '乌克兰战争']</text:p>
      <text:p text:style-name="P4">
Id: 65619935</text:p>
      <!--METADATA-->
      <text:p text:style-name="P4">
<text:a xlink:type="simple" xlink:href="https://www.dw.com/zh/overlay/image/article/65619935/65613900" text:style-name="Internet_20_link" text:visited-style-name="Visited_20_Internet_20_Link">
 <draw:frame draw:style-name="fr1" draw:name="Image95" text:anchor-type="as-char" svg:width="6.9236in" svg:height="3.896998in" draw:z-index="0">
<draw:image xlink:href="../Images/dwzh/2023-05-14T12-53-00Z/65613900_303.jpg" xlink:type="simple" xlink:show="embed" xlink:actuate="onLoad" draw:mime-type="image/jpeg"/>
</draw:frame>
</text:a>
Pope Francis meets with President Zelei in Ukraine on May 13</text:p>
      <text:p text:style-name="P4">
(Voice of Germany Chinese) <text:a xlink:type="simple" xlink:href="https://www.dw.com/zh/zh/泽连斯基抵达罗马访问-德国宣布27亿军援/a-65613258" text:style-name="Internet_20_link" text:visited-style-name="Visited_20_Internet_20_Link">
</text:a>
There is differences between Kiev and the Vatican how to achieve peace on the Russian and U -wars. The consistent aspects of opinions are only humanitarian efforts, such as exchanging prisoners of war, or letting children of Ukraine return from Russia.</text:p>
      <text:p text:style-name="P4">
After the 40 -minute talks with Pope Francis, Zelei and Pope Francis announced that the contents of the conversation were around Ukraine's humanity and political situation around the war. The two sides agreed that humanitarian efforts are necessary. The Pope also shows that the innocent victims in the conflict must adopt a humanitarian attitude.</text:p>
      <text:p text:style-name="P4">
After Zeleguski talks with the Vatican Foreign Minister Paul Gallagher, the Vatican said after the Vatican that the two sides had a sincere conversation, [] <text:a xlink:type="simple" xlink:href="https://www.dw.com/zh/zh/俄乌战况巴赫穆特决战在即/a-65550358" text:style-name="Internet_20_link" text:visited-style-name="Visited_20_Internet_20_Link">
</text:a>
And the urgency of humanitarian operations, and the need to strive for peace.</text:p>
      <text:p text:style-name="P4">
In many statements, Zeleiski showed that in his opinion, the mediation role of the Vatican that the Pope repeatedly mentioned the Vatican was not meaningful. On Saturday night, he told Italian TV stations: "Meeting with the holy seat is an honor for me. But he knows my position. The war happened in Ukraine, and the peace plan must be in Ukraine. We are deeply interested. "</text:p>
      <text:p text:style-name="P4">
<text:a xlink:type="simple" xlink:href="https://www.dw.com/zh/zh/泽连斯基到访德国将和平带回欧洲/a-65617423" text:style-name="Internet_20_link" text:visited-style-name="Visited_20_Internet_20_Link">
</text:a>
He also said: "I respect the holy seat very much, but we don't need to mediate. What we need is fair and peaceful. We invite the Pope and other leaders to work hard for a true peace. But before that, we need to solve all all all Other things. "Zelei Sky said:" Can't negotiate with Putin, no countries in this world can do this through negotiations. "</text:p>
      <text:p text:style-name="P4">
In a video of the Ukrainian people, Zelei said: "I believe that the willingness of the Holy seat and his integrity will help our peaceful plan to achieve, which is a fair, sincere peace." On Twitter, the President of Ukraine criticized the Vatican's neutral attitude towards the war parties so far. He said that when he met with Fang Ji, he asked the pope to condemn Russia's crime in Ukraine. He said: "Because the victims cannot be confused with the invaders."</text:p>
      <text:p text:style-name="P4">
So far, the Pope has been avoiding the crime of Russian President Putin for the war in the war. In some speeches, both the victims of Ukraine and the Russian people who suffered due to the war.</text:p>
      <text:p text:style-name="P4">
(Catholic News Agency)</text:p>
      <text:p text:style-name="P4">
News Source: <text:a xlink:type="simple" xlink:href="https://www.dw.com/zh/教宗会晤泽连斯基-和谈方案被拒绝/a-65619935" text:style-name="Internet_20_link" text:visited-style-name="Visited_20_Internet_20_Link">
https://www.dw.com/zh/教宗会晤泽连斯基-和谈方案被拒绝/a-65619935?maca=chi-rss-chi-all-1127-rdf</text:a>
</text:p>
      <!--NEWS-->
      <text:h text:style-name="P10" text:outline-level="1">
<text:span text:style-name="T4">
Dissatisfied with the Turkish government, in response to some strong earthquake victims, no longer vote for the Er section</text:span>
</text:h>
      <text:p text:style-name="P4">
Publisher: 法新社</text:p>
      <text:p text:style-name="P4">
Published Time: 2023-05-14T13:02:09+00:00</text:p>
      <text:p text:style-name="P4">
Modified Time: 2023-05-14T12:35:02+00:00</text:p>
      <text:p text:style-name="P4">
Description: (Agence France -Presse Antakia, 14th) Turkey was attacked by a 7.8 strong earthquake in February. For some of the victims in Antakia City in the disaster area, this strong earthquake in the lives of more than 50,000 people and the domestic economy The situation deeply affects today's presidential election, and the Ali section that has been in power for more than 20 years may lose its reg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5-14T13-02-09-00-00/000000.png" xlink:type="simple" xlink:show="embed" xlink:actuate="onLoad" draw:mime-type="image/png"/>
</draw:frame>
The Turkish presidential election voted today. The two main presidential candidates are the conservative current president Recep Tayyiperdogan and the secular political general Kilicdaroglu.</text:p>
      <text:p text:style-name="P4">
The Hatay province in southeastern Turkey, Antakya farmer, MEHMETTOPALOGLU, went out early this morning to vote. He said: "We need to change, we are enough."</text:p>
      <text:p text:style-name="P4">
Topanarelu told AFP in a local vote: "I voted to him in the term of the two presidents in El section, but even if he was my father, I would not vote for him again It's. "</text:p>
      <text:p text:style-name="P4">
Semrakarakas and her 23 -year -old daughter Aylin took a 14 -hour drive bus and returned to Antakia to participate in voting. They were forced to leave their hometown after a strong earthquake and settled in Antalya, southwestern coastal city.</text:p>
      <text:p text:style-name="P4">
Erin, who was studying at the Department of Architecture, said next to the container of a temporary poll that that strong earthquake and the bad response of the country made her more believe in her voting choices.</text:p>
      <text:p text:style-name="P4">
Elin also said, "The country has not helped us, and they only appeared 3 to 4 days after the earthquake." She believes that the support of voters in Hatai Province in Hatai Province will "decline sharply."</text:p>
      <text:p text:style-name="P4">
Carlacas recalled the picture of the dead baby poured in the built -in wreckage, some of which were killed because of low temperature. She also said that the "disaster" would affect the election.</text:p>
      <text:p text:style-name="P4">
35 -year -old medical worker DERYER DENIZ said she believes that this year's election is "more important than ever."</text:p>
      <text:p text:style-name="P4">
Dannz pointed out that she knew "many" voting to the voters of Ali, and now has changed her mind.</text:p>
      <text:p text:style-name="P4">
It remains to be observed whether this results can be left and right, but Dannz concluded that if the government of the El section falls, the Harvan province will exert its influence among them.</text:p>
      <text:p text:style-name="P4">
Cemilkanatci, a 70 -year -old old man, said: "All elections are important, but because of a strong earthquake, this election is even more critical." He also said that "may" be voted for this election. Candidates with intention.</text:p>
      <text:p text:style-name="P4">
News Source: <text:a xlink:type="simple" xlink:href="https://www.rfi.fr/cn/%E5%9B%BD%E9%99%85%E6%8A%A5%E9%81%93/20230514-%E4%B8%8D%E6%BB%A1%E5%9C%9F%E8%80%B3%E5%85%B6%E6%94%BF%E5%BA%9C%E5%9B%A0%E5%BA%94-%E9%83%A8%E5%88%86%E5%BC%BA%E9%9C%87%E7%81%BE%E6%B0%91%E4%B8%8D%E5%86%8D%E6%8A%95%E8%89%BE%E5%B0%94%E6%AE%B5" text:style-name="Internet_20_link" text:visited-style-name="Visited_20_Internet_20_Link">
https://www.rfi.fr/cn/%E5%9B%BD%E9%99%85%E6%8A%A5%E9%81%93/20230514-%E4%B8%8D%E6%BB%A1%E5%9C%9F%E8%80%B3%E5%85%B6%E6%94%BF%E5%BA%9C%E5%9B%A0%E5%BA%94-%E9%83%A8%E5%88%86%E5%BC%BA%E9%9C%87%E7%81%BE%E6%B0%91%E4%B8%8D%E5%86%8D%E6%8A%95%E8%89%BE%E5%B0%94%E6%AE%B5</text:a>
</text:p>
      <!--NEWS-->
      <text:h text:style-name="P10" text:outline-level="1">
<text:span text:style-name="T4">
Survey: There are nearly 540,000 "isolated youths" in South Korea</text:span>
</text:h>
      <text:p text:style-name="P4">
Author: 联合早报 (Person)</text:p>
      <text:p text:style-name="P4">
Publisher: 联合早报 (Organization)</text:p>
      <text:p text:style-name="P4">
Published Time: 2023-05-14T13:09</text:p>
      <text:p text:style-name="P4">
Modified Time: 2023-05-14T13:15</text:p>
      <text:p text:style-name="P4">
Description: A survey of South Korea shows that in South Korean society, nearly 530,000 Korean young people have been "isolated" because they never communicate with others and have long been in a "isolated state." Yonhap News Agency on Sunday (May 14) reported that according to the "Health and Welfare Forum" in May of the Korean Institute of Health Social Sciences ...</text:p>
      <text:p text:style-name="P4">
Videos: []</text:p>
      <text:p text:style-name="P4">
Audios: []</text:p>
      <text:p text:style-name="P4">
Images: []</text:p>
      <text:p text:style-name="P4">
Type: NewsArticle</text:p>
      <text:p text:style-name="P4">
Breadcrumbs: ['即时', '国际']</text:p>
      <text:p text:style-name="P4">
Keywords: ['韩国', '年轻人', '调查']</text:p>
      <!--METADATA-->
      <text:p text:style-name="P4">
A survey of South Korea shows that in South Korean society, nearly 530,000 Korean young people have been "isolated" because they never communicate with others and have long been in a "isolated state."</text:p>
      <text:p text:style-name="P4">
Yonhap News Agency reported on Sunday (May 14) that according to the report released by the Korean Institute of Health and Social Research in May in May, in 2021, in 2021, in the 19th to 34 -year -old youth group, young people in isolated The proportion of 5%was 538,000 people, which increased significantly by 1.9%compared with the crown disease.</text:p>
      <text:p text:style-name="P4">
"Isoing state" means that except for the family members who live in and the person who needs to be in contact with, the relevant people basically have no longer communicating with other people, so that when they encounter difficulties, they often have isolated and helpless.</text:p>
      <text:p text:style-name="P4">
The report pointed out that the satisfaction of isolation youth is generally low in life, and 44%indicate that it is "very dissatisfied" or "dissatisfied" for the current life, and only less than 20%of the answers to "some satisfaction" and "very satisfied".</text:p>
      <text:p text:style-name="P4">
The Korean Institute of Health Socials said that compared with non -isolated youths, isolated young people do not feel happiness as a whole, and this situation highlights their vulnerability in the social environment.</text:p>
      <text:p text:style-name="P4">
In order to cope with the surge in isolation youth, the South Korean government decided to regard them as a new target of welfare demand and carry out assistance projects for them.</text:p>
      <text:p text:style-name="P4">
At present, the government plans to launch a census nationwide to master more data and reason for being isolated. The Ministry of Welfare of South Korea may announce the census results in the first half of next year.</text:p>
      <text:p text:style-name="P4">
News Source: <text:a xlink:type="simple" xlink:href="https://www.zaobao.com.sg/realtime/world/story20230514-1394472" text:style-name="Internet_20_link" text:visited-style-name="Visited_20_Internet_20_Link">
https://www.zaobao.com.sg/realtime/world/story20230514-1394472</text:a>
</text:p>
      <!--NEWS-->
      <text:h text:style-name="P10" text:outline-level="1">
<text:span text:style-name="T4">
Wall foreign striking: "We not only need to wake up ', but also need' stand up '"</text:span>
</text:h>
      <text:p text:style-name="P4">
Author: None (Language: zh)</text:p>
      <text:p text:style-name="P4">
Publisher: None</text:p>
      <text:p text:style-name="P4">
Time: 2023-05-14T13:30:00Z</text:p>
      <text:p text:style-name="P4">
Description: Guo Feixiong, a Chinese human rights defender, said in the court's defense words: The first moral action is to tell the truth and do straight. To tell the truth in public space. As a qualified and liberal sovereign citizen, we need not only "wake up", but also "stand up".</text:p>
      <text:p text:style-name="P4">
Videos: []</text:p>
      <text:p text:style-name="P4">
Images: ["<text:a xlink:type="simple" xlink:href="https://static.dw.com/image/60412857_303.jpg" text:style-name="Internet_20_link" text:visited-style-name="Visited_20_Internet_20_Link">
60412857_303.jpg</text:a>
", "<text:a xlink:type="simple" xlink:href="https://static.dw.com/image/63454289_303.jpg" text:style-name="Internet_20_link" text:visited-style-name="Visited_20_Internet_20_Link">
63454289_303.jpg</text:a>
", "<text:a xlink:type="simple" xlink:href="https://static.dw.com/image/40052330_303.jpg" text:style-name="Internet_20_link" text:visited-style-name="Visited_20_Internet_20_Link">
40052330_303.jpg</text:a>
", "<text:a xlink:type="simple" xlink:href="https://static.dw.com/image/54172728_303.jpg" text:style-name="Internet_20_link" text:visited-style-name="Visited_20_Internet_20_Link">
54172728_303.jpg</text:a>
", "<text:a xlink:type="simple" xlink:href="https://static.dw.com/image/55399011_303.jpg" text:style-name="Internet_20_link" text:visited-style-name="Visited_20_Internet_20_Link">
55399011_303.jpg</text:a>
", "<text:a xlink:type="simple" xlink:href="https://static.dw.com/image/53144040_303.jpg" text:style-name="Internet_20_link" text:visited-style-name="Visited_20_Internet_20_Link">
53144040_303.jpg</text:a>
", "<text:a xlink:type="simple" xlink:href="https://static.dw.com/image/54134177_303.jpg" text:style-name="Internet_20_link" text:visited-style-name="Visited_20_Internet_20_Link">
54134177_303.jpg</text:a>
", "<text:a xlink:type="simple" xlink:href="https://static.dw.com/image/63482688_303.jpg" text:style-name="Internet_20_link" text:visited-style-name="Visited_20_Internet_20_Link">
63482688_303.jpg</text:a>
", "<text:a xlink:type="simple" xlink:href="https://static.dw.com/image/65382031_303.jpg" text:style-name="Internet_20_link" text:visited-style-name="Visited_20_Internet_20_Link">
65382031_303.jpg</text:a>
", "<text:a xlink:type="simple" xlink:href="https://static.dw.com/image/65409769_303.jpeg" text:style-name="Internet_20_link" text:visited-style-name="Visited_20_Internet_20_Link">
65409769_303....</text:a>
", "<text:a xlink:type="simple" xlink:href="https://static.dw.com/image/16383236_303.jpg" text:style-name="Internet_20_link" text:visited-style-name="Visited_20_Internet_20_Link">
16383236_303.jpg</text:a>
"]</text:p>
      <text:p text:style-name="P4">
Subject: 评论分析</text:p>
      <text:p text:style-name="P4">
Subjects: ['薄熙来', '专题报道：习近平访美', '中国共产党', '专题报道：全景观看“习马会”', '中国反腐风暴', '20国集团', '毛泽东', '中国宪法修正案取消国家主席任期限制', '周永康', '习近平']</text:p>
      <text:p text:style-name="P4">
Keywords: ['郭飞雄', '人权捍卫者', '宪政民主', '卢沙野', '习近平', '狼性', '耽美文化', '网络审查', '参与式审查']</text:p>
      <text:p text:style-name="P4">
Id: 65620094</text:p>
      <!--METADATA-->
      <text:p text:style-name="P4">
<text:a xlink:type="simple" xlink:href="https://www.dw.com/zh/overlay/image/article/65620094/60412857" text:style-name="Internet_20_link" text:visited-style-name="Visited_20_Internet_20_Link">
 <draw:frame draw:style-name="fr1" draw:name="Image97" text:anchor-type="as-char" svg:width="6.9236in" svg:height="3.896998in" draw:z-index="0">
<draw:image xlink:href="../Images/dwzh/2023-05-14T13-30-00Z/60412857_303.jpg" xlink:type="simple" xlink:show="embed" xlink:actuate="onLoad" draw:mime-type="image/jpeg"/>
</draw:frame>
</text:a>
"To tell the truth is a direct testimony of moral conscience, and the truth has a strong sense of morality." —— Guo Feixiong. The picture shows the news control of the Southern Weekend Southern Weekend in 2013. Guo Feixiong participated in this support event.</text:p>
      <text:p text:style-name="P4">
(Voice of Germany Chinese Network) The "Report" of the headquarters in Washington has been published for eight years in prison <text:a xlink:type="simple" xlink:href="https://www.dw.com/zh/zh/郭飞雄一家妻离子散传体重降至45公斤/a-65612865" text:style-name="Internet_20_link" text:visited-style-name="Visited_20_Internet_20_Link">
</text:a>
(Refined Name Yang Maodong) The court defense "My fundamental political proposition and the idea of the philosophy of life value". When talking about his fundamental political proposition, Guo Feixiong believes that the diverse and balanced constitutional democracy system is the only political system that can achieve the master of China in the next hundred and thousands of years or even the eternal people. Society has completely got rid of its long -established deep crisis. The diverse and balanced constitutional democratic system is "freedom under the rule of law", "democracy under the rule of law", "political decentralization under the rule of law", "political groups under the rule of law", "federal system under the rule of law", "federal system under the rule of law" The basic political routes and political structures of "high -efficiency administrative management system under the rule of law", "human rights realization system under the rule of law" and "economic welfare country system under the rule of law", "social diversified autonomy under the rule of law" and other basic political routes and political structure.</text:p>
      <text:p text:style-name="P4">
When it comes to the ultimate awakening and moral courage, <text:a xlink:type="simple" xlink:href="https://www.dw.com/zh/zh/长平观察郭飞雄犯下的和平言论罪/a-65612026" text:style-name="Internet_20_link" text:visited-style-name="Visited_20_Internet_20_Link">
</text:a>
Said: The first moral actions are to tell the truth and do straight. To tell the truth in public space. Talking about the truth is a direct testimony of moral conscience, and the truth has a strong sense of morality. Dare to tell the truth, tell the truth, dare to stab the sensitive joint nodes of the dictators, pierce the brainwashing technique of fools, and help more people to awaken and rise. Dare to adhere to and spread independent thinking and doubt the spirit of critical in public space.</text:p>
      <text:p text:style-name="P4">
Guo Feixiong said: <text:a xlink:type="simple" xlink:href="https://www.dw.com/zh/zh/德语媒体还有多少杨茂东/a-65593523" text:style-name="Internet_20_link" text:visited-style-name="Visited_20_Internet_20_Link">
</text:a>
We not only need to "wake up", but also need "stand up"; we not only need to stand up in personality, but also need to stand up in ideology. ...... Dare to dare to invest life into the ideal career, dare to break through any obstacles, dare to launch endless impact, and dare to make Ju Wei's constitutional democratic system and ideal free social operation into the eternal reality of China.</text:p>
      <text:p text:style-name="P4">
<text:a xlink:type="simple" xlink:href="https://www.dw.com/zh/zh/维权人士郭飞雄煽颠罪名被判八年监禁/a-65588550" text:style-name="Internet_20_link" text:visited-style-name="Visited_20_Internet_20_Link">
</text:a>
He was still thinking about his wife Zhang Qing who died in exile. He said: "On January 10, 2022, my wife told others in the tragic desolation. She was really a martyr who was dedicated to precious life for the sake of freedom in China."</text:p>
      <text:h text:style-name="P12" text:outline-level="3">
<text:span text:style-name="T4">
Examination and counter -review in Yanmei Culture</text:span>
</text:h>
      <text:p text:style-name="P4">
Singapore's "Portal Media" published article "Participating Examination: Special Combination of Internet Reports, Special Commercial Commercialization of Fans and China Danmei Culture", author Bai Lu and Tan Jia pointed out that the conviction of the author of Yanmei novels reflects the face of Chinese fans facing. Special situation: The government's continuous review of network content and the internal standards of further tightening the platform under supervision. In this case, although a large number of members in the Tanmei community oppose this malicious reporting behavior and actively support the victims, this ultra -high -efficiency "victory opponent" has entered the vision of everyone, "participating review" The procedures and validity have been learned by more people in the process of understanding the incident. As the report became a powerful weapon to suppress the "enemy", the situation of the battle became more and more intense, and gradually became a part of the "tool" that fans need to face or even use. The forum and social media platforms also continue to change the composition of the page, and put the reporting function in a convenient and fast position for use.</text:p>
      <text:p text:style-name="P4">
The article discusses the practical practice of opposing commercialization and review systems. The author pointed out that as the participating censorship appeared widely among the fan groups, the alternative strategy was created by fans. For example, fans use various methods to replace sensitive words, or spread in the form of flip pictures, encrypted network disks, chat groups, etc., so as to ensure that Kae's content can be fully published and transmitted.</text:p>
      <text:p text:style-name="P4">
According to the author, because the participating censorship relies on platform design to a large extent, such as reporting functions and sensitive word restrictions, many fans have shifted to overseas platforms or other non -profit websites to express their dissatisfaction with existing platforms. In addition to using alternative platforms, other nomadic tactics have also been invented to resist network censorship. Faced with the stigma of creative and consumer pornographic content, some fans of Yanmei initiated the call of writing "standing street articles", and issued a "every pair of CPs with their own street essays", encouraging Yanmei fans to boldly embrace taboos, and Refuse sex shame. This writing movement temporarily opens an unintended network space as an alternative to commercialized censorship.</text:p>
      <text:p text:style-name="P4">
*<draw:frame draw:style-name="fr1" draw:name="Image98" text:anchor-type="as-char" svg:width="6.9236in" svg:height="3.896998in" draw:z-index="0">
<draw:image xlink:href="../Images/dwzh/2023-05-14T13-30-00Z/63454289_303.jpg" xlink:type="simple" xlink:show="embed" xlink:actuate="onLoad" draw:mime-type="image/jpeg"/>
</draw:frame>
#</text:p>
      <text:h text:style-name="P13" text:outline-level="4">
<text:span text:style-name="T4">
Where is the "Wolf Diplomacy"?</text:span>
</text:h>
      <text:h text:style-name="P12" text:outline-level="3">
<text:span text:style-name="T4">
No longer "to keep the light"</text:span>
</text:h>
      <text:p text:style-name="P4">
In recent years, Beijing has changed Deng Xiaoping's tone to keep the tone. CNN has reported that compared with Chinese diplomats who have been gentle in the past few decades, "Wolf Diplomacy" is a completely different type. These Chinese diplomats will not issue a lengthy statement, but on Twitter and other social media platforms to directly attack any criticism of China or the Communist Party.</text:p>
      <text:p text:style-name="P4">
*<draw:frame draw:style-name="fr1" draw:name="Image99" text:anchor-type="as-char" svg:width="6.9236in" svg:height="3.896998in" draw:z-index="0">
<draw:image xlink:href="../Images/dwzh/2023-05-14T13-30-00Z/40052330_303.jpg" xlink:type="simple" xlink:show="embed" xlink:actuate="onLoad" draw:mime-type="image/jpeg"/>
</draw:frame>
#</text:p>
      <text:h text:style-name="P13" text:outline-level="4">
<text:span text:style-name="T4">
Where is the "Wolf Diplomacy"?</text:span>
</text:h>
      <text:h text:style-name="P12" text:outline-level="3">
<text:span text:style-name="T4">
There are wolves in the wolf?</text:span>
</text:h>
      <text:p text:style-name="P4">
The "Wolf Diplomacy" statement is taken from the successful movie "War Wolf", which was released in China in 2015 and has been successfully released in 2015. The nationalist emotions of the film are quite strong. Chinese diplomats did not deny this expression at first. According to the Chinese official media CCTV, in May 2020, then the then Chinese ambassador to the UK Liu Xiaoming once said that China insists on taking the peace route. However, because there is a "wolf" in the world, China needs "wolf warfare" to defend national dignity. The picture shows the stills of "War Wolf 2".</text:p>
      <text:p text:style-name="P4">
*<draw:frame draw:style-name="fr1" draw:name="Image100" text:anchor-type="as-char" svg:width="6.9236in" svg:height="3.896998in" draw:z-index="0">
<draw:image xlink:href="../Images/dwzh/2023-05-14T13-30-00Z/54172728_303.jpg" xlink:type="simple" xlink:show="embed" xlink:actuate="onLoad" draw:mime-type="image/jpeg"/>
</draw:frame>
#</text:p>
      <text:h text:style-name="P13" text:outline-level="4">
<text:span text:style-name="T4">
Where is the "Wolf Diplomacy"?</text:span>
</text:h>
      <text:h text:style-name="P12" text:outline-level="3">
<text:span text:style-name="T4">
China Foreign Ministry is unhappy</text:span>
</text:h>
      <ul>
        <li>
<draw:frame draw:style-name="fr1" draw:name="Image101" text:anchor-type="as-char" svg:width="6.9236in" svg:height="3.896998in" draw:z-index="0">
<draw:image xlink:href="../Images/dwzh/2023-05-14T13-30-00Z/55399011_303.jpg" xlink:type="simple" xlink:show="embed" xlink:actuate="onLoad" draw:mime-type="image/jpeg"/>
</draw:frame>
#</li>
      </ul>
      <text:h text:style-name="P13" text:outline-level="4">
<text:span text:style-name="T4">
Where is the "Wolf Diplomacy"?</text:span>
</text:h>
      <text:h text:style-name="P12" text:outline-level="3">
<text:span text:style-name="T4">
Wolf spokesman</text:span>
</text:h>
      <text:p text:style-name="P4">
One of the representatives of the "War Wolf Diplomacy" was Zhao Lijian, a former Chinese Ministry of Foreign Affairs spokesman, and his remarks have caused controversy many times. For example, in March 2020, he said on Twitter that the U.S. military may bring the new crown epidemic to Wuhan. After the Foreign Minister of the Five Eyes Alliance issued a statement on the issue of Hong Kong, he responded at a routine conference that whether they had "five eyes" or "ten eyes", as long as they dare to damage China's sovereignty, security, and development benefits, Be careful of their eyes being blinded. He also released a tweet and false pictures that criticized Australian soldiers in the so -called war crimes in Afghanistan. Australian Prime Minister Morrison said that the Chinese government should be ashamed of this tweet.</text:p>
      <text:p text:style-name="P4">
*<draw:frame draw:style-name="fr1" draw:name="Image102" text:anchor-type="as-char" svg:width="6.9236in" svg:height="3.896998in" draw:z-index="0">
<draw:image xlink:href="../Images/dwzh/2023-05-14T13-30-00Z/53144040_303.jpg" xlink:type="simple" xlink:show="embed" xlink:actuate="onLoad" draw:mime-type="image/jpeg"/>
</draw:frame>
#</text:p>
      <text:h text:style-name="P13" text:outline-level="4">
<text:span text:style-name="T4">
Where is the "Wolf Diplomacy"?</text:span>
</text:h>
      <text:h text:style-name="P12" text:outline-level="3">
<text:span text:style-name="T4">
Ambassador to Wolf</text:span>
</text:h>
      <text:p text:style-name="P4">
The Chinese ambassador to Australia, Cheng Jing, threatened in April 2020, saying that if the Australian government continues to promote the survey of the new crown virus(The picture shows a schematic diagram of the coronary virus structure)Chinese people may resist Australian products or tourism. The Chinese ambassador to Brazil, Yang Wanming, said that the son of Brazilian President Borsonaro accused the CCP of "autocratic regimes", and said on Twitter that he had "infected the thought virus" after Miami.</text:p>
      <text:p text:style-name="P4">
*<draw:frame draw:style-name="fr1" draw:name="Image103" text:anchor-type="as-char" svg:width="6.9236in" svg:height="3.896998in" draw:z-index="0">
<draw:image xlink:href="../Images/dwzh/2023-05-14T13-30-00Z/54134177_303.jpg" xlink:type="simple" xlink:show="embed" xlink:actuate="onLoad" draw:mime-type="image/jpeg"/>
</draw:frame>
#</text:p>
      <text:h text:style-name="P13" text:outline-level="4">
<text:span text:style-name="T4">
Where is the "Wolf Diplomacy"?</text:span>
</text:h>
      <text:h text:style-name="P12" text:outline-level="3">
<text:span text:style-name="T4">
使 Europe</text:span>
</text:h>
      <text:p text:style-name="P4">
An article in August 2022 in August 2022, the US media "Politico" lists China's five "wolf warrior" diplomats in Europe, including Wu Hongbo, a special representative of the Chinese government European affairs, Lu Shayan, Ambassador to France, Gui Ambassador to Sweden Gui Gui Ambassador, Zheng Zeguang, Ambassador to the UK, and Ambassador to Germany, Wu Cheng(picture)。</text:p>
      <ul>
        <li>
<draw:frame draw:style-name="fr1" draw:name="Image104" text:anchor-type="as-char" svg:width="6.9236in" svg:height="3.896998in" draw:z-index="0">
<draw:image xlink:href="../Images/dwzh/2023-05-14T13-30-00Z/63482688_303.jpg" xlink:type="simple" xlink:show="embed" xlink:actuate="onLoad" draw:mime-type="image/jpeg"/>
</draw:frame>
#</li>
      </ul>
      <text:h text:style-name="P13" text:outline-level="4">
<text:span text:style-name="T4">
Where is the "Wolf Diplomacy"?</text:span>
</text:h>
      <text:h text:style-name="P12" text:outline-level="3">
<text:span text:style-name="T4">
Consul General</text:span>
</text:h>
      <text:p text:style-name="P4">
On October 16, 2022, the Hong Kong people had a physical conflict with the consulate personnel during the protest in front of the Chinese consulate in Manchester. A demonstrator was dragged into the consulate in the consulate and was beaten. The British government has proposed solemnly, and the police also launched an investigation. The survey shows that the participating people also include Zheng Xiyuan, the Consul General in Manchester in Manchester. In December, China confirmed that the six consulates, including Zheng Xiyuan, were transferred away, but they were called normal personnel mobilization, which has nothing to do with the event.</text:p>
      <text:p text:style-name="P4">
*<draw:frame draw:style-name="fr1" draw:name="Image105" text:anchor-type="as-char" svg:width="6.9236in" svg:height="3.896998in" draw:z-index="0">
<draw:image xlink:href="../Images/dwzh/2023-05-14T13-30-00Z/65382031_303.jpg" xlink:type="simple" xlink:show="embed" xlink:actuate="onLoad" draw:mime-type="image/jpeg"/>
</draw:frame>
#</text:p>
      <text:h text:style-name="P13" text:outline-level="4">
<text:span text:style-name="T4">
Where is the "Wolf Diplomacy"?</text:span>
</text:h>
      <text:h text:style-name="P12" text:outline-level="3">
<text:span text:style-name="T4">
Farewell to the "War Wolf" style?</text:span>
</text:h>
      <text:p text:style-name="P4">
In January 2023, 50 -year -old Zhao Lijian unloaded the position of spokesman for the Ministry of Foreign Affairs and was transferred to the deputy director of the Ministry of Foreign Affairs and the Department of Marine Affairs. Almost at the same time, the former ambassador to the United States Qin Gang (pictured) replaced Wang Yi as the Minister of Foreign Affairs. Some political analysts believe that these personnel changes means that China has intended to change the "wolf war" diplomatic image established in the past few years. However, after the new foreign minister took office, the edge did not lose his predecessor. The spokesman's attitude faced the international media without any ease.</text:p>
      <text:p text:style-name="P4">
*<draw:frame draw:style-name="fr1" draw:name="Image106" text:anchor-type="as-char" svg:width="6.9236in" svg:height="3.896998in" draw:z-index="0">
<draw:image xlink:href="../Images/dwzh/2023-05-14T13-30-00Z/65409769_303.jpeg" xlink:type="simple" xlink:show="embed" xlink:actuate="onLoad" draw:mime-type="image/jpeg"/>
</draw:frame>
#</text:p>
      <text:h text:style-name="P13" text:outline-level="4">
<text:span text:style-name="T4">
Where is the "Wolf Diplomacy"?</text:span>
</text:h>
      <text:h text:style-name="P12" text:outline-level="3">
<text:span text:style-name="T4">
Ambassador's "Personal Personality"</text:span>
</text:h>
      <text:p text:style-name="P4">
On April 21, 2023, in an interview with French Ambassador to France in France, Lu Shaye questioned the French media television, questioning the sovereignty of the Ukraine's Crimean Peninsula and the sovereignty of the former republic of the former republic after the disintegration of the Soviet Union, and said to reporters. Causes international public opinion uproar. Relevant remarks have caused strong dissatisfaction in Ukraine and Baltic. French President Macron also criticized the saying "improper". The Chinese Ministry of Foreign Affairs immediately clarified that China "respects the sovereign state status of the Republic of the Republic after the disintegration of the Soviet Union." The Chinese Embassy in France later stated that the ambassador's statement about the Ukrainian issue was a personal point of view and did not represent the official position.</text:p>
      <text:p text:style-name="P4">
*<draw:frame draw:style-name="fr1" draw:name="Image107" text:anchor-type="as-char" svg:width="6.9236in" svg:height="3.896998in" draw:z-index="0">
<draw:image xlink:href="../Images/dwzh/2023-05-14T13-30-00Z/16383236_303.jpg" xlink:type="simple" xlink:show="embed" xlink:actuate="onLoad" draw:mime-type="image/jpeg"/>
</draw:frame>
#</text:p>
      <text:h text:style-name="P13" text:outline-level="4">
<text:span text:style-name="T4">
Where is the "Wolf Diplomacy"?</text:span>
</text:h>
      <text:h text:style-name="P12" text:outline-level="3">
<text:span text:style-name="T4">
The rhythm is a bit messy</text:span>
</text:h>
      <text:p text:style-name="P4">
Reuters reports that Chinese diplomats have increasingly criticized human rights in the United States and Western countries in public comments. The information passed is that Western countries are not qualified to criticize China, and China has been attacked by more Western countries. The report quoted Western diplomats that China's war wolf diplomacy "has strong defensive and urgent", but the effect is counterproductive, and the audience of information transmission is not clear, and it is a bit "chaotic."</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will have more "wolf" diplomat attack the free world</text:span>
</text:h>
      <text:p text:style-name="P4">
Recently <text:a xlink:type="simple" xlink:href="https://www.dw.com/zh/zh/卢沙野质疑主权论令中欧关系再受刺激/a-65429592" text:style-name="Internet_20_link" text:visited-style-name="Visited_20_Internet_20_Link">
</text:a>
Zhao Wei, a diplomat in Toronto, caused diplomatic storms. Taiwan's "report" published an article "Xi Jinping will release more" Lushaye ". The author Du Zheng believes that whether Zhao Wei or Lu Shaye will be regarded by the CCP as a hero. Because Xi Jinping has been instilling "daring to fight and good at struggle" to diplomatic officials in recent years, the CCP will also use these diplomatic incidents as a "front" textbook for training these evil wolves. In the political vocabulary of the Communist Party of China, the so -called "war wolf" was originally righteous.</text:p>
      <text:p text:style-name="P4">
The article said that the continuous sports in the history of the Communist Party of China are training people's wolf nature. The CCP diplomats are now trained by the murderous fighting style. It is trained by teaching materials formed during the Cultural Revolution. Modern diplomatic science is just embellishment. The author believes that China used to be a state of etiquette, but after the CCP's rule, a party culture was forcibly constructed, and the theory of struggle was the core theory of governing the country. The struggle must be violent, cruel, bloody, and no human. CCP diplomats express their "political correctness" in this regard, and often receive rewards from high -level CCP.</text:p>
      <text:p text:style-name="P4">
The author pointed out that the CCP is facing diplomatic dilemma, and Xi Jinping cannot give up the tough route. He only understands to return his teeth. Then he actually needs more exposed rogue wolves like Lu Shayan to charge for the party state. In the future, more CCP diplomats who have been trained to the wolf -haired hair will treat the world as a wasteland, arbitrarily attack the crowd, and free society must be deeply guarded.</text:p>
      <text:p text:style-name="P4">
The content of the excerpt from other media does not represent the position or view of the Voice of Germany.</text:p>
      <text:p text:style-name="P4">
News Source: <text:a xlink:type="simple" xlink:href="https://www.dw.com/zh/墙外文摘：-我们不仅需要-醒过来-，而且需要-站起来/a-65620094" text:style-name="Internet_20_link" text:visited-style-name="Visited_20_Internet_20_Link">
https://www.dw.com/zh/墙外文摘：-我们不仅需要-醒过来-，而且需要-站起来/a-65620094?maca=chi-rss-chi-all-1127-rdf</text:a>
</text:p>
      <!--NEWS-->
      <text:h text:style-name="P10" text:outline-level="1">
<text:span text:style-name="T4">
Turkish Election: The Erdogan government is facing the challenge of the opposition party</text:span>
</text:h>
      <text:p text:style-name="P4">
Author: None (Language: zh)</text:p>
      <text:p text:style-name="P4">
Publisher: None</text:p>
      <text:p text:style-name="P4">
Time: 2023-05-14T13:47:00Z</text:p>
      <text:p text:style-name="P4">
Description: Turkey held a president and Congress election on May 14. In this election, the six opposition parties formed a united front to launch the presidential candidate to compete with the current President Erdogan. However, Erdogan still has many supporters in Türkiye and overseas.</text:p>
      <text:p text:style-name="P4">
Videos: []</text:p>
      <text:p text:style-name="P4">
Images: ["<text:a xlink:type="simple" xlink:href="https://static.dw.com/image/65616513_303.jpg" text:style-name="Internet_20_link" text:visited-style-name="Visited_20_Internet_20_Link">
65616513_303.jpg</text:a>
", "<text:a xlink:type="simple" xlink:href="https://static.dw.com/image/65619653_401.jpg" text:style-name="Internet_20_link" text:visited-style-name="Visited_20_Internet_20_Link">
65619653_401.jpg</text:a>
", "<text:a xlink:type="simple" xlink:href="https://static.dw.com/image/65617739_401.jpg" text:style-name="Internet_20_link" text:visited-style-name="Visited_20_Internet_20_Link">
65617739_401.jpg</text:a>
", "<text:a xlink:type="simple" xlink:href="https://static.dw.com/image/43781033_401.jpg" text:style-name="Internet_20_link" text:visited-style-name="Visited_20_Internet_20_Link">
43781033_401.jpg</text:a>
"]</text:p>
      <text:p text:style-name="P4">
Subject: 时政风云</text:p>
      <text:p text:style-name="P4">
Subjects: ['埃尔多安']</text:p>
      <text:p text:style-name="P4">
Keywords: ['总统大选', '国会选举', '土耳其政治', '埃尔多安', '正义与发展党', '共和人民党', '土耳其大地震']</text:p>
      <text:p text:style-name="P4">
Id: 65620135</text:p>
      <!--METADATA-->
      <text:p text:style-name="P4">
<text:a xlink:type="simple" xlink:href="https://www.dw.com/zh/overlay/image/article/65620135/65616513" text:style-name="Internet_20_link" text:visited-style-name="Visited_20_Internet_20_Link">
 <draw:frame draw:style-name="fr1" draw:name="Image108" text:anchor-type="as-char" svg:width="6.9236in" svg:height="3.896998in" draw:z-index="0">
<draw:image xlink:href="../Images/dwzh/2023-05-14T13-47-00Z/65616513_303.jpg" xlink:type="simple" xlink:show="embed" xlink:actuate="onLoad" draw:mime-type="image/jpeg"/>
</draw:frame>
</text:a>
About 61 million Turkish citizens have voting qualifications for this election</text:p>
      <text:p text:style-name="P4">
(Voice of Germany Chinese website) Turkey held a president and Congress election on May 14. This vote was regarded as a major test of the current President Erdogan. Voters will also select 600 from 87 constituencies. Congress of Congress with a term of 5 years.</text:p>
      <text:p text:style-name="P4">
About 61 million Turkish citizens have voting qualifications, including nearly 5 million first voters. The voting stations from all over the country are open at 8 am local time and closed at 5 pm. According to laws, Turkish media prohibit reporting of votes from various places before 9 pm on the 14th.</text:p>
      <text:p text:style-name="P4">
Erdogan said earlier on a primary school in Istanbul in Skandan, Sunday, and said that after the voting at night, he hoped that the voting result was "for the future of our country and the democracy of Turkey. "". The last time Erdogan won 52.6%votes in the first round of presidential elections in 2018. The current public opinion survey shows that its support is hovering around 44-45%.</text:p>
      <text:p text:style-name="P4">
On the other hand, Kemalkilicdaroglu, one of the Turkish presidential candidates, told the media after voting that he would be committed to restoring democracy. He said, "You will see that the spring of Heaven will be blessed. The spring of this country will come."</text:p>
      <text:p text:style-name="P4">
The opposition competitor is the chairman of the Republican Party (CHP), which was established by the founder of modern Turkey Mustafa Kemalaturk. Kiricidallu said that he and his six -party alliance plan to "realize the people's desire for democracy."</text:p>
      <text:p text:style-name="P4">
<draw:frame draw:style-name="fr1" draw:name="Image109" text:anchor-type="as-char" svg:width="6.9236in" svg:height="3.896998in" draw:z-index="0">
<draw:image xlink:href="../Images/dwzh/2023-05-14T13-47-00Z/65619653_401.jpg" xlink:type="simple" xlink:show="embed" xlink:actuate="onLoad" draw:mime-type="image/jpeg"/>
</draw:frame>
Kirichidallu, one of the presidential candidates, said it will be committed to restoring democracy</text:p>
      <text:h text:style-name="P12" text:outline-level="3">
<text:span text:style-name="T4">
What are the presidential candidates?</text:span>
</text:h>
      <text:p text:style-name="P4">
The current president and 69 -year -old Erdogan is the founder and leader of the Rights and Development Party (AKP) of the Right -wing Party (AKP). He served as the mayor of Istanbul from 1994 to 1998, and then promoted to the highest position of the country. From 2003 to 2014, he served as the Prime Minister, and then won the first direct election of Turkey as a president in August 2014.</text:p>
      <text:p text:style-name="P4">
<text:a xlink:type="simple" xlink:href="https://www.dw.com/zh/zh/公投通过-埃尔多安获更多权力/a-38450146" text:style-name="Internet_20_link" text:visited-style-name="Visited_20_Internet_20_Link">
</text:a>
His critics said that Erdogan made Turkey's long -term advocacy of evidence to get rid of religion to religious conservatives.</text:p>
      <text:p text:style-name="P4">
<draw:frame draw:style-name="fr1" draw:name="Image110" text:anchor-type="as-char" svg:width="6.9236in" svg:height="3.896998in" draw:z-index="0">
<draw:image xlink:href="../Images/dwzh/2023-05-14T13-47-00Z/65617739_401.jpg" xlink:type="simple" xlink:show="embed" xlink:actuate="onLoad" draw:mime-type="image/jpeg"/>
</draw:frame>
The current President Erdogan said: I hope the results of the voting are "good for Turkey's democracy."</text:p>
      <text:p text:style-name="P4">
In order to compete with it, the six opposition parties in Turkish politics formed a united front to overthrow Erdogan's leader. Among them, Kiric Dalogulu became the presidential candidate launched by the Six Party Opposition Alliance. The 74 -year -old Kilic Darroglu has been the Chairman of the Republican Party since 2007. He and the opposition alliance hopes to revoke the constitutional provisions that Erdogan's previous amendments can be revised as much as possible.</text:p>
      <text:p text:style-name="P4">
Two politicians are running for the president, but one of them will temporarily withdrawn from the election on May 11th, which may be able to add some chances of winning for the opposition candidate Kiriqidalu. The last candidate was Sinanogan, but the opportunity to win the presidential election may be the most slim. He received the support of a small extreme nationalist party alliance.</text:p>
      <text:h text:style-name="P12" text:outline-level="3">
<text:span text:style-name="T4">
Inflation, Türkiye is ushered in a general election</text:span>
</text:h>
      <text:h text:style-name="P12" text:outline-level="3">
<text:span text:style-name="T4">
How to view this election</text:span>
</text:h>
      <text:p text:style-name="P4">
Turkey is in the economic collapse, and its currency Turkish lira plunged to the lowest point in history, while inflation was rampant. In February this year, the Erdogan government's treatment of the Great Earthquake also caused criticism and harmed his re -election prospect.</text:p>
      <text:p text:style-name="P4">
<text:a xlink:type="simple" xlink:href="https://www.dw.com/zh/zh/屡遭强震为何土耳其的地质如此不稳定/a-64630253" text:style-name="Internet_20_link" text:visited-style-name="Visited_20_Internet_20_Link">
</text:a>
According to official data, more than 50,000 people were killed in Türkiye alone. However, many people have not been settled three months after the earthquake, and many regions have not restored basic livelihood supply such as hydropower.</text:p>
      <text:p text:style-name="P4">
However, DW found that two cities in the "Earthquake Area" have a very different view on Sunday elections. Kahramanmaras, a city in southeast Turkey, is located in the earthquake in February. The region is considered to be the base of justice and the development of the party. Therefore It may weaken because of the earthquake.</text:p>
      <text:p text:style-name="P4">
The situation seems to be different in Hatiei, a city near the Syrian border. Many local people have criticized the government that they believe that other cities have received more assistance after the earthquake. So far, many residents of Hatiei still lack clean water, clothing and sanitary products.</text:p>
      <text:h text:style-name="P12" text:outline-level="3">
<text:span text:style-name="T4">
Most Germans want Erdogan to step down</text:span>
</text:h>
      <text:p text:style-name="P4">
A survey showed that two -thirds of the Germans were happy to see Erdogan's elimination after 20 years in power. The national study by the market survey agency YOUGOV asked: "This Sunday, Turkey will hold a presidential election. Do you want the current President Erdogan to be re -elected or was eliminated?" About 70%of the respondents believe that Erdogan should should He stepped down, and 10%believed that he should be re -elected, and another 20%said he did not know or did not give the answer.</text:p>
      <text:p text:style-name="P4">
<draw:frame draw:style-name="fr1" draw:name="Image111" text:anchor-type="as-char" svg:width="6.9236in" svg:height="3.896998in" draw:z-index="0">
<draw:image xlink:href="../Images/dwzh/2023-05-14T13-47-00Z/43781033_401.jpg" xlink:type="simple" xlink:show="embed" xlink:actuate="onLoad" draw:mime-type="image/jpeg"/>
</draw:frame>
Former German feet, Turkish football player Ozil took a photo with Erdogan before the 2018 World Cup, causing German public opinion uproar</text:p>
      <text:p text:style-name="P4">
<text:a xlink:type="simple" xlink:href="https://www.dw.com/zh/zh/他乡故乡土耳其劳工在德国的60年/a-59673485" text:style-name="Internet_20_link" text:visited-style-name="Visited_20_Internet_20_Link">
</text:a>
Although Erdogan's supporters of Justice and the Development Party often caused controversy in Germany, the Turkish leader did have a strong support foundation in Germany.</text:p>
      <text:h text:style-name="P12" text:outline-level="3">
<text:span text:style-name="T4">
Democratic "Last Opportunity"</text:span>
</text:h>
      <text:p text:style-name="P4">
Michaelroth, chairman of the Federal House of Federal House of Federal House, pointed out that the election may be the "last opportunity" of the Turkish opposition to drive Erdogan's justice and the Development Party in a democratic way after 20 years.</text:p>
      <text:p text:style-name="P4">
Ross told the media that the "German Editorial Department Network" may be free, although the president and parliamentary elections may be free, they may not be fair, because Erdogan and its supporters are stepping up their control of media, election committees and judicial agencies. Rose also pointed out that at the same time, Russia seemed to be trying to publicize Turkish opposition through false information.</text:p>
      <text:p text:style-name="P4">
(Comprehensive report)</text:p>
      <text:p text:style-name="P4">
News Source: <text:a xlink:type="simple" xlink:href="https://www.dw.com/zh/土耳其大选：埃尔多安政府面临反对党挑战/a-65620135" text:style-name="Internet_20_link" text:visited-style-name="Visited_20_Internet_20_Link">
https://www.dw.com/zh/土耳其大选：埃尔多安政府面临反对党挑战/a-65620135?maca=chi-rss-chi-all-1127-rdf</text:a>
</text:p>
      <!--NEWS-->
      <text:h text:style-name="P10" text:outline-level="1">
<text:span text:style-name="T4">
Myanmar and Bangladesh suffer from storm invasion</text:span>
</text:h>
      <text:p text:style-name="P4">
Author: 联合早报 (Person)</text:p>
      <text:p text:style-name="P4">
Publisher: 联合早报 (Organization)</text:p>
      <text:p text:style-name="P4">
Published Time: 2023-05-14T14:52</text:p>
      <text:p text:style-name="P4">
Modified Time: 2023-05-14T15:51</text:p>
      <text:p text:style-name="P4">
Description: Bangladesh and Myanmar were attacked at a strong storm at around 2 pm on Sunday (May 14), and the two governments were stepping up evacuation of local residents. Comprehensive Reuters and Agence France -Presse reported that the whirlwind "Mocha" is expected to attack Bange and Myanmar at a wind speed of 210 kilometers per hour ...</text:p>
      <text:p text:style-name="P4">
Videos: []</text:p>
      <text:p text:style-name="P4">
Audios: []</text:p>
      <text:p text:style-name="P4">
Images: []</text:p>
      <text:p text:style-name="P4">
Type: NewsArticle</text:p>
      <text:p text:style-name="P4">
Breadcrumbs: ['即时', '国际']</text:p>
      <text:p text:style-name="P4">
Keywords: ['缅甸', '孟加拉', '风暴', '罗兴亚人']</text:p>
      <!--METADATA-->
      <text:p text:style-name="P4">
Bangladesh and Myanmar were attacked at a strong storm at around 2 pm on Sunday (May 14), and the two governments were stepping up evacuation of local residents.</text:p>
      <text:p text:style-name="P4">
Comprehensive Reuters and Agence France -Presse reported that the whirlwind "Mocha" (Mocha) is expected to attack Bange Burns and Myvans at a wind speed of 210 kilometers per hour, and roll up the waves up to four meters, which will affect the coast of more than 2 million people. Especially residents of Rakhine and Chin State in Myanmar.</text:p>
      <text:p text:style-name="P4">
The Bangladesh Meteorological Department Office issued a report saying that the Whirlwind Mocha "" is now crossing the coast of Cox'sbazar in northern Myanmar, or continues to move northeast. Leave nearby. "</text:p>
      <text:p text:style-name="P4">
The United Nations Satellite Center warns that more people may be affected as the storm moves from the Bay of Bangladesh to inland areas.</text:p>
      <text:p text:style-name="P4">
In addition, this strong storm will also make more than one million Rohingya lives living in the coastal city Kosbasa facing security problems.</text:p>
      <text:p text:style-name="P4">
In May 2008, the whirlwind Nalkis died in Myanmar, which killed 140,000 people, affecting the lives of 2.4 million people.</text:p>
      <text:p text:style-name="P4">
News Source: <text:a xlink:type="simple" xlink:href="https://www.zaobao.com.sg/realtime/world/story20230514-1394485" text:style-name="Internet_20_link" text:visited-style-name="Visited_20_Internet_20_Link">
https://www.zaobao.com.sg/realtime/world/story20230514-1394485</text:a>
</text:p>
      <!--NEWS-->
      <text:h text:style-name="P10" text:outline-level="1">
<text:span text:style-name="T4">
Philippines: Place buoyant sovereignty in some seas of the South China Sea</text:span>
</text:h>
      <text:p text:style-name="P4">
Author: 联合早报 (Person)</text:p>
      <text:p text:style-name="P4">
Publisher: 联合早报 (Organization)</text:p>
      <text:p text:style-name="P4">
Published Time: 2023-05-14T15:17</text:p>
      <text:p text:style-name="P4">
Modified Time: 2023-05-14T15:27</text:p>
      <text:p text:style-name="P4">
Description: A spokesman for the Philippine Coast Guard said that the Philippines set up a navigation buoy in the exclusive economic zone to declare the sovereignty of the Philippines to the waters of the Sand Islands in Hainan, China. Reuters reports that the Philippine Coast Guard (PCG) said that the Philippine Navy in South China from May 10th to 12th ...</text:p>
      <text:p text:style-name="P4">
Videos: []</text:p>
      <text:p text:style-name="P4">
Audios: []</text:p>
      <text:p text:style-name="P4">
Images: []</text:p>
      <text:p text:style-name="P4">
Type: NewsArticle</text:p>
      <text:p text:style-name="P4">
Breadcrumbs: ['即时', '国际']</text:p>
      <text:p text:style-name="P4">
Keywords: ['菲律宾', '中国', '南中国海', '菲中关系']</text:p>
      <!--METADATA-->
      <text:p text:style-name="P4">
A spokesman for the Philippine Coast Guard said that the Philippines set up a navigation buoy in the exclusive economic zone to declare the sovereignty of the Philippines to the waters of the Sand Islands in Hainan, China.</text:p>
      <text:p text:style-name="P4">
Reuters reported that the Philippine Coast Guard (PCG) said that the Philippine Navy established five floats hanging in five regions in the 322 kilometers of the South China Sea from May 10th to 12th, including the Filipino flag, including in 2021, which More than 200 Chinese ships <text:a xlink:type="simple" xlink:href="https://www.zaobao.com/realtime/china/story20210328-1134734" text:style-name="Internet_20_link" text:visited-style-name="Visited_20_Internet_20_Link">
</text:a>
(Whitsunreef).</text:p>
      <text:p text:style-name="P4">
A spokesman for the South China Sea issue, Jaytarriela, tweeted on Sunday (May 14) saying: "((the buoyant) measures highlight the contribution of the Philippines to protect its marine borders and resources, maritime trade security, as well as the maritime trade security, and offshore trade security, as well as contributions of maritime trade security, as well as Firm determination. "</text:p>
      <text:p text:style-name="P4">
The Chinese Embassy in Manila has not yet commented on the news.</text:p>
      <text:p text:style-name="P4">
News Source: <text:a xlink:type="simple" xlink:href="https://www.zaobao.com.sg/realtime/world/story20230514-1394583" text:style-name="Internet_20_link" text:visited-style-name="Visited_20_Internet_20_Link">
https://www.zaobao.com.sg/realtime/world/story20230514-1394583</text:a>
</text:p>
      <!--NEWS-->
      <text:h text:style-name="P10" text:outline-level="1">
<text:span text:style-name="T4">
Zelei arrives in Germany for support</text:span>
</text:h>
      <text:p text:style-name="P4">
Author: 联合早报 (Person)</text:p>
      <text:p text:style-name="P4">
Publisher: 联合早报 (Organization)</text:p>
      <text:p text:style-name="P4">
Published Time: 2023-05-14T15:42</text:p>
      <text:p text:style-name="P4">
Modified Time: 2023-05-14T15:46</text:p>
      <text:p text:style-name="P4">
Description: Ukrainian President Zelei Sunday (May 14) arrived in Berlin, Germany, and intends to seek support from this EU alliance. Reuters reported that Zelei Siki held a meeting with the Prime Minister Meloni and Pope Francis in Roman on Saturday (13th), and arrived in Rome to Berlin ...</text:p>
      <text:p text:style-name="P4">
Videos: []</text:p>
      <text:p text:style-name="P4">
Audios: []</text:p>
      <text:p text:style-name="P4">
Images: []</text:p>
      <text:p text:style-name="P4">
Type: NewsArticle</text:p>
      <text:p text:style-name="P4">
Breadcrumbs: ['即时', '国际']</text:p>
      <text:p text:style-name="P4">
Keywords: ['德国', '泽连斯基', '乌克兰', '俄乌战争', '乌克兰危机']</text:p>
      <!--METADATA-->
      <text:p text:style-name="P4">
Ukrainian President Zelei Sunday (May 14) arrived in Berlin, Germany, and intends to seek support from this EU alliance.</text:p>
      <text:p text:style-name="P4">
Reuters reports that Zelei Siki is on Saturday (13) in Italy [] <text:a xlink:type="simple" xlink:href="https://www.zaobao.com/realtime/world/story20230513-1394297" text:style-name="Internet_20_link" text:visited-style-name="Visited_20_Internet_20_Link">
</text:a>
Later, he left Roman to Berlin.</text:p>
      <text:p text:style-name="P4">
When Zeelianki visited Germany last time, the Russian and Ukraine War had not yet erupted. At that time, he went to Germany to attend the Munich Security Conference.</text:p>
      <text:p text:style-name="P4">
German media reported that Zellezki would meet with German Chancellor Tsumper, and President Steinmier had met Zelevue in Bellevue Palace at Bellevue Palace.</text:p>
      <text:p text:style-name="P4">
It is also reported that on the eve of Zellennki visit to Berlin, Germany announced that it would provide Ukraine with a military reserve of 2.7 billion euros (about 3.95 billion yuan), including 30 leopard tanks. This is the largest military assistance provided by Germany to Ukraine so far.</text:p>
      <text:p text:style-name="P4">
German Defense Prosecutor Polstoris pointed out that Kiev will be further supported when necessary.</text:p>
      <text:p text:style-name="P4">
News Source: <text:a xlink:type="simple" xlink:href="https://www.zaobao.com.sg/realtime/world/story20230514-1394585" text:style-name="Internet_20_link" text:visited-style-name="Visited_20_Internet_20_Link">
https://www.zaobao.com.sg/realtime/world/story20230514-1394585</text:a>
</text:p>
      <!--NEWS-->
      <text:h text:style-name="P10" text:outline-level="1">
<text:span text:style-name="T4">
Master over half a seat in Congress? The national alliance does not admit or deny it</text:span>
</text:h>
      <text:p text:style-name="P4">
Author: 联合早报 (Person)</text:p>
      <text:p text:style-name="P4">
Publisher: 联合早报 (Organization)</text:p>
      <text:p text:style-name="P4">
Published Time: 2023-05-14T16:02</text:p>
      <text:p text:style-name="P4">
Modified Time: 2023-05-14T16:04</text:p>
      <text:p text:style-name="P4">
Description: Malaysia ’s social media has recently rumored that the National Alliance (National Alliance), which has been rumored to be in the wild, has been supported by most members of the parliament and is enough to overthrow the current government. The National League Election Director Sannisi said he could not confirm but did not deny it. He also emphasized that the agreement between the National League and the Pakatan Harapan on the Six State Elements still ...</text:p>
      <text:p text:style-name="P4">
Videos: []</text:p>
      <text:p text:style-name="P4">
Audios: []</text:p>
      <text:p text:style-name="P4">
Images: []</text:p>
      <text:p text:style-name="P4">
Type: NewsArticle</text:p>
      <text:p text:style-name="P4">
Breadcrumbs: ['即时', '国际']</text:p>
      <text:p text:style-name="P4">
Keywords: ['希望联盟', '国民联盟', '选举']</text:p>
      <!--METADATA-->
      <text:p text:style-name="P4">
Malaysia ’s social media has recently rumored that the National Alliance (National Alliance), which has been rumored to be in the wild, has been supported by most members of the parliament and is enough to overthrow the current government. The National League Election Director Sannisi said he could not confirm but did not deny it. He also emphasized that the agreement between the National League and the Pakatan Harapan on the six states elections is still valid.</text:p>
      <text:p text:style-name="P4">
Sanucy is also the Minister of Kyruct. He was a press conference after he attended the National League in the evening of Saturday (May 13) at Jizhang Bi La, who was in the National League, in response to the social media stating that the national alliance had already mastered the statement of Congress for half a seat. He said: "If it can be achieved, I'm certainly happy. I look forward to the moment of the time, I pray to it to come true."</text:p>
      <text:p text:style-name="P4">
As for how many Congress support of the National League, he said, "Don't ask me, I'm not a parliamentarian." He believes that any possibility of politics exists.</text:p>
      <text:p text:style-name="P4">
As for the Visiu Election of West Malaysia, Sanuxi pointed out that the agreement reached by the Six State Government's summit in February this year remains unchanged. This is because if the state elections are not held simultaneously, both the National Alliance and the Pakatan Harapan have risks. "Our meeting discussed (Discussion State Council). If the synchronous election (voters) can return to vote, it is the best. I believe this consensus still exists."</text:p>
      <text:p text:style-name="P4">
He said: "No one has any (other) plans. I am not sure if the Pakatan Harapan will suddenly turn, but we still hope that Kedah, Jilandan, and Dengjialou will be elected on the same day."</text:p>
      <text:p text:style-name="P4">
The Selangor Minister of the Pakatan Harapan, Ameidin, Chief Minister of Penang State Cao Guanyou and the Minister of Semilan State Ameidin, and the Minister of Kyan Dandan from the National League Ahmade and the Minister of Dengjia State Surdi Suri, and the Minister of Kedah State Sanuxi held talks on February 22, and agreed to dissolve the state parliament at the same time in the last two weeks of June.</text:p>
      <text:p text:style-name="P4">
News Source: <text:a xlink:type="simple" xlink:href="https://www.zaobao.com.sg/realtime/world/story20230514-1394589" text:style-name="Internet_20_link" text:visited-style-name="Visited_20_Internet_20_Link">
https://www.zaobao.com.sg/realtime/world/story20230514-1394589</text:a>
</text:p>
      <!--NEWS-->
      <text:h text:style-name="P10" text:outline-level="1">
<text:span text:style-name="T4">
Major criminal case officials occur in Xing County, Shanxi: 7 deaths and 11 injuries</text:span>
</text:h>
      <text:p text:style-name="P4">
Author: None</text:p>
      <text:p text:style-name="P4">
Publisher: Radio Free Asia (Organization)</text:p>
      <text:p text:style-name="P4">
Published Time: 2023-05-14T17:02:46-04:00</text:p>
      <text:p text:style-name="P4">
Modified Time: 2023-05-14T17:02: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893805in" draw:z-index="0">
<draw:image xlink:href="../Images/rfamandarin/2023-05-14T17-02-46-04-00/000000.png" xlink:type="simple" xlink:show="embed" xlink:actuate="onLoad" draw:mime-type="image/png"/>
</draw:frame>
The online picture of the criminal suspect has been captured by the police</text:p>
      <text:p text:style-name="P4">
China ’s official China News Network cited a notification issued by the News Office of Xing County Government of Luliang City, Shanxi on May 14th: At 14:00 on May 13, a major criminal case occurred in Aojiawan Township, Xing County. As of now, the case has killed 7 people and 11 people were injured.</text:p>
      <text:p text:style-name="P4">
It is reported that the public security organs were initially found that the suspect Guo Mouliang was injured in Guo Mouying in Qianqian Village, Aojiawan Township, because of emotional disputes, and Guo Mouying's mother -in -law, husband and son were killed. Subsequently, Guo Mouliang fled a white car and knocked down a police officer and 13 walkers.</text:p>
      <text:p text:style-name="P4">
The local government's report shows that Guo Mouliang, a suspect of this major criminal case, has been arrested by the police and the case is under investigation.</text:p>
      <text:p text:style-name="P4">
Edit: He Ping</text:p>
      <text:p text:style-name="P4">
News Source: <text:a xlink:type="simple" xlink:href="https://www.rfa.org/mandarin/Xinwen/6-05142023165902.html" text:style-name="Internet_20_link" text:visited-style-name="Visited_20_Internet_20_Link">
https://www.rfa.org/mandarin/Xinwen/6-05142023165902.html</text:a>
</text:p>
      <!--NEWS-->
      <text:h text:style-name="P10" text:outline-level="1">
<text:span text:style-name="T4">
Canadian official warning: There may be more "China Police Station" in the local area</text:span>
</text:h>
      <text:p text:style-name="P4">
Author: None</text:p>
      <text:p text:style-name="P4">
Publisher: Radio Free Asia (Organization)</text:p>
      <text:p text:style-name="P4">
Published Time: 2023-05-14T17:06:00-04:00</text:p>
      <text:p text:style-name="P4">
Modified Time: 2023-05-14T17:2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4.612011in" draw:z-index="0">
<draw:image xlink:href="../Images/rfamandarin/2023-05-14T17-06-00-04-00/000000.png" xlink:type="simple" xlink:show="embed" xlink:actuate="onLoad" draw:mime-type="image/png"/>
</draw:frame>
Canadian Public Security Minister Marcomendicino [] <text:a xlink:type="simple" xlink:href="https://www.rfa.org/mandarin/Xinwen/7-05142023170338.html/@@images/image" text:style-name="Internet_20_link" text:visited-style-name="Visited_20_Internet_20_Link">
</text:a>
Reuters pictures</text:p>
      <text:p text:style-name="P4">
According to Reuters on May 14, the Canadian police recently investigated the two communities in Montreal to investigate whether the Chinese overseas police station was used to intimidate or harass Chinese Chinese people. Maromendicino) public warning on Sunday that more "Chinese Police Station" may be operating in Canada.</text:p>
      <text:p text:style-name="P4">
Monydono told Canadian TV CTV that day that the Royal Canadian Madrid Police has taken specific actions to prevent any foreign interference operations related to these police stations. If there is a new police station, the Canadian police will continue to take decisive measures Essence</text:p>
      <text:p text:style-name="P4">
The Canadian media disclosed earlier this month that although the Canadian police conducted investigations on Montreal's Chinese police station, the relevant Chinese strongholds are still operating. Chinese officials have denied interference in Canadian affairs.</text:p>
      <text:p text:style-name="P4">
The above statements of Mendicino also coincided with the time when Ottawa and Beijing expelled each other. This station had previously reported that after the Chinese consul in Toronto, Zhao Wei, was announced by the Canadian parliament members Zhuang Wenhao and his family members of the Canadian Parliament last week, and China quickly expelled the Canadian consular Zhen Yihui. Canadian Prime Minister Trudeau said that Canada "will not be scared by China's revenge."</text:p>
      <text:p text:style-name="P4">
Edit: He Ping</text:p>
      <text:p text:style-name="P4">
News Source: <text:a xlink:type="simple" xlink:href="https://www.rfa.org/mandarin/Xinwen/7-05142023170338.html" text:style-name="Internet_20_link" text:visited-style-name="Visited_20_Internet_20_Link">
https://www.rfa.org/mandarin/Xinwen/7-05142023170338.html</text:a>
</text:p>
      <!--NEWS-->
      <text:h text:style-name="P10" text:outline-level="1">
<text:span text:style-name="T4">
Tibetan business elite Dorgasi was sentenced to the court's court to protest and then suppressed</text:span>
</text:h>
      <text:p text:style-name="P4">
Author: None</text:p>
      <text:p text:style-name="P4">
Publisher: Radio Free Asia (Organization)</text:p>
      <text:p text:style-name="P4">
Published Time: 2023-05-14T17:09:44-04:00</text:p>
      <text:p text:style-name="P4">
Modified Time: 2023-05-14T17:09: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88615in" draw:z-index="0">
<draw:image xlink:href="../Images/rfamandarin/2023-05-14T17-09-44-04-00/000000.png" xlink:type="simple" xlink:show="embed" xlink:actuate="onLoad" draw:mime-type="image/png"/>
</draw:frame>
Gentbuki was surrounded by a folding barrier with the authorities by the authorities.(https://www.rfa.org/mandarin/Xinwen/8-05142023170703.html/@@images/image)Voice of Tibet</text:p>
      <text:p text:style-name="P4">
According to the Voice of Tibet, Oslo, Norwegian Oslo, on May 13, 15 years after Tibetan business elites, Dorjascus, his sister Gentbuki recently protested again before the Lhasa Senior People's Court, but was several police officers Forcibly out of the scene.</text:p>
      <text:p text:style-name="P4">
The information released by the non -governmental organization "International Sound in Tibet" shows that Gentbuki protested in the form of a long head in the Lhasa Senior People's Court on May 10. In the last petition of the family members, the police used a huge black curtain called the "shame" to surround the Gentbuki group. Live, and then six policemen forced her to drag her away from the petition scene.</text:p>
      <text:p text:style-name="P4">
According to reports, Doggiza was arrested after a large -scale protest in Tibet in 2008, and was sentenced to life imprisonment by the authorities in 2010 as "loan fraud". For more than a decade, Goscori's sister Goscori has publicly called for the authorities to release her brother, which was repeatedly suppressed by the authorities during the period.</text:p>
      <text:p text:style-name="P4">
Edit: He Ping</text:p>
      <text:p text:style-name="P4">
News Source: <text:a xlink:type="simple" xlink:href="https://www.rfa.org/mandarin/Xinwen/8-05142023170703.html" text:style-name="Internet_20_link" text:visited-style-name="Visited_20_Internet_20_Link">
https://www.rfa.org/mandarin/Xinwen/8-05142023170703.html</text:a>
</text:p>
      <!--NEWS-->
      <text:h text:style-name="P10" text:outline-level="1">
<text:span text:style-name="T4">
Lai Qingde: "1992 Consensus" non -true peace will cause Taiwan to fall into a deeper trap</text:span>
</text:h>
      <text:p text:style-name="P4">
Author: None</text:p>
      <text:p text:style-name="P4">
Publisher: Radio Free Asia (Organization)</text:p>
      <text:p text:style-name="P4">
Published Time: 2023-05-14T17:13:00-04:00</text:p>
      <text:p text:style-name="P4">
Modified Time: 2023-05-14T17:2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4.824186in" draw:z-index="0">
<draw:image xlink:href="../Images/rfamandarin/2023-05-14T17-13-00-04-00/000000.png" xlink:type="simple" xlink:show="embed" xlink:actuate="onLoad" draw:mime-type="image/png"/>
</draw:frame>
Taiwan Democratic Progress Party Presidential Candidate Lai Qingde <text:a xlink:type="simple" xlink:href="https://www.rfa.org/mandarin/Xinwen/9-05142023171035.html/@@images/image" text:style-name="Internet_20_link" text:visited-style-name="Visited_20_Internet_20_Link">
</text:a>
Associated Press information picture</text:p>
      <text:p text:style-name="P4">
According to a report from the Taiwan Central News Agency on May 14, the Taiwan Democratic Progressive Party Presidential candidate Lai Qingde attended the ceremony of the establishment of Keelung City's trust in the Taiwan Friendship Association that day. The trap.</text:p>
      <text:p text:style-name="P4">
Lai Qingde stated in his speech that if China does not give up the military aggression against Taiwan, everyone must be prepared. For example, the president Tsai Ing -wen's "peace rely on national defense and national defense depends on the whole people" must improve its national defense forces and cooperate with democratic camps. He emphasized that when the power of unity is greater than China, China naturally dare not act lightly, and relying on strength and peace is the sustainable peace.</text:p>
      <text:p text:style-name="P4">
The outside world noticed that Lai Qingde was angry with Beijing with resolutely supporting Taiwan's sovereignty and independence. Lai Qingde was elected Chairman of the Democratic Progressive Party for more than 99%of the voting voting in recent years.</text:p>
      <text:p text:style-name="P4">
In a Sunday speech on Sunday, Lai Qingde emphasized that some people advocate that they should accept the "1992 Consensus and a China Principles." Cashback sovereignty, so this road is not true peace, which will cause Taiwan to fall into a deeper trap. If you want to look back in the future, there will be no chance.</text:p>
      <text:p text:style-name="P4">
Edit: He Ping</text:p>
      <text:p text:style-name="P4">
News Source: <text:a xlink:type="simple" xlink:href="https://www.rfa.org/mandarin/Xinwen/9-05142023171035.html" text:style-name="Internet_20_link" text:visited-style-name="Visited_20_Internet_20_Link">
https://www.rfa.org/mandarin/Xinwen/9-05142023171035.html</text:a>
</text:p>
      <!--NEWS-->
      <text:h text:style-name="P10" text:outline-level="1">
<text:span text:style-name="T4">
On the eve of the G7 summit, China announced a real -bomb shooting activity in the Bohai Sea</text:span>
</text:h>
      <text:p text:style-name="P4">
Author: None</text:p>
      <text:p text:style-name="P4">
Publisher: Radio Free Asia (Organization)</text:p>
      <text:p text:style-name="P4">
Published Time: 2023-05-14T17:20:57-04:00</text:p>
      <text:p text:style-name="P4">
Modified Time: 2023-05-14T17:20: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12011in" draw:z-index="0">
<draw:image xlink:href="../Images/rfamandarin/2023-05-14T17-20-57-04-00/000000.png" xlink:type="simple" xlink:show="embed" xlink:actuate="onLoad" draw:mime-type="image/png"/>
</draw:frame>
The picture shows the data picture of Liaoning carrier launched missiles in the Bohai Sea <text:a xlink:type="simple" xlink:href="https://www.rfa.org/mandarin/Xinwen/10-05142023171940.html/@@images/image" text:style-name="Internet_20_link" text:visited-style-name="Visited_20_Internet_20_Link">
</text:a>
Agence France -Presse information picture</text:p>
      <text:p text:style-name="P4">
Seven major industrial national groups(G7)Leader summit is expected to be held in Hiroshima, Japan from May 19th to 21st. The website of China Maritime Affairs Bureau announced on Sunday that the Tangshan Maritime Safety Administration issued a sailing warning. From 0:00 on May 15th to 24:00 on May 19th, some real -bomb shooting activities in some areas of the Bohai Sea were prohibited.</text:p>
      <text:p text:style-name="P4">
The above notification did not streamline the army, the deployment and specific targets of the troops involved in the real -bomb shooting activities. U.S. officials who have recently quoted Reuters who participated in the G7 meeting revealed that the summit will issue a statement on "use economic coercion" in China around the world and list specific attention lists. US Treasury Minister Yellen has previously confirmed that the United States has been considering countermeasures for Beijing's compulsory economic policies in other countries.</text:p>
      <text:p text:style-name="P4">
In addition, according to the exclusive report of the Kyodo News Agency, Japanese Prime Minister Kishida Nakano has now made requests to various countries, hoping to show a clear position in China by the Seven Kingdoms Group as the core.</text:p>
      <text:p text:style-name="P4">
Edit: He Ping</text:p>
      <text:p text:style-name="P4">
News Source: <text:a xlink:type="simple" xlink:href="https://www.rfa.org/mandarin/Xinwen/10-05142023171940.html" text:style-name="Internet_20_link" text:visited-style-name="Visited_20_Internet_20_Link">
https://www.rfa.org/mandarin/Xinwen/10-05142023171940.html</text:a>
</text:p>
      <!--NEWS-->
      <text:h text:style-name="P10" text:outline-level="1">
<text:span text:style-name="T4">
Northern Maggie Penang Penang Water is tightly available</text:span>
</text:h>
      <text:p text:style-name="P4">
Author: 联合早报 (Person)</text:p>
      <text:p text:style-name="P4">
Publisher: 联合早报 (Organization)</text:p>
      <text:p text:style-name="P4">
Published Time: 2023-05-14T17:37</text:p>
      <text:p text:style-name="P4">
Modified Time: 2023-05-14T17:38</text:p>
      <text:p text:style-name="P4">
Description: The recent hot and rainy weather in Malaysia has led to the rapid decline in the water level of the Murda River in Kedah, which allows the water in the two states of Kedah and Penang. The Murda River is the longest river in North Malaysia, and the main source of raw water in Kedah and Penang. 96%of the raw water in Kedah and 80%of Penang's eighty -percent water comes from Mada ...</text:p>
      <text:p text:style-name="P4">
Videos: []</text:p>
      <text:p text:style-name="P4">
Audios: []</text:p>
      <text:p text:style-name="P4">
Images: []</text:p>
      <text:p text:style-name="P4">
Type: NewsArticle</text:p>
      <text:p text:style-name="P4">
Breadcrumbs: ['即时', '国际']</text:p>
      <text:p text:style-name="P4">
Keywords: ['吉打', '槟城', '水供']</text:p>
      <!--METADATA-->
      <text:p text:style-name="P4">
The recent hot and rainy weather in Malaysia has led to the rapid decline in the water level of the Murda River in Kedah, which allows the water in the two states of Kedah and Penang. The Murda River is the longest river in North Malaysia, and the main source of raw water in Kedah and Penang. 96%of the raw water in Kedah and 80%of Penang's eighty -percent water comes from Mada River.</text:p>
      <text:p text:style-name="P4">
The Jicu Oman Water Co., Ltd. issued a statement on Sunday (May 14) that the current rainy weather has led to a large reduction in the water source of the Muida River, and the high temperature has caused the accelerated evaporation of the river to evaporate and worsen the situation. The Muida Water Plant was at 7:25 am on Sunday due to the low water level of the river, which caused the tap water plant valve to be blocked, which affected the water supply of about 250,200 users in the three counties of Gwaramra, Hua Ling, and Julin.</text:p>
      <text:p text:style-name="P4">
Penang's water supply agency also issued a statement on Sunday reminding the local people to store water for waterproofing, because the low water level of the Muda River will directly affect the supply of water from Benzhen. Penang's water supply agency draws about 1.1 billion liters of raw water from the Mada River every day.</text:p>
      <text:p text:style-name="P4">
Penang's executive member of the basic facility affairs (Minister of the State Cabinet) held a press conference last Tuesday (9th) that the water storage volume of Aiyi Dan water dam is currently only 41.5%. Water supply cannot be continued in late month. He also said that another major reservoir direct Bashan dam can only continue to supply water for about 146 days.</text:p>
      <text:p text:style-name="P4">
News Source: <text:a xlink:type="simple" xlink:href="https://www.zaobao.com.sg/realtime/world/story20230514-1394605" text:style-name="Internet_20_link" text:visited-style-name="Visited_20_Internet_20_Link">
https://www.zaobao.com.sg/realtime/world/story20230514-1394605</text:a>
</text:p>
      <!--NEWS-->
      <text:h text:style-name="P10" text:outline-level="1">
<text:span text:style-name="T4">
Russia rarely acknowledges 2 military commanders to destroy Bacht</text:span>
</text:h>
      <text:p text:style-name="P4">
Publisher: 法新社</text:p>
      <text:p text:style-name="P4">
Published Time: 2023-05-14T18:32:09+00:00</text:p>
      <text:p text:style-name="P4">
Modified Time: 2023-05-14T18:20:02+00:00</text:p>
      <text:p text:style-name="P4">
Description: (AFP, Moscow, 14th) The Russian Ministry of Defense said today that two Russian commanders were killed in the battle near Bacht's hot spot in eastern Ukraine. Russia rarely announced losses on the battlefie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5-14T18-32-09-00-00/000000.png" xlink:type="simple" xlink:show="embed" xlink:actuate="onLoad" draw:mime-type="image/png"/>
</draw:frame>
According to this announcement, Vyacheslav Makarov, the 4th Motor Infantry Brigade of the Russian Army, and the deputy commander of a legion, the deputy commander of Political work, Yevgenybrovko was killed in the battle in eastern Ukraine.</text:p>
      <text:p text:style-name="P4">
When the news was announced, the battle of Bakhmut, Bakhmut, region of Donetsk.</text:p>
      <text:p text:style-name="P4">
The Russian Ministry of Defense said in a statement that Colonel Macarov was killed during his attack on the Ukrainian troops in the south of Krasne.</text:p>
      <text:p text:style-name="P4">
The statement said: "The enemy's attack was repelled twice. When the third attack was repelled, the brigade was seriously injured and died when evacuating from the battlefield."</text:p>
      <text:p text:style-name="P4">
The Ministry of National Defense said that Brovko was killed when the Russian army repelled the Urpical attack on other places, and said that he "bravely sacrificed, and he had many shot scars on his body."</text:p>
      <text:p text:style-name="P4">
Moscow also mentioned that the Russian mercenary organization "Wagner Group" said that the relevant "assault unit" continued to fight to control western Bacht's region with the support of the airborne troops.</text:p>
      <text:p text:style-name="P4">
The Ministry of National Defense said: "In the past day, the enemy has repeatedly attacked a large -scale attack and wants to break through our army's north and south of Artemovsk." Atmomusk is the Russian name of Bachst's Russian name Essence</text:p>
      <text:p text:style-name="P4">
Russia has been strictly kept secret in Ukraine.</text:p>
      <text:p text:style-name="P4">
News Source: <text:a xlink:type="simple" xlink:href="https://www.rfi.fr/cn/%E5%9B%BD%E9%99%85%E6%8A%A5%E9%81%93/20230514-%E4%BF%84%E7%BD%97%E6%96%AF%E7%BD%95%E8%A7%81%E6%89%BF%E8%AE%A42%E5%90%8D%E5%86%9B%E4%BA%8B%E6%8C%87%E6%8C%A5%E5%AE%98%E5%91%BD%E4%B8%A7%E5%B7%B4%E8%B5%AB%E5%A7%86%E7%89%B9" text:style-name="Internet_20_link" text:visited-style-name="Visited_20_Internet_20_Link">
https://www.rfi.fr/cn/%E5%9B%BD%E9%99%85%E6%8A%A5%E9%81%93/20230514-%E4%BF%84%E7%BD%97%E6%96%AF%E7%BD%95%E8%A7%81%E6%89%BF%E8%AE%A42%E5%90%8D%E5%86%9B%E4%BA%8B%E6%8C%87%E6%8C%A5%E5%AE%98%E5%91%BD%E4%B8%A7%E5%B7%B4%E8%B5%AB%E5%A7%86%E7%89%B9</text:a>
</text:p>
      <!--NEWS-->
      <text:h text:style-name="P10" text:outline-level="1">
<text:span text:style-name="T4">
The Thai election ended the voting informal voting two opposition parties leading</text:span>
</text:h>
      <text:p text:style-name="P4">
Author: 联合早报 (Person)</text:p>
      <text:p text:style-name="P4">
Publisher: 联合早报 (Organization)</text:p>
      <text:p text:style-name="P4">
Published Time: 2023-05-14T19:54</text:p>
      <text:p text:style-name="P4">
Modified Time: 2023-05-14T23:33</text:p>
      <text:p text:style-name="P4">
Description: The voting of the Thai election Sunday (May 14) was officially ended. The results of the informal votes are expected that the Thai party will currently win 36 seats. According to the data of the official informal ticketing website of Thailand, it is predicted that the Thai party currently won 36 constituency seats and lead other political parties. Secondly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泰国大选', '民调', '为泰党', '前进党']</text:p>
      <!--METADATA-->
      <text:p text:style-name="P4">
<text:a xlink:type="simple" xlink:href="https://www.zaobao.com.sg/special/thailand-election-2023" text:style-name="Internet_20_link" text:visited-style-name="Visited_20_Internet_20_Link">
 </text:a>
The voting on Sunday (May 14) officially ended, and the results of the informal votes are expected that the Thai party will currently win 36 seats.</text:p>
      <text:p text:style-name="P4">
According to the data of the official informal ticketing website of Thailand, it is predicted that the Thai party currently won 36 constituency seats and lead other political parties. Followed by the Party (15 seats), the Citizenship Party (13 seats), and the Thai Pride Party (11 seats).</text:p>
      <text:p text:style-name="P4">
In addition, according to the latest survey results of the National School of Development Management (NIDA), the Thai party may win 164 to 172 houses of the house and become a big winner. The advanced party forecast can win 80 to 88 seats, ranking second.</text:p>
      <text:p text:style-name="P4">
The results of polls also show that the Thai pride can win 72 to 80 seats, which may become a "king maker." The Citizenship Party may win 53 to 61 seats.</text:p>
      <text:p text:style-name="P4">
The election committee is expected to start from 7:30 pm, and the results of some votes will be disclosed.</text:p>
      <text:p text:style-name="P4">
<draw:frame draw:style-name="fr1" draw:name="Image118" text:anchor-type="as-char" svg:width="6.9236in" svg:height="4.615733in" draw:z-index="0">
<draw:image xlink:href="../Images/zaobao world/2023-05-14T19-54/000000.png" xlink:type="simple" xlink:show="embed" xlink:actuate="onLoad" draw:mime-type="image/png"/>
</draw:frame>
For the Prime Minister of the Thai Party, Putongtan voted at a voting station in Bangkok today. (Agence France -Presse)![] <text:a xlink:type="simple" xlink:href="Images/zaobao world/2023-05-14T19-54/000001.png" text:style-name="Internet_20_link" text:visited-style-name="Visited_20_Internet_20_Link">
</text:a>
The head leader of the party party pursued a vote in Bangkok's voting to the public. (Agence France -Presse)</text:p>
      <text:p text:style-name="P4">
News Source: <text:a xlink:type="simple" xlink:href="https://www.zaobao.com.sg/realtime/world/story20230514-1394616" text:style-name="Internet_20_link" text:visited-style-name="Visited_20_Internet_20_Link">
https://www.zaobao.com.sg/realtime/world/story20230514-1394616</text:a>
</text:p>
      <!--NEWS-->
      <text:h text:style-name="P10" text:outline-level="1">
<text:span text:style-name="T4">
Zeleziski thanked Germany for their assistance to defeat the Russian army this year</text:span>
</text:h>
      <text:p text:style-name="P4">
Author: 联合早报 (Person)</text:p>
      <text:p text:style-name="P4">
Publisher: 联合早报 (Organization)</text:p>
      <text:p text:style-name="P4">
Published Time: 2023-05-14T20:51</text:p>
      <text:p text:style-name="P4">
Modified Time: 2023-05-14T20:51</text:p>
      <text:p text:style-name="P4">
Description: Ukrainian President Zelei Sunday (May 14) met with German Chancellor Choierz in Berlin. He thanked Germany for its assistance, saying that Germany was a "real friend", and showed that Ukraine and Western allies could make Russia ushered in a "irreversible" defeat this year. road...</text:p>
      <text:p text:style-name="P4">
Videos: []</text:p>
      <text:p text:style-name="P4">
Audios: []</text:p>
      <text:p text:style-name="P4">
Images: []</text:p>
      <text:p text:style-name="P4">
Type: NewsArticle</text:p>
      <text:p text:style-name="P4">
Breadcrumbs: ['即时', '国际']</text:p>
      <text:p text:style-name="P4">
Keywords: ['俄乌战争', '德国', '乌克兰']</text:p>
      <!--METADATA-->
      <text:p text:style-name="P4">
Ukrainian President Zelei Sunday (May 14) met with German Chancellor Choierz in Berlin. He thanked Germany for its assistance, saying that Germany was a "real friend", and showed that Ukraine and Western allies could make Russia ushered in a "irreversible" defeat this year.</text:p>
      <text:p text:style-name="P4">
Reuters reported that Zediski pointed out in a press conference with Tsumarz that day that the aid provided by Germany saved the life of the Ukraine, and the Kiev will always be grateful.</text:p>
      <text:p text:style-name="P4">
Zelei also said that it was time to decide this year's decisive victory or defeat. "We can let the invaders usher in an irreversible defeat this year."</text:p>
      <text:p text:style-name="P4">
Shuerz made his statement: "I have said many times, and today reiterated: As long as it is necessary, Germany will always support you (Ukraine)."</text:p>
      <text:p text:style-name="P4">
This was the first time since the outbreak of the Russian and Ukraine War, Zeleizki has conducted a state visit to Germany for the first time. On the eve of Zellezky's arrival, the German authorities announced that it would provide Ukraine with 2.7 billion euros (approximately S $ 3.95 billion) for military reserve assistance, including 30 leopard tanks.</text:p>
      <text:p text:style-name="P4">
Shuoerz emphasized that Ukraine is ready to welcome peace, but this peace should not be a simple freezing war (that is, only ceasefire and no peace agreements) or dominated by Russia. Ask.</text:p>
      <text:p text:style-name="P4">
Tsubitz also said that he would fly to Aachen, Germany, and Zelemki will be awarded the Charlemagne Prize there.</text:p>
      <text:p text:style-name="P4">
The Charlieman Award, the Aachen International Charlie Man Award, was established in Aachen in 1950, aiming to praise people who contributed to promoting European integration.</text:p>
      <text:p text:style-name="P4">
The Charlie Man Awards Committee said in a statement that under the leadership of Zeelianki, the Ukraine people not only fought for their own country, but also "fight for European and European values."</text:p>
      <text:p text:style-name="P4">
News Source: <text:a xlink:type="simple" xlink:href="https://www.zaobao.com.sg/realtime/world/story20230514-1394627" text:style-name="Internet_20_link" text:visited-style-name="Visited_20_Internet_20_Link">
https://www.zaobao.com.sg/realtime/world/story20230514-1394627</text:a>
</text:p>
      <!--NEWS-->
      <text:h text:style-name="P10" text:outline-level="1">
<text:span text:style-name="T4">
The White House confirmed that Biden attended the G7 Hiroshima Summit from 18th to 21st</text:span>
</text:h>
      <text:p text:style-name="P4">
Author: 联合早报 (Person)</text:p>
      <text:p text:style-name="P4">
Publisher: 联合早报 (Organization)</text:p>
      <text:p text:style-name="P4">
Published Time: 2023-05-14T21:51</text:p>
      <text:p text:style-name="P4">
Modified Time: 2023-05-14T21:56</text:p>
      <text:p text:style-name="P4">
Description: The White House announced that President Biden will go to Japan from May 18th to 21st to attend the Hiroshima Summit of the Seventh Kingdom Group (G7). Reuters reported that according to the White House on Saturday (13th), Biden will fly to Hiroshima next Thursday (18th), and next Sunday (2 ... ...</text:p>
      <text:p text:style-name="P4">
Videos: []</text:p>
      <text:p text:style-name="P4">
Audios: []</text:p>
      <text:p text:style-name="P4">
Images: []</text:p>
      <text:p text:style-name="P4">
Type: NewsArticle</text:p>
      <text:p text:style-name="P4">
Breadcrumbs: ['即时', '国际']</text:p>
      <text:p text:style-name="P4">
Keywords: ['美国', '拜登', '七国集团']</text:p>
      <!--METADATA-->
      <text:p text:style-name="P4">
The White House announced that President Biden will go to Japan from May 18th to 21st to attend the Hiroshima Summit of the Seventh Kingdom Group (G7).</text:p>
      <text:p text:style-name="P4">
Reuters reports that according to the White House on Saturday (13th), Biden will fly to Hiroshima next Thursday (18th) and leave Japan next Sunday (21st).</text:p>
      <text:p text:style-name="P4">
The Biden government has recently faced the imminent debt limit problem. Therefore, there are many views that Biden will lack the G7 Hiroshima Summit for this or participate in the meeting online.</text:p>
      <text:p text:style-name="P4">
News Source: <text:a xlink:type="simple" xlink:href="https://www.zaobao.com.sg/realtime/world/story20230514-1394638" text:style-name="Internet_20_link" text:visited-style-name="Visited_20_Internet_20_Link">
https://www.zaobao.com.sg/realtime/world/story20230514-1394638</text:a>
</text:p>
      <!--NEWS-->
      <text:h text:style-name="P10" text:outline-level="1">
<text:span text:style-name="T4">
[Thailand Election] Informal coupon coupon, the advantages of the two seats of the party, the advantage of the party is overtaken as the Thai party</text:span>
</text:h>
      <text:p text:style-name="P4">
Author: 联合早报 (Person)</text:p>
      <text:p text:style-name="P4">
Publisher: 联合早报 (Organization)</text:p>
      <text:p text:style-name="P4">
Published Time: 2023-05-14T23:28</text:p>
      <text:p text:style-name="P4">
Modified Time: 2023-05-14T23:45</text:p>
      <text:p text:style-name="P4">
Description: The Thai election was informal votes that showed that the APIC had overtaken the Thai party and became a political party that won the most constituency seats. At 11:15 pm on Sunday (May 14) at 11:15 pm on Sunday (May 14th), the Thai Election Commission showed that the APIC won 115 constituencies ...</text:p>
      <text:p text:style-name="P4">
Videos: []</text:p>
      <text:p text:style-name="P4">
Audios: []</text:p>
      <text:p text:style-name="P4">
Images: []</text:p>
      <text:p text:style-name="P4">
Type: NewsArticle</text:p>
      <text:p text:style-name="P4">
Breadcrumbs: ['即时', '国际']</text:p>
      <text:p text:style-name="P4">
Keywords: ['泰国大选', '前进党', '为泰党']</text:p>
      <!--METADATA-->
      <text:p text:style-name="P4">
<text:a xlink:type="simple" xlink:href="https://www.zaobao.com.sg/special/thailand-election-2023" text:style-name="Internet_20_link" text:visited-style-name="Visited_20_Internet_20_Link">
 </text:a>
Informal counting results showed that the APMP has overtaken the Thai party and became a political party that won the most constituency seats.</text:p>
      <text:p text:style-name="P4">
At 11:15 pm on Sunday (May 14) at 11:15 pm, the Thai Election Commission's election ticket counting website showed that the APIC won 115 constituency seats and won 113 constituency seats for the Thai party.</text:p>
      <text:p text:style-name="P4">
After the advanced party and the Thai party, the Thai pride party 63 seats, 32 citizenship party, 22 seats of the Thais united the founding party, and 20 Democratic Party.</text:p>
      <text:p text:style-name="P4">
After the voting and the start of votes, the number of seats won by the Thai Party has been ranked first, while the advanced party has been chasing. Now it has surpassed the Thai party with the weak advantage of two seats.</text:p>
      <text:p text:style-name="P4">
Informal counting is still ongoing.</text:p>
      <text:p text:style-name="P4">
News Source: <text:a xlink:type="simple" xlink:href="https://www.zaobao.com.sg/realtime/world/story20230514-1394653" text:style-name="Internet_20_link" text:visited-style-name="Visited_20_Internet_20_Link">
https://www.zaobao.com.sg/realtime/world/story20230514-1394653</text:a>
</text:p>
      <!--NEWS-->
      <text:h text:style-name="P10" text:outline-level="1">
<text:span text:style-name="T4">
Circus Mocha attacks the power of Bangladesh and Myanmar coast is equivalent to Class 5 hurricane</text:span>
</text:h>
      <text:p text:style-name="P4">
Publisher: 法新社</text:p>
      <text:p text:style-name="P4">
Published Time: 2023-05-14T5:32:08+00:00</text:p>
      <text:p text:style-name="P4">
Modified Time: 2023-05-14T10:05:03+00:00</text:p>
      <text:p text:style-name="P4">
Description: (Agence France -Presse, Denov, 14th) Bangladesh Meteorological Authority said that the tropical cyclone Mocha (MOCHA) began to invade Bangladesh and Myanmar coast today, blowing down the woods in the area where hundreds of thousands of Luoxingya refugees lived and brought about it. rainstorm. Mocha's intensity has reached the equivalent of the level 5 hurrica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14T5-32-08-00-00/000000.png" xlink:type="simple" xlink:show="embed" xlink:actuate="onLoad" draw:mime-type="image/png"/>
</draw:frame>
The Bangladesh Meteorological Authority pointed out in a special announcement that the cyclone mocha may move towards the north and the north, and before this afternoon, Cox'sbazar and the Sittwee ) Areas between nearby coastal areas.</text:p>
      <text:p text:style-name="P4">
Copksbarbar's refugee revenue contains nearly 1 million ROHingya refugees, and they all live in a humble house. The Bangladesh authorities banned Loxia people from building houses with cement because they were worried that it would encourage them to settle permanently and not return to Myanmar that they escaped 5 years ago.</text:p>
      <text:p text:style-name="P4">
The Bangladesh Meteorological Authority also mentioned that the maximum average wind speed within about 75 kilometers around the cyclone eyes is about 195 kilometers per hour, and it is accompanied by gusts of 215 kilometers per hour.</text:p>
      <text:p text:style-name="P4">
The United States Joint Typhoon Warning Center said today in the latest forecast that the maximum average wind speed has reached 259 kilometers per hour when Cross -Bay and Burning and Bangladesh are rushing through Bay OFBENGAL.</text:p>
      <text:p text:style-name="P4">
Cross-Caaccais has a strong style, and in Saffir-Simpson, which measures the intensity of the hurricane intensity, it is equivalent to reaching the strongest level 5 hurricane.</text:p>
      <text:p text:style-name="P4">
News Source: <text:a xlink:type="simple" xlink:href="https://www.rfi.fr/cn/%E5%9B%BD%E9%99%85%E6%8A%A5%E9%81%93/20230514-%E6%B0%94%E6%97%8B%E6%91%A9%E5%8D%A1%E8%A2%AD%E5%87%BB%E5%AD%9F%E5%8A%A0%E6%8B%89%E7%BC%85%E7%94%B8%E6%B2%BF%E5%B2%B8-%E5%A8%81%E5%8A%9B%E7%AD%89%E5%90%8C%E4%BA%8E5%E7%BA%A7%E9%A3%93%E9%A3%8E" text:style-name="Internet_20_link" text:visited-style-name="Visited_20_Internet_20_Link">
https://www.rfi.fr/cn/%E5%9B%BD%E9%99%85%E6%8A%A5%E9%81%93/20230514-%E6%B0%94%E6%97%8B%E6%91%A9%E5%8D%A1%E8%A2%AD%E5%87%BB%E5%AD%9F%E5%8A%A0%E6%8B%89%E7%BC%85%E7%94%B8%E6%B2%BF%E5%B2%B8-%E5%A8%81%E5%8A%9B%E7%AD%89%E5%90%8C%E4%BA%8E5%E7%BA%A7%E9%A3%93%E9%A3%8E</text:a>
</text:p>
      <!--NEWS-->
      <text:h text:style-name="P10" text:outline-level="1">
<text:span text:style-name="T4">
The United States and Europe will coordinate the response to China's non -market behavior and strengthen export control against economic coercion</text:span>
</text:h>
      <text:p text:style-name="P4">
Author: chinese@voanews.com (美国之音)</text:p>
      <text:p text:style-name="P4">
Publisher: 美国之音中文网 (Type: NewsMediaOrganization)</text:p>
      <text:p text:style-name="P4">
Published Time: 2023-05-15T00:43:36+08:00</text:p>
      <text:p text:style-name="P4">
Modified Time: 2023-05-14 16:43:36Z</text:p>
      <text:p text:style-name="P4">
Description: According to Reuters, the Secretary of State Broskere, the Vice Chairman of the European Commission Margrethe Vestager, and other senior officials will hold the European Union in Luleo, Sweden from May 30th to 31st. The 4th meeting of the Technical Committee.</text:p>
      <text:p text:style-name="P4">
Videos: []</text:p>
      <text:p text:style-name="P4">
Images: []</text:p>
      <text:p text:style-name="P4">
Categories: ['欧洲', '美国', '经济·金融·贸易', '中国', '科技']</text:p>
      <text:p text:style-name="P4">
Type: None</text:p>
      <!--METADATA-->
      <text:p text:style-name="P4">
Nonenone</text:p>
      <text:p text:style-name="P4">
News Source: <text:a xlink:type="simple" xlink:href="https://www.voachinese.com/a/eu-and-us-pledge-joint-action-over-china-20230514/7092798.html" text:style-name="Internet_20_link" text:visited-style-name="Visited_20_Internet_20_Link">
https://www.voachinese.com/a/eu-and-us-pledge-joint-action-over-china-20230514/7092798.html</text:a>
</text:p>
      <!--NEWS-->
      <text:h text:style-name="P10" text:outline-level="1">
<text:span text:style-name="T4">
The mother who died in the US shelter Honduras, who was illegal immigrants, acknowledged that her son had epilepsy</text:span>
</text:h>
      <text:p text:style-name="P4">
Author: chinese@voanews.com (美国之音)</text:p>
      <text:p text:style-name="P4">
Publisher: 美国之音中文网 (Type: NewsMediaOrganization)</text:p>
      <text:p text:style-name="P4">
Published Time: 2023-05-15T01:50:36+08:00</text:p>
      <text:p text:style-name="P4">
Modified Time: 2023-05-14 17:50:36Z</text:p>
      <text:p text:style-name="P4">
Description: A 17 -year -old Honduras who died in an immigrant shelter in the United States said that her son had epilepsy on Saturday (May 13) that her son had no signs of illness before leaving home to the United States.</text:p>
      <text:p text:style-name="P4">
Videos: []</text:p>
      <text:p text:style-name="P4">
Images: []</text:p>
      <text:p text:style-name="P4">
Categories: ['美国移民/难民议题', '美洲', '美国']</text:p>
      <text:p text:style-name="P4">
Type: None</text:p>
      <!--METADATA-->
      <text:p text:style-name="P4">
Nonenone</text:p>
      <text:p text:style-name="P4">
News Source: <text:a xlink:type="simple" xlink:href="https://www.voachinese.com/a/hongduran-migrant-had-epilepsy-20230514/7092853.html" text:style-name="Internet_20_link" text:visited-style-name="Visited_20_Internet_20_Link">
https://www.voachinese.com/a/hongduran-migrant-had-epilepsy-20230514/7092853.html</text:a>
</text:p>
      <!--NEWS-->
      <text:h text:style-name="P10" text:outline-level="1">
<text:span text:style-name="T4">
[Thai Election] Informal coupons to keep the party leading the party</text:span>
</text:h>
      <text:p text:style-name="P4">
Author: 联合早报 (Person)</text:p>
      <text:p text:style-name="P4">
Publisher: 联合早报 (Organization)</text:p>
      <text:p text:style-name="P4">
Published Time: 2023-05-15T02:10</text:p>
      <text:p text:style-name="P4">
Modified Time: 2023-05-15T02:10</text:p>
      <text:p text:style-name="P4">
Description: The leading party leader, who maintains leading advantages in informal votes, said that if the advanced party won the election, he will be the Prime Minister of Thailand. According to the Thai Election Commission's ticketing website, as of 1:30 am as of Monday (May 15), the authorities have initially counted 80%of the votes ...</text:p>
      <text:p text:style-name="P4">
Videos: []</text:p>
      <text:p text:style-name="P4">
Audios: []</text:p>
      <text:p text:style-name="P4">
Images: []</text:p>
      <text:p text:style-name="P4">
Type: NewsArticle</text:p>
      <text:p text:style-name="P4">
Breadcrumbs: ['即时', '国际']</text:p>
      <text:p text:style-name="P4">
Keywords: ['泰国大选']</text:p>
      <!--METADATA-->
      <text:p text:style-name="P4">
The leading party leader, who maintains leading advantages in informal votes, said that if the advanced party won the election, he will be the Prime Minister of Thailand.</text:p>
      <text:p text:style-name="P4">
According to the Thai Election Commission's ticketing website, as of 1:30 am on Monday (May 15), the authorities have preliminarily counted 80%of the votes. Among them, the APPC won 114 constituency seats and won 111 constituency seats for the Thai party.</text:p>
      <text:p text:style-name="P4">
After these two strong opposition parties, there were 66 seats in Thai Pride, 40 Citizenship Party, 25 Thais united the founding of the National Party, and 20 Democratic Party.</text:p>
      <text:p text:style-name="P4">
Informal counting is still ongoing, but the APPC and the Thai Party will obviously become the biggest winner.</text:p>
      <text:p text:style-name="P4">
At a press conference held by the Party leader, the leader of the Party Party, said that according to the current votes, the political parties in the Prime Minister Ba Yugu and the government did not have the opportunity to form a minority government.</text:p>
      <text:p text:style-name="P4">
News Source: <text:a xlink:type="simple" xlink:href="https://www.zaobao.com.sg/realtime/world/story20230515-1394662" text:style-name="Internet_20_link" text:visited-style-name="Visited_20_Internet_20_Link">
https://www.zaobao.com.sg/realtime/world/story20230515-1394662</text:a>
</text:p>
      <!--NEWS-->
      <text:h text:style-name="P10" text:outline-level="1">
<text:span text:style-name="T4">
Minister of Homeland Security: There is no immigration wave in the US -Mexico border</text:span>
</text:h>
      <text:p text:style-name="P4">
Author: chinese@voanews.com (布雷德迈尔)</text:p>
      <text:p text:style-name="P4">
Publisher: 美国之音中文网 (Type: NewsMediaOrganization)</text:p>
      <text:p text:style-name="P4">
Published Time: 2023-05-15T04:56:20+08:00</text:p>
      <text:p text:style-name="P4">
Modified Time: 2023-05-14 20:56:20Z</text:p>
      <text:p text:style-name="P4">
Description: Minister of Land and Resources, Alexandro Macas, said on Sunday that since the border entry rules changed later last week, the number of immigrants who tried to enter the United States from Mexico had been reduced by nearly half, but now the number of immigrants is judged Whether the surge has reached its peak "is too early."</text:p>
      <text:p text:style-name="P4">
Videos: []</text:p>
      <text:p text:style-name="P4">
Images: []</text:p>
      <text:p text:style-name="P4">
Categories: ['美国移民/难民议题', '美国']</text:p>
      <text:p text:style-name="P4">
Type: None</text:p>
      <!--METADATA-->
      <text:p text:style-name="P4">
Nonenone</text:p>
      <text:p text:style-name="P4">
News Source: <text:a xlink:type="simple" xlink:href="https://www.voachinese.com/a/us-homeland-security-chief-no-migration-surge-at-mexican-border/7092958.html" text:style-name="Internet_20_link" text:visited-style-name="Visited_20_Internet_20_Link">
https://www.voachinese.com/a/us-homeland-security-chief-no-migration-surge-at-mexican-border/709295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